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5708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639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b2" style:family="table">
      <style:table-properties style:width="6.675in" fo:margin-left="0.0063in" fo:margin-right="0.0118in" table:align="margins" style:may-break-between-rows="false"/>
    </style:style>
    <style:style style:name="b2.A" style:family="table-column">
      <style:table-column-properties style:column-width="0.8118in" style:rel-column-width="7970*"/>
    </style:style>
    <style:style style:name="b2.B" style:family="table-column">
      <style:table-column-properties style:column-width="0.6708in" style:rel-column-width="6586*"/>
    </style:style>
    <style:style style:name="b2.C" style:family="table-column">
      <style:table-column-properties style:column-width="0.7417in" style:rel-column-width="7281*"/>
    </style:style>
    <style:style style:name="b2.I" style:family="table-column">
      <style:table-column-properties style:column-width="0.7431in" style:rel-column-width="7293*"/>
    </style:style>
    <style:style style:name="b2.1" style:family="table-row">
      <style:table-row-properties style:min-row-height="0.3063in"/>
    </style:style>
    <style:style style:name="b2.A1" style:family="table-cell">
      <style:table-cell-properties style:vertical-align="bottom" fo:padding="0.0201in" fo:border="none"/>
    </style:style>
    <style:style style:name="b2.2" style:family="table-row">
      <style:table-row-properties style:min-row-height="0.5708in"/>
    </style:style>
    <style:style style:name="b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2.3" style:family="table-row">
      <style:table-row-properties style:min-row-height="0.2639in"/>
    </style:style>
    <style:style style:name="b2.C3" style:family="table-cell">
      <style:table-cell-properties fo:padding="0.0201in" fo:border-left="0.0007in solid #000000" fo:border-right="none" fo:border-top="none" fo:border-bottom="0.0007in solid #000000"/>
    </style:style>
    <style:style style:name="b2.4" style:family="table-row">
      <style:table-row-properties style:min-row-height="0.2674in"/>
    </style:style>
    <style:style style:name="b2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2.A5" style:family="table-cell">
      <style:table-cell-properties fo:padding="0.0201in" fo:border-left="0.0347in solid #000000" fo:border-right="none" fo:border-top="none" fo:border-bottom="0.0007in solid #000000"/>
    </style:style>
    <style:style style:name="b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2.A7" style:family="table-cell">
      <style:table-cell-properties fo:padding="0.0201in" fo:border-left="0.0347in solid #000000" fo:border-right="none" fo:border-top="none" fo:border-bottom="0.0347in solid #000000"/>
    </style:style>
    <style:style style:name="b2.B7" style:family="table-cell">
      <style:table-cell-properties fo:padding="0.0201in" fo:border-left="0.0007in solid #000000" fo:border-right="none" fo:border-top="none" fo:border-bottom="0.0347in solid #000000"/>
    </style:style>
    <style:style style:name="b3" style:family="table">
      <style:table-properties style:width="6.675in" fo:margin-left="0.0063in" fo:margin-right="0.0118in" table:align="margins" style:may-break-between-rows="false"/>
    </style:style>
    <style:style style:name="b3.A" style:family="table-column">
      <style:table-column-properties style:column-width="0.8125in" style:rel-column-width="7977*"/>
    </style:style>
    <style:style style:name="b3.B" style:family="table-column">
      <style:table-column-properties style:column-width="0.6708in" style:rel-column-width="6586*"/>
    </style:style>
    <style:style style:name="b3.C" style:family="table-column">
      <style:table-column-properties style:column-width="0.7417in" style:rel-column-width="7281*"/>
    </style:style>
    <style:style style:name="b3.I" style:family="table-column">
      <style:table-column-properties style:column-width="0.7424in" style:rel-column-width="7286*"/>
    </style:style>
    <style:style style:name="b3.1" style:family="table-row">
      <style:table-row-properties style:min-row-height="0.3063in"/>
    </style:style>
    <style:style style:name="b3.A1" style:family="table-cell">
      <style:table-cell-properties style:vertical-align="bottom" fo:padding="0.0201in" fo:border="none"/>
    </style:style>
    <style:style style:name="b3.2" style:family="table-row">
      <style:table-row-properties style:min-row-height="0.5708in"/>
    </style:style>
    <style:style style:name="b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3.3" style:family="table-row">
      <style:table-row-properties style:min-row-height="0.2639in"/>
    </style:style>
    <style:style style:name="b3.C3" style:family="table-cell">
      <style:table-cell-properties fo:padding="0.0201in" fo:border-left="0.0007in solid #000000" fo:border-right="none" fo:border-top="none" fo:border-bottom="0.0007in solid #000000"/>
    </style:style>
    <style:style style:name="b3.4" style:family="table-row">
      <style:table-row-properties style:min-row-height="0.2674in"/>
    </style:style>
    <style:style style:name="b3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3.A5" style:family="table-cell">
      <style:table-cell-properties fo:padding="0.0201in" fo:border-left="0.0347in solid #000000" fo:border-right="none" fo:border-top="none" fo:border-bottom="0.0007in solid #000000"/>
    </style:style>
    <style:style style:name="b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3.A7" style:family="table-cell">
      <style:table-cell-properties fo:padding="0.0201in" fo:border-left="0.0347in solid #000000" fo:border-right="none" fo:border-top="none" fo:border-bottom="0.0347in solid #000000"/>
    </style:style>
    <style:style style:name="b3.B7" style:family="table-cell">
      <style:table-cell-properties fo:padding="0.0201in" fo:border-left="0.0007in solid #000000" fo:border-right="none" fo:border-top="none" fo:border-bottom="0.0347in solid #000000"/>
    </style:style>
    <style:style style:name="b4" style:family="table">
      <style:table-properties style:width="6.675in" fo:margin-left="0.0063in" fo:margin-right="0.0118in" table:align="margins" style:may-break-between-rows="false"/>
    </style:style>
    <style:style style:name="b4.A" style:family="table-column">
      <style:table-column-properties style:column-width="0.8125in" style:rel-column-width="7977*"/>
    </style:style>
    <style:style style:name="b4.B" style:family="table-column">
      <style:table-column-properties style:column-width="0.6708in" style:rel-column-width="6586*"/>
    </style:style>
    <style:style style:name="b4.C" style:family="table-column">
      <style:table-column-properties style:column-width="0.7417in" style:rel-column-width="7281*"/>
    </style:style>
    <style:style style:name="b4.I" style:family="table-column">
      <style:table-column-properties style:column-width="0.7424in" style:rel-column-width="7286*"/>
    </style:style>
    <style:style style:name="b4.1" style:family="table-row">
      <style:table-row-properties style:min-row-height="0.3063in"/>
    </style:style>
    <style:style style:name="b4.A1" style:family="table-cell">
      <style:table-cell-properties style:vertical-align="bottom" fo:padding="0.0201in" fo:border="none"/>
    </style:style>
    <style:style style:name="b4.2" style:family="table-row">
      <style:table-row-properties style:min-row-height="0.5708in"/>
    </style:style>
    <style:style style:name="b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4.3" style:family="table-row">
      <style:table-row-properties style:min-row-height="0.2639in"/>
    </style:style>
    <style:style style:name="b4.C3" style:family="table-cell">
      <style:table-cell-properties fo:padding="0.0201in" fo:border-left="0.0007in solid #000000" fo:border-right="none" fo:border-top="none" fo:border-bottom="0.0007in solid #000000"/>
    </style:style>
    <style:style style:name="b4.4" style:family="table-row">
      <style:table-row-properties style:min-row-height="0.2674in"/>
    </style:style>
    <style:style style:name="b4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4.A5" style:family="table-cell">
      <style:table-cell-properties fo:padding="0.0201in" fo:border-left="0.0347in solid #000000" fo:border-right="none" fo:border-top="none" fo:border-bottom="0.0007in solid #000000"/>
    </style:style>
    <style:style style:name="b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4.A7" style:family="table-cell">
      <style:table-cell-properties fo:padding="0.0201in" fo:border-left="0.0347in solid #000000" fo:border-right="none" fo:border-top="none" fo:border-bottom="0.0347in solid #000000"/>
    </style:style>
    <style:style style:name="b4.B7" style:family="table-cell">
      <style:table-cell-properties fo:padding="0.0201in" fo:border-left="0.0007in solid #000000" fo:border-right="none" fo:border-top="none" fo:border-bottom="0.0347in solid #000000"/>
    </style:style>
    <style:style style:name="b5" style:family="table">
      <style:table-properties style:width="6.675in" fo:margin-left="0.0063in" fo:margin-right="0.0118in" table:align="margins" style:may-break-between-rows="false"/>
    </style:style>
    <style:style style:name="b5.A" style:family="table-column">
      <style:table-column-properties style:column-width="0.8125in" style:rel-column-width="7977*"/>
    </style:style>
    <style:style style:name="b5.B" style:family="table-column">
      <style:table-column-properties style:column-width="0.6708in" style:rel-column-width="6586*"/>
    </style:style>
    <style:style style:name="b5.C" style:family="table-column">
      <style:table-column-properties style:column-width="0.7417in" style:rel-column-width="7281*"/>
    </style:style>
    <style:style style:name="b5.I" style:family="table-column">
      <style:table-column-properties style:column-width="0.7424in" style:rel-column-width="7286*"/>
    </style:style>
    <style:style style:name="b5.1" style:family="table-row">
      <style:table-row-properties style:min-row-height="0.3063in"/>
    </style:style>
    <style:style style:name="b5.A1" style:family="table-cell">
      <style:table-cell-properties style:vertical-align="bottom" fo:padding="0.0201in" fo:border="none"/>
    </style:style>
    <style:style style:name="b5.2" style:family="table-row">
      <style:table-row-properties style:min-row-height="0.5708in"/>
    </style:style>
    <style:style style:name="b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5.3" style:family="table-row">
      <style:table-row-properties style:min-row-height="0.2639in"/>
    </style:style>
    <style:style style:name="b5.C3" style:family="table-cell">
      <style:table-cell-properties fo:padding="0.0201in" fo:border-left="0.0007in solid #000000" fo:border-right="none" fo:border-top="none" fo:border-bottom="0.0007in solid #000000"/>
    </style:style>
    <style:style style:name="b5.4" style:family="table-row">
      <style:table-row-properties style:min-row-height="0.2674in"/>
    </style:style>
    <style:style style:name="b5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5.A5" style:family="table-cell">
      <style:table-cell-properties fo:padding="0.0201in" fo:border-left="0.0347in solid #000000" fo:border-right="none" fo:border-top="none" fo:border-bottom="0.0007in solid #000000"/>
    </style:style>
    <style:style style:name="b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5.A7" style:family="table-cell">
      <style:table-cell-properties fo:padding="0.0201in" fo:border-left="0.0347in solid #000000" fo:border-right="none" fo:border-top="none" fo:border-bottom="0.0347in solid #000000"/>
    </style:style>
    <style:style style:name="b5.B7" style:family="table-cell">
      <style:table-cell-properties fo:padding="0.0201in" fo:border-left="0.0007in solid #000000" fo:border-right="none" fo:border-top="none" fo:border-bottom="0.0347in solid #000000"/>
    </style:style>
    <style:style style:name="b6" style:family="table">
      <style:table-properties style:width="6.675in" fo:margin-left="0.0063in" fo:margin-right="0.0118in" table:align="margins" style:may-break-between-rows="false"/>
    </style:style>
    <style:style style:name="b6.A" style:family="table-column">
      <style:table-column-properties style:column-width="0.8125in" style:rel-column-width="7977*"/>
    </style:style>
    <style:style style:name="b6.B" style:family="table-column">
      <style:table-column-properties style:column-width="0.6708in" style:rel-column-width="6586*"/>
    </style:style>
    <style:style style:name="b6.C" style:family="table-column">
      <style:table-column-properties style:column-width="0.7417in" style:rel-column-width="7281*"/>
    </style:style>
    <style:style style:name="b6.I" style:family="table-column">
      <style:table-column-properties style:column-width="0.7424in" style:rel-column-width="7286*"/>
    </style:style>
    <style:style style:name="b6.1" style:family="table-row">
      <style:table-row-properties style:min-row-height="0.3063in"/>
    </style:style>
    <style:style style:name="b6.A1" style:family="table-cell">
      <style:table-cell-properties style:vertical-align="bottom" fo:padding="0.0201in" fo:border="none"/>
    </style:style>
    <style:style style:name="b6.2" style:family="table-row">
      <style:table-row-properties style:min-row-height="0.5708in"/>
    </style:style>
    <style:style style:name="b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6.3" style:family="table-row">
      <style:table-row-properties style:min-row-height="0.2639in"/>
    </style:style>
    <style:style style:name="b6.C3" style:family="table-cell">
      <style:table-cell-properties fo:padding="0.0201in" fo:border-left="0.0007in solid #000000" fo:border-right="none" fo:border-top="none" fo:border-bottom="0.0007in solid #000000"/>
    </style:style>
    <style:style style:name="b6.4" style:family="table-row">
      <style:table-row-properties style:min-row-height="0.2674in"/>
    </style:style>
    <style:style style:name="b6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6.A5" style:family="table-cell">
      <style:table-cell-properties fo:padding="0.0201in" fo:border-left="0.0347in solid #000000" fo:border-right="none" fo:border-top="none" fo:border-bottom="0.0007in solid #000000"/>
    </style:style>
    <style:style style:name="b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6.A7" style:family="table-cell">
      <style:table-cell-properties fo:padding="0.0201in" fo:border-left="0.0347in solid #000000" fo:border-right="none" fo:border-top="none" fo:border-bottom="0.0347in solid #000000"/>
    </style:style>
    <style:style style:name="b6.B7" style:family="table-cell">
      <style:table-cell-properties fo:padding="0.0201in" fo:border-left="0.0007in solid #000000" fo:border-right="none" fo:border-top="none" fo:border-bottom="0.0347in solid #000000"/>
    </style:style>
    <style:style style:name="b7" style:family="table">
      <style:table-properties style:width="6.675in" fo:margin-left="0.0063in" fo:margin-right="0.0118in" table:align="margins" style:may-break-between-rows="false"/>
    </style:style>
    <style:style style:name="b7.A" style:family="table-column">
      <style:table-column-properties style:column-width="0.8125in" style:rel-column-width="7977*"/>
    </style:style>
    <style:style style:name="b7.B" style:family="table-column">
      <style:table-column-properties style:column-width="0.6708in" style:rel-column-width="6586*"/>
    </style:style>
    <style:style style:name="b7.C" style:family="table-column">
      <style:table-column-properties style:column-width="0.7417in" style:rel-column-width="7281*"/>
    </style:style>
    <style:style style:name="b7.I" style:family="table-column">
      <style:table-column-properties style:column-width="0.7424in" style:rel-column-width="7286*"/>
    </style:style>
    <style:style style:name="b7.1" style:family="table-row">
      <style:table-row-properties style:min-row-height="0.3063in"/>
    </style:style>
    <style:style style:name="b7.A1" style:family="table-cell">
      <style:table-cell-properties style:vertical-align="bottom" fo:padding="0.0201in" fo:border="none"/>
    </style:style>
    <style:style style:name="b7.2" style:family="table-row">
      <style:table-row-properties style:min-row-height="0.5708in"/>
    </style:style>
    <style:style style:name="b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7.3" style:family="table-row">
      <style:table-row-properties style:min-row-height="0.2639in"/>
    </style:style>
    <style:style style:name="b7.C3" style:family="table-cell">
      <style:table-cell-properties fo:padding="0.0201in" fo:border-left="0.0007in solid #000000" fo:border-right="none" fo:border-top="none" fo:border-bottom="0.0007in solid #000000"/>
    </style:style>
    <style:style style:name="b7.4" style:family="table-row">
      <style:table-row-properties style:min-row-height="0.2674in"/>
    </style:style>
    <style:style style:name="b7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7.A5" style:family="table-cell">
      <style:table-cell-properties fo:padding="0.0201in" fo:border-left="0.0347in solid #000000" fo:border-right="none" fo:border-top="none" fo:border-bottom="0.0007in solid #000000"/>
    </style:style>
    <style:style style:name="b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7.A7" style:family="table-cell">
      <style:table-cell-properties fo:padding="0.0201in" fo:border-left="0.0347in solid #000000" fo:border-right="none" fo:border-top="none" fo:border-bottom="0.0347in solid #000000"/>
    </style:style>
    <style:style style:name="b7.B7" style:family="table-cell">
      <style:table-cell-properties fo:padding="0.0201in" fo:border-left="0.0007in solid #000000" fo:border-right="none" fo:border-top="none" fo:border-bottom="0.0347in solid #000000"/>
    </style:style>
    <style:style style:name="b8" style:family="table">
      <style:table-properties style:width="6.675in" fo:margin-left="0.0063in" fo:margin-right="0.0118in" table:align="margins" style:may-break-between-rows="false"/>
    </style:style>
    <style:style style:name="b8.A" style:family="table-column">
      <style:table-column-properties style:column-width="0.8125in" style:rel-column-width="7977*"/>
    </style:style>
    <style:style style:name="b8.B" style:family="table-column">
      <style:table-column-properties style:column-width="0.6708in" style:rel-column-width="6586*"/>
    </style:style>
    <style:style style:name="b8.C" style:family="table-column">
      <style:table-column-properties style:column-width="0.7417in" style:rel-column-width="7281*"/>
    </style:style>
    <style:style style:name="b8.I" style:family="table-column">
      <style:table-column-properties style:column-width="0.7424in" style:rel-column-width="7286*"/>
    </style:style>
    <style:style style:name="b8.1" style:family="table-row">
      <style:table-row-properties style:min-row-height="0.3063in"/>
    </style:style>
    <style:style style:name="b8.A1" style:family="table-cell">
      <style:table-cell-properties style:vertical-align="bottom" fo:padding="0.0201in" fo:border="none"/>
    </style:style>
    <style:style style:name="b8.2" style:family="table-row">
      <style:table-row-properties style:min-row-height="0.5708in"/>
    </style:style>
    <style:style style:name="b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8.3" style:family="table-row">
      <style:table-row-properties style:min-row-height="0.2639in"/>
    </style:style>
    <style:style style:name="b8.C3" style:family="table-cell">
      <style:table-cell-properties fo:padding="0.0201in" fo:border-left="0.0007in solid #000000" fo:border-right="none" fo:border-top="none" fo:border-bottom="0.0007in solid #000000"/>
    </style:style>
    <style:style style:name="b8.4" style:family="table-row">
      <style:table-row-properties style:min-row-height="0.2674in"/>
    </style:style>
    <style:style style:name="b8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8.A5" style:family="table-cell">
      <style:table-cell-properties fo:padding="0.0201in" fo:border-left="0.0347in solid #000000" fo:border-right="none" fo:border-top="none" fo:border-bottom="0.0007in solid #000000"/>
    </style:style>
    <style:style style:name="b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8.A7" style:family="table-cell">
      <style:table-cell-properties fo:padding="0.0201in" fo:border-left="0.0347in solid #000000" fo:border-right="none" fo:border-top="none" fo:border-bottom="0.0347in solid #000000"/>
    </style:style>
    <style:style style:name="b8.B7" style:family="table-cell">
      <style:table-cell-properties fo:padding="0.0201in" fo:border-left="0.0007in solid #000000" fo:border-right="none" fo:border-top="none" fo:border-bottom="0.0347in solid #000000"/>
    </style:style>
    <style:style style:name="b9" style:family="table">
      <style:table-properties style:width="6.675in" fo:margin-left="0.0063in" fo:margin-right="0.0118in" table:align="margins" style:may-break-between-rows="false"/>
    </style:style>
    <style:style style:name="b9.A" style:family="table-column">
      <style:table-column-properties style:column-width="0.8125in" style:rel-column-width="7977*"/>
    </style:style>
    <style:style style:name="b9.B" style:family="table-column">
      <style:table-column-properties style:column-width="0.6708in" style:rel-column-width="6586*"/>
    </style:style>
    <style:style style:name="b9.C" style:family="table-column">
      <style:table-column-properties style:column-width="0.7417in" style:rel-column-width="7281*"/>
    </style:style>
    <style:style style:name="b9.I" style:family="table-column">
      <style:table-column-properties style:column-width="0.7424in" style:rel-column-width="7286*"/>
    </style:style>
    <style:style style:name="b9.1" style:family="table-row">
      <style:table-row-properties style:min-row-height="0.3063in"/>
    </style:style>
    <style:style style:name="b9.A1" style:family="table-cell">
      <style:table-cell-properties style:vertical-align="bottom" fo:padding="0.0201in" fo:border="none"/>
    </style:style>
    <style:style style:name="b9.2" style:family="table-row">
      <style:table-row-properties style:min-row-height="0.5708in"/>
    </style:style>
    <style:style style:name="b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9.3" style:family="table-row">
      <style:table-row-properties style:min-row-height="0.2639in"/>
    </style:style>
    <style:style style:name="b9.C3" style:family="table-cell">
      <style:table-cell-properties fo:padding="0.0201in" fo:border-left="0.0007in solid #000000" fo:border-right="none" fo:border-top="none" fo:border-bottom="0.0007in solid #000000"/>
    </style:style>
    <style:style style:name="b9.4" style:family="table-row">
      <style:table-row-properties style:min-row-height="0.2674in"/>
    </style:style>
    <style:style style:name="b9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9.A5" style:family="table-cell">
      <style:table-cell-properties fo:padding="0.0201in" fo:border-left="0.0347in solid #000000" fo:border-right="none" fo:border-top="none" fo:border-bottom="0.0007in solid #000000"/>
    </style:style>
    <style:style style:name="b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9.A7" style:family="table-cell">
      <style:table-cell-properties fo:padding="0.0201in" fo:border-left="0.0347in solid #000000" fo:border-right="none" fo:border-top="none" fo:border-bottom="0.0347in solid #000000"/>
    </style:style>
    <style:style style:name="b9.B7" style:family="table-cell">
      <style:table-cell-properties fo:padding="0.0201in" fo:border-left="0.0007in solid #000000" fo:border-right="none" fo:border-top="none" fo:border-bottom="0.0347in solid #000000"/>
    </style:style>
    <style:style style:name="b10" style:family="table">
      <style:table-properties style:width="6.675in" fo:margin-left="0.0063in" fo:margin-right="0.0118in" table:align="margins" style:may-break-between-rows="false"/>
    </style:style>
    <style:style style:name="b10.A" style:family="table-column">
      <style:table-column-properties style:column-width="0.8125in" style:rel-column-width="7977*"/>
    </style:style>
    <style:style style:name="b10.B" style:family="table-column">
      <style:table-column-properties style:column-width="0.6708in" style:rel-column-width="6586*"/>
    </style:style>
    <style:style style:name="b10.C" style:family="table-column">
      <style:table-column-properties style:column-width="0.7417in" style:rel-column-width="7281*"/>
    </style:style>
    <style:style style:name="b10.I" style:family="table-column">
      <style:table-column-properties style:column-width="0.7424in" style:rel-column-width="7286*"/>
    </style:style>
    <style:style style:name="b10.1" style:family="table-row">
      <style:table-row-properties style:min-row-height="0.3063in"/>
    </style:style>
    <style:style style:name="b10.A1" style:family="table-cell">
      <style:table-cell-properties style:vertical-align="bottom" fo:padding="0.0201in" fo:border="none"/>
    </style:style>
    <style:style style:name="b10.2" style:family="table-row">
      <style:table-row-properties style:min-row-height="0.5708in"/>
    </style:style>
    <style:style style:name="b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0.3" style:family="table-row">
      <style:table-row-properties style:min-row-height="0.2639in"/>
    </style:style>
    <style:style style:name="b10.C3" style:family="table-cell">
      <style:table-cell-properties fo:padding="0.0201in" fo:border-left="0.0007in solid #000000" fo:border-right="none" fo:border-top="none" fo:border-bottom="0.0007in solid #000000"/>
    </style:style>
    <style:style style:name="b10.4" style:family="table-row">
      <style:table-row-properties style:min-row-height="0.2674in"/>
    </style:style>
    <style:style style:name="b10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0.A5" style:family="table-cell">
      <style:table-cell-properties fo:padding="0.0201in" fo:border-left="0.0347in solid #000000" fo:border-right="none" fo:border-top="none" fo:border-bottom="0.0007in solid #000000"/>
    </style:style>
    <style:style style:name="b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0.A7" style:family="table-cell">
      <style:table-cell-properties fo:padding="0.0201in" fo:border-left="0.0347in solid #000000" fo:border-right="none" fo:border-top="none" fo:border-bottom="0.0347in solid #000000"/>
    </style:style>
    <style:style style:name="b10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Text_20_body" style:master-page-name="">
      <style:paragraph-properties style:page-number="auto"/>
    </style:style>
    <style:style style:name="P4" style:family="paragraph" style:parent-style-name="Standard">
      <style:paragraph-properties fo:line-height="200%"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1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7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8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9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6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9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0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1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2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4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fo:language="en" fo:country="US" style:text-underline-style="none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style:text-underline-style="solid" style:text-underline-width="auto" style:text-underline-color="font-color"/>
    </style:style>
    <style:style style:name="T12" style:family="text">
      <style:text-properties fo:language="ru" fo:country="RU" style:text-underline-style="none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Times New Roman1"/>
    </style:style>
    <style:style style:name="T25" style:family="text">
      <style:text-properties style:font-name="Times New Roman1" fo:font-style="italic" style:font-style-asian="italic" style:font-style-complex="italic"/>
    </style:style>
    <style:style style:name="T26" style:family="text">
      <style:text-properties style:font-name="Times New Roman1" fo:language="ru" fo:country="RU" fo:font-style="italic" style:font-style-asian="italic" style:font-style-complex="italic"/>
    </style:style>
    <style:style style:name="T27" style:family="text">
      <style:text-properties style:font-name="Times New Roman1" fo:language="en" fo:country="US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style:font-name="Times New Roman" fo:language="ru" fo:country="RU" fo:background-color="transparent"/>
    </style:style>
    <style:style style:name="T30" style:family="text">
      <style:text-properties style:font-name="Times New Roman" fo:font-size="12pt" style:font-size-asian="12pt" style:font-name-complex="Symbol" style:font-size-complex="12pt"/>
    </style:style>
    <style:style style:name="T31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2" style:family="text">
      <style:text-properties fo:background-color="transparent"/>
    </style:style>
    <style:style style:name="T33" style:family="text">
      <style:text-properties fo:font-size="12pt" fo:language="ru" fo:country="RU" style:font-size-asian="12pt"/>
    </style:style>
    <style:style style:name="T34" style:family="text">
      <style:text-properties fo:font-size="12pt" fo:language="en" fo:country="US" style:font-size-asian="12pt"/>
    </style:style>
    <style:style style:name="T35" style:family="text">
      <style:text-properties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6" style:family="text">
      <style:text-properties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7" style:family="text">
      <style:text-properties style:font-name-complex="Symbol"/>
    </style:style>
    <style:style style:name="T38" style:family="text">
      <style:text-properties style:text-position="super 58%"/>
    </style:style>
    <style:style style:name="T39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0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41" style:family="text">
      <style:text-properties style:text-underline-style="none"/>
    </style:style>
    <style:style style:name="T42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5">ПРОТОКОЛ <text:span text:style-name="T6">ПОВЕРКИ</text:span></text:p>
      <text:p text:style-name="P7"/>
      <text:p text:style-name="P6"><text:span text:style-name="T33">дозиметра рентгеновского и гамма-излучения МКС- </text:span><text:span text:style-name="T34">AT6130</text:span></text:p>
      <text:p text:style-name="P7"/>
      <text:p text:style-name="P30"><text:span text:style-name="T8">№ _</text:span><text:span text:style-name="T35">$</text:span><text:span text:style-name="T36">allSerial</text:span><text:span text:style-name="T4"><text:tab/><text:tab/></text:span></text:p>
      <text:p text:style-name="P29"><text:span text:style-name="T21">принадлежащего<text:tab/></text:span><text:span text:style-name="T22"><text:tab/></text:span></text:p>
      <text:p text:style-name="P19"><text:span text:style-name="T6">Поверка проводилась на базе УП «АТОМТЕХ», в нормальных климатических условиях при температуре </text:span><text:span text:style-name="T9">Т</text:span><text:span text:style-name="T6"> = </text:span><text:span text:style-name="T11"><text:s/></text:span><text:span text:style-name="T10">$temp </text:span><text:span text:style-name="T6"><text:s/>°</text:span><text:span text:style-name="T9">С</text:span><text:span text:style-name="T6">, атмосферном давлении </text:span><text:span text:style-name="T9">Р</text:span><text:span text:style-name="T6"> = </text:span><text:span text:style-name="T11"><text:s text:c="5"/></text:span><text:span text:style-name="T6"><text:s/>мм.рт.ст, относительной влажности воздуха </text:span><text:span text:style-name="T9">р</text:span><text:span text:style-name="T6"> = </text:span><text:span text:style-name="T11"><text:s/></text:span><text:span text:style-name="T10">$vlag </text:span><text:span text:style-name="T6"><text:s/>%, внешнем фоне γ-излучения </text:span><text:span text:style-name="T3">H</text:span><text:span text:style-name="T6">*(10) = </text:span><text:span text:style-name="T11"><text:s/></text:span><text:span text:style-name="T10">$bground </text:span><text:span text:style-name="T6"><text:s/>мкЗв/ч, <text:s/>согласно методике, изложенной в </text:span><text:span text:style-name="T42">МРБ МП. 1196-2013</text:span></text:p>
      <text:p text:style-name="P25"><text:span text:style-name="T6">1. </text:span>Эталонные средства измерений:</text:p>
      <text:p text:style-name="P18">- <text:span text:style-name="T1">$facility_110</text:span>;</text:p>
      <text:p text:style-name="P18">- $facility_130;</text:p>
      <text:p text:style-name="P18">- $facility_6130beta;</text:p>
      <text:p text:style-name="P26">2. Поверка блоков детектирования</text:p>
      <text:p text:style-name="P39">а)<text:tab/>Внешний осмотр и опробование БД:</text:p>
      <text:p text:style-name="P17">- документация<text:tab/></text:p>
      <text:p text:style-name="P17">- отсутствие механических повреждений<text:tab/></text:p>
      <text:p text:style-name="P16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17">- контроль работоспособности<text:tab/></text:p>
      <text:p text:style-name="P39"><text:span text:style-name="T6">б</text:span>)<text:tab/><text:span text:style-name="T5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26">3. <text:span text:style-name="T41">Определение метрологических характеристик:</text:span></text:p>
      <text:p text:style-name="P39"><text:span text:style-name="T5">а)<text:tab/></text:span><text:span text:style-name="T12">Проверка допускаемой основной относительной погрешности измерения мощности амбиентной эквивалентной дозы д</text:span><text:span text:style-name="T5">озиметр</text:span><text:span text:style-name="T12">а</text:span><text:span text:style-name="T5">-радиометр</text:span><text:span text:style-name="T12">а</text:span><text:span text:style-name="T5"> МКС-AT6130</text:span></text:p>
      <text:p text:style-name="P3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2"><text:span text:style-name="T6">Д</text:span>озиметр-радиометр МКС-AT6130<text:span text:style-name="T6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0">Мощность амбиентной эквивалент-ной дозы в <text:span text:style-name="T6">контроль-ной</text:span> точке <text:span text:style-name="T25">Ḣ</text:span><text:span text:style-name="T15">oi</text:span></text:p>
          </table:table-cell>
          <table:table-cell table:style-name="t1.B2" table:number-rows-spanned="3" office:value-type="string">
            <text:p text:style-name="P22">Номер источ-ника</text:p>
          </table:table-cell>
          <table:table-cell table:style-name="t1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1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2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22"><text:span text:style-name="T26">θ</text:span><text:span text:style-name="T16">пр</text:span><text:span text:style-name="T17">i</text:span><text:span text:style-name="T6">,</text:span> %</text:p>
          </table:table-cell>
          <table:table-cell table:style-name="t1.B2" table:number-rows-spanned="3" office:value-type="string">
            <text:p text:style-name="P21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t1.K2" table:number-rows-spanned="3" office:value-type="string">
            <text:p text:style-name="P24"><text:span text:style-name="T23">Предел основной </text:span><text:span text:style-name="T6">относи-тельной</text:span> <text:span text:style-name="T1">погреш-ности</text:span>, </text:p>
            <text:p text:style-name="P24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7">Фон, нЗв/ч</text:p>
          </table:table-cell>
          <table:table-cell table:style-name="t1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7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8"><text:span text:style-name="T20">H</text:span><text:span text:style-name="T13">1</text:span></text:p>
          </table:table-cell>
          <table:table-cell table:style-name="t1.D3" office:value-type="string">
            <text:p text:style-name="P27"><text:span text:style-name="T3">H</text:span><text:span text:style-name="T13">2</text:span></text:p>
          </table:table-cell>
          <table:table-cell table:style-name="t1.D3" office:value-type="string">
            <text:p text:style-name="P27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0">0,7 мкЗв/ч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B5" office:value-type="string">
            <text:p text:style-name="P11">$1-20</text:p>
          </table:table-cell>
          <table:table-cell table:style-name="t1.K5" table:number-rows-spanned="5" office:value-type="string">
            <text:p text:style-name="P10">±<text:span text:style-name="T6">20</text:span></text:p>
          </table:table-cell>
        </table:table-row>
        <table:table-row>
          <table:table-cell table:style-name="t1.A5" office:value-type="string">
            <text:p text:style-name="P10">7 мкЗв/ч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covered-table-cell/>
        </table:table-row>
        <table:table-row>
          <table:table-cell table:style-name="t1.A5" office:value-type="string">
            <text:p text:style-name="P10">70 мкЗв/ч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>
          <table:table-cell table:style-name="t1.A5" office:value-type="string">
            <text:p text:style-name="P10">0.7 мЗв/ч</text:p>
          </table:table-cell>
          <table:table-cell table:style-name="t1.B5" office:value-type="string">
            <text:p text:style-name="P11">$1-33</text:p>
          </table:table-cell>
          <table:table-cell table:style-name="t1.B5" office:value-type="string">
            <text:p text:style-name="P11">$1-43</text:p>
          </table:table-cell>
          <table:table-cell table:style-name="t1.B5" office:value-type="string">
            <text:p text:style-name="P11">$1-53</text:p>
          </table:table-cell>
          <table:table-cell table:style-name="t1.B5" office:value-type="string">
            <text:p text:style-name="P11">$1-63</text:p>
          </table:table-cell>
          <table:table-cell table:style-name="t1.B5" office:value-type="string">
            <text:p text:style-name="P11">$1-73</text:p>
          </table:table-cell>
          <table:table-cell table:style-name="t1.B5" office:value-type="string">
            <text:p text:style-name="P11">$1-83</text:p>
          </table:table-cell>
          <table:table-cell table:style-name="t1.B5" office:value-type="string">
            <text:p text:style-name="P11">$1-03</text:p>
          </table:table-cell>
          <table:table-cell table:style-name="t1.B5" office:value-type="string">
            <text:p text:style-name="P11">$1-13</text:p>
          </table:table-cell>
          <table:table-cell table:style-name="t1.B5" office:value-type="string">
            <text:p text:style-name="P11">$1-23</text:p>
          </table:table-cell>
          <table:covered-table-cell/>
        </table:table-row>
        <table:table-row>
          <table:table-cell table:style-name="t1.A9" office:value-type="string">
            <text:p text:style-name="P10">7,0 мЗв/ч</text:p>
          </table:table-cell>
          <table:table-cell table:style-name="t1.B9" office:value-type="string">
            <text:p text:style-name="P11">$1-34</text:p>
          </table:table-cell>
          <table:table-cell table:style-name="t1.B9" office:value-type="string">
            <text:p text:style-name="P11">$1-44</text:p>
          </table:table-cell>
          <table:table-cell table:style-name="t1.B9" office:value-type="string">
            <text:p text:style-name="P11">$1-54</text:p>
          </table:table-cell>
          <table:table-cell table:style-name="t1.B9" office:value-type="string">
            <text:p text:style-name="P11">$1-64</text:p>
          </table:table-cell>
          <table:table-cell table:style-name="t1.B9" office:value-type="string">
            <text:p text:style-name="P11">$1-74</text:p>
          </table:table-cell>
          <table:table-cell table:style-name="t1.B9" office:value-type="string">
            <text:p text:style-name="P11">$1-84</text:p>
          </table:table-cell>
          <table:table-cell table:style-name="t1.B9" office:value-type="string">
            <text:p text:style-name="P11">$1-04</text:p>
          </table:table-cell>
          <table:table-cell table:style-name="t1.B9" office:value-type="string">
            <text:p text:style-name="P11">$1-14</text:p>
          </table:table-cell>
          <table:table-cell table:style-name="t1.B9" office:value-type="string">
            <text:p text:style-name="P11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2"><text:span text:style-name="T6">Д</text:span>озиметр-радиометр МКС-AT6130<text:span text:style-name="T6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0">Мощность амбиентной эквивалент-ной дозы в <text:span text:style-name="T6">контроль-ной</text:span> точке <text:span text:style-name="T25">Ḣ</text:span><text:span text:style-name="T15">oi</text:span></text:p>
          </table:table-cell>
          <table:table-cell table:style-name="t2.B2" table:number-rows-spanned="3" office:value-type="string">
            <text:p text:style-name="P22">Номер источ-ника</text:p>
          </table:table-cell>
          <table:table-cell table:style-name="t2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2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2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22"><text:span text:style-name="T26">θ</text:span><text:span text:style-name="T16">пр</text:span><text:span text:style-name="T17">i</text:span><text:span text:style-name="T6">,</text:span> %</text:p>
          </table:table-cell>
          <table:table-cell table:style-name="t2.B2" table:number-rows-spanned="3" office:value-type="string">
            <text:p text:style-name="P21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t2.K2" table:number-rows-spanned="3" office:value-type="string">
            <text:p text:style-name="P24"><text:span text:style-name="T23">Предел основной </text:span><text:span text:style-name="T6">относи-тельной</text:span> <text:span text:style-name="T1">погреш-ности</text:span>, </text:p>
            <text:p text:style-name="P24">%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27">Фон, нЗв/ч</text:p>
          </table:table-cell>
          <table:table-cell table:style-name="t2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7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28"><text:span text:style-name="T20">H</text:span><text:span text:style-name="T13">1</text:span></text:p>
          </table:table-cell>
          <table:table-cell table:style-name="t2.D3" office:value-type="string">
            <text:p text:style-name="P27"><text:span text:style-name="T3">H</text:span><text:span text:style-name="T13">2</text:span></text:p>
          </table:table-cell>
          <table:table-cell table:style-name="t2.D3" office:value-type="string">
            <text:p text:style-name="P27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0">0,7 мкЗв/ч</text:p>
          </table:table-cell>
          <table:table-cell table:style-name="t2.B5" office:value-type="string">
            <text:p text:style-name="P11">$2-30</text:p>
          </table:table-cell>
          <table:table-cell table:style-name="t2.B5" office:value-type="string">
            <text:p text:style-name="P11">$2-40</text:p>
          </table:table-cell>
          <table:table-cell table:style-name="t2.B5" office:value-type="string">
            <text:p text:style-name="P11">$2-50</text:p>
          </table:table-cell>
          <table:table-cell table:style-name="t2.B5" office:value-type="string">
            <text:p text:style-name="P11">$2-60</text:p>
          </table:table-cell>
          <table:table-cell table:style-name="t2.B5" office:value-type="string">
            <text:p text:style-name="P11">$2-70</text:p>
          </table:table-cell>
          <table:table-cell table:style-name="t2.B5" office:value-type="string">
            <text:p text:style-name="P11">$2-80</text:p>
          </table:table-cell>
          <table:table-cell table:style-name="t2.B5" office:value-type="string">
            <text:p text:style-name="P11">$2-00</text:p>
          </table:table-cell>
          <table:table-cell table:style-name="t2.B5" office:value-type="string">
            <text:p text:style-name="P11">$2-10</text:p>
          </table:table-cell>
          <table:table-cell table:style-name="t2.B5" office:value-type="string">
            <text:p text:style-name="P11">$2-20</text:p>
          </table:table-cell>
          <table:table-cell table:style-name="t2.K5" table:number-rows-spanned="5" office:value-type="string">
            <text:p text:style-name="P10">±<text:span text:style-name="T6">20</text:span></text:p>
          </table:table-cell>
        </table:table-row>
        <table:table-row>
          <table:table-cell table:style-name="t2.A5" office:value-type="string">
            <text:p text:style-name="P10">7 мкЗв/ч</text:p>
          </table:table-cell>
          <table:table-cell table:style-name="t2.B5" office:value-type="string">
            <text:p text:style-name="P11">$2-31</text:p>
          </table:table-cell>
          <table:table-cell table:style-name="t2.B5" office:value-type="string">
            <text:p text:style-name="P11">$2-41</text:p>
          </table:table-cell>
          <table:table-cell table:style-name="t2.B5" office:value-type="string">
            <text:p text:style-name="P11">$2-51</text:p>
          </table:table-cell>
          <table:table-cell table:style-name="t2.B5" office:value-type="string">
            <text:p text:style-name="P11">$2-61</text:p>
          </table:table-cell>
          <table:table-cell table:style-name="t2.B5" office:value-type="string">
            <text:p text:style-name="P11">$2-71</text:p>
          </table:table-cell>
          <table:table-cell table:style-name="t2.B5" office:value-type="string">
            <text:p text:style-name="P11">$2-81</text:p>
          </table:table-cell>
          <table:table-cell table:style-name="t2.B5" office:value-type="string">
            <text:p text:style-name="P11">$2-01</text:p>
          </table:table-cell>
          <table:table-cell table:style-name="t2.B5" office:value-type="string">
            <text:p text:style-name="P11">$2-11</text:p>
          </table:table-cell>
          <table:table-cell table:style-name="t2.B5" office:value-type="string">
            <text:p text:style-name="P11">$2-21</text:p>
          </table:table-cell>
          <table:covered-table-cell/>
        </table:table-row>
        <table:table-row>
          <table:table-cell table:style-name="t2.A5" office:value-type="string">
            <text:p text:style-name="P10">70 мкЗв/ч</text:p>
          </table:table-cell>
          <table:table-cell table:style-name="t2.B5" office:value-type="string">
            <text:p text:style-name="P11">$2-32</text:p>
          </table:table-cell>
          <table:table-cell table:style-name="t2.B5" office:value-type="string">
            <text:p text:style-name="P11">$2-42</text:p>
          </table:table-cell>
          <table:table-cell table:style-name="t2.B5" office:value-type="string">
            <text:p text:style-name="P11">$2-52</text:p>
          </table:table-cell>
          <table:table-cell table:style-name="t2.B5" office:value-type="string">
            <text:p text:style-name="P11">$2-62</text:p>
          </table:table-cell>
          <table:table-cell table:style-name="t2.B5" office:value-type="string">
            <text:p text:style-name="P11">$2-72</text:p>
          </table:table-cell>
          <table:table-cell table:style-name="t2.B5" office:value-type="string">
            <text:p text:style-name="P11">$2-82</text:p>
          </table:table-cell>
          <table:table-cell table:style-name="t2.B5" office:value-type="string">
            <text:p text:style-name="P11">$2-02</text:p>
          </table:table-cell>
          <table:table-cell table:style-name="t2.B5" office:value-type="string">
            <text:p text:style-name="P11">$2-12</text:p>
          </table:table-cell>
          <table:table-cell table:style-name="t2.B5" office:value-type="string">
            <text:p text:style-name="P11">$2-22</text:p>
          </table:table-cell>
          <table:covered-table-cell/>
        </table:table-row>
        <table:table-row>
          <table:table-cell table:style-name="t2.A5" office:value-type="string">
            <text:p text:style-name="P10">0.7 мЗв/ч</text:p>
          </table:table-cell>
          <table:table-cell table:style-name="t2.B5" office:value-type="string">
            <text:p text:style-name="P11">$2-33</text:p>
          </table:table-cell>
          <table:table-cell table:style-name="t2.B5" office:value-type="string">
            <text:p text:style-name="P11">$2-43</text:p>
          </table:table-cell>
          <table:table-cell table:style-name="t2.B5" office:value-type="string">
            <text:p text:style-name="P11">$2-53</text:p>
          </table:table-cell>
          <table:table-cell table:style-name="t2.B5" office:value-type="string">
            <text:p text:style-name="P11">$2-63</text:p>
          </table:table-cell>
          <table:table-cell table:style-name="t2.B5" office:value-type="string">
            <text:p text:style-name="P11">$2-73</text:p>
          </table:table-cell>
          <table:table-cell table:style-name="t2.B5" office:value-type="string">
            <text:p text:style-name="P11">$2-83</text:p>
          </table:table-cell>
          <table:table-cell table:style-name="t2.B5" office:value-type="string">
            <text:p text:style-name="P11">$2-03</text:p>
          </table:table-cell>
          <table:table-cell table:style-name="t2.B5" office:value-type="string">
            <text:p text:style-name="P11">$2-13</text:p>
          </table:table-cell>
          <table:table-cell table:style-name="t2.B5" office:value-type="string">
            <text:p text:style-name="P11">$2-23</text:p>
          </table:table-cell>
          <table:covered-table-cell/>
        </table:table-row>
        <table:table-row>
          <table:table-cell table:style-name="t2.A9" office:value-type="string">
            <text:p text:style-name="P10">7,0 мЗв/ч</text:p>
          </table:table-cell>
          <table:table-cell table:style-name="t2.B9" office:value-type="string">
            <text:p text:style-name="P11">$2-34</text:p>
          </table:table-cell>
          <table:table-cell table:style-name="t2.B9" office:value-type="string">
            <text:p text:style-name="P11">$2-44</text:p>
          </table:table-cell>
          <table:table-cell table:style-name="t2.B9" office:value-type="string">
            <text:p text:style-name="P11">$2-54</text:p>
          </table:table-cell>
          <table:table-cell table:style-name="t2.B9" office:value-type="string">
            <text:p text:style-name="P11">$2-64</text:p>
          </table:table-cell>
          <table:table-cell table:style-name="t2.B9" office:value-type="string">
            <text:p text:style-name="P11">$2-74</text:p>
          </table:table-cell>
          <table:table-cell table:style-name="t2.B9" office:value-type="string">
            <text:p text:style-name="P11">$2-84</text:p>
          </table:table-cell>
          <table:table-cell table:style-name="t2.B9" office:value-type="string">
            <text:p text:style-name="P11">$2-04</text:p>
          </table:table-cell>
          <table:table-cell table:style-name="t2.B9" office:value-type="string">
            <text:p text:style-name="P11">$2-14</text:p>
          </table:table-cell>
          <table:table-cell table:style-name="t2.B9" office:value-type="string">
            <text:p text:style-name="P11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2"><text:span text:style-name="T6">Д</text:span>озиметр-радиометр МКС-AT6130<text:span text:style-name="T6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0">Мощность амбиентной эквивалент-ной дозы в <text:span text:style-name="T6">контроль-ной</text:span> точке <text:span text:style-name="T25">Ḣ</text:span><text:span text:style-name="T15">oi</text:span></text:p>
          </table:table-cell>
          <table:table-cell table:style-name="t3.B2" table:number-rows-spanned="3" office:value-type="string">
            <text:p text:style-name="P22">Номер источ-ника</text:p>
          </table:table-cell>
          <table:table-cell table:style-name="t3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3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2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22"><text:span text:style-name="T26">θ</text:span><text:span text:style-name="T16">пр</text:span><text:span text:style-name="T17">i</text:span><text:span text:style-name="T6">,</text:span> %</text:p>
          </table:table-cell>
          <table:table-cell table:style-name="t3.B2" table:number-rows-spanned="3" office:value-type="string">
            <text:p text:style-name="P21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t3.K2" table:number-rows-spanned="3" office:value-type="string">
            <text:p text:style-name="P24"><text:span text:style-name="T23">Предел основной </text:span><text:span text:style-name="T6">относи-тельной</text:span> <text:span text:style-name="T1">погреш-ности</text:span>, </text:p>
            <text:p text:style-name="P24">%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27">Фон, нЗв/ч</text:p>
          </table:table-cell>
          <table:table-cell table:style-name="t3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7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28"><text:span text:style-name="T20">H</text:span><text:span text:style-name="T13">1</text:span></text:p>
          </table:table-cell>
          <table:table-cell table:style-name="t3.D3" office:value-type="string">
            <text:p text:style-name="P27"><text:span text:style-name="T3">H</text:span><text:span text:style-name="T13">2</text:span></text:p>
          </table:table-cell>
          <table:table-cell table:style-name="t3.D3" office:value-type="string">
            <text:p text:style-name="P27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0">0,7 мкЗв/ч</text:p>
          </table:table-cell>
          <table:table-cell table:style-name="t3.B5" office:value-type="string">
            <text:p text:style-name="P11">$3-30</text:p>
          </table:table-cell>
          <table:table-cell table:style-name="t3.B5" office:value-type="string">
            <text:p text:style-name="P11">$3-40</text:p>
          </table:table-cell>
          <table:table-cell table:style-name="t3.B5" office:value-type="string">
            <text:p text:style-name="P11">$3-50</text:p>
          </table:table-cell>
          <table:table-cell table:style-name="t3.B5" office:value-type="string">
            <text:p text:style-name="P11">$3-60</text:p>
          </table:table-cell>
          <table:table-cell table:style-name="t3.B5" office:value-type="string">
            <text:p text:style-name="P11">$3-70</text:p>
          </table:table-cell>
          <table:table-cell table:style-name="t3.B5" office:value-type="string">
            <text:p text:style-name="P11">$3-80</text:p>
          </table:table-cell>
          <table:table-cell table:style-name="t3.B5" office:value-type="string">
            <text:p text:style-name="P11">$3-00</text:p>
          </table:table-cell>
          <table:table-cell table:style-name="t3.B5" office:value-type="string">
            <text:p text:style-name="P11">$3-10</text:p>
          </table:table-cell>
          <table:table-cell table:style-name="t3.B5" office:value-type="string">
            <text:p text:style-name="P11">$3-20</text:p>
          </table:table-cell>
          <table:table-cell table:style-name="t3.K5" table:number-rows-spanned="5" office:value-type="string">
            <text:p text:style-name="P10">±<text:span text:style-name="T6">20</text:span></text:p>
          </table:table-cell>
        </table:table-row>
        <table:table-row>
          <table:table-cell table:style-name="t3.A5" office:value-type="string">
            <text:p text:style-name="P10">7 мкЗв/ч</text:p>
          </table:table-cell>
          <table:table-cell table:style-name="t3.B5" office:value-type="string">
            <text:p text:style-name="P11">$3-31</text:p>
          </table:table-cell>
          <table:table-cell table:style-name="t3.B5" office:value-type="string">
            <text:p text:style-name="P11">$3-41</text:p>
          </table:table-cell>
          <table:table-cell table:style-name="t3.B5" office:value-type="string">
            <text:p text:style-name="P11">$3-51</text:p>
          </table:table-cell>
          <table:table-cell table:style-name="t3.B5" office:value-type="string">
            <text:p text:style-name="P11">$3-61</text:p>
          </table:table-cell>
          <table:table-cell table:style-name="t3.B5" office:value-type="string">
            <text:p text:style-name="P11">$3-71</text:p>
          </table:table-cell>
          <table:table-cell table:style-name="t3.B5" office:value-type="string">
            <text:p text:style-name="P11">$3-81</text:p>
          </table:table-cell>
          <table:table-cell table:style-name="t3.B5" office:value-type="string">
            <text:p text:style-name="P11">$3-01</text:p>
          </table:table-cell>
          <table:table-cell table:style-name="t3.B5" office:value-type="string">
            <text:p text:style-name="P11">$3-11</text:p>
          </table:table-cell>
          <table:table-cell table:style-name="t3.B5" office:value-type="string">
            <text:p text:style-name="P11">$3-21</text:p>
          </table:table-cell>
          <table:covered-table-cell/>
        </table:table-row>
        <table:table-row>
          <table:table-cell table:style-name="t3.A5" office:value-type="string">
            <text:p text:style-name="P10">70 мкЗв/ч</text:p>
          </table:table-cell>
          <table:table-cell table:style-name="t3.B5" office:value-type="string">
            <text:p text:style-name="P11">$3-32</text:p>
          </table:table-cell>
          <table:table-cell table:style-name="t3.B5" office:value-type="string">
            <text:p text:style-name="P11">$3-42</text:p>
          </table:table-cell>
          <table:table-cell table:style-name="t3.B5" office:value-type="string">
            <text:p text:style-name="P11">$3-52</text:p>
          </table:table-cell>
          <table:table-cell table:style-name="t3.B5" office:value-type="string">
            <text:p text:style-name="P11">$3-62</text:p>
          </table:table-cell>
          <table:table-cell table:style-name="t3.B5" office:value-type="string">
            <text:p text:style-name="P11">$3-72</text:p>
          </table:table-cell>
          <table:table-cell table:style-name="t3.B5" office:value-type="string">
            <text:p text:style-name="P11">$3-82</text:p>
          </table:table-cell>
          <table:table-cell table:style-name="t3.B5" office:value-type="string">
            <text:p text:style-name="P11">$3-02</text:p>
          </table:table-cell>
          <table:table-cell table:style-name="t3.B5" office:value-type="string">
            <text:p text:style-name="P11">$3-12</text:p>
          </table:table-cell>
          <table:table-cell table:style-name="t3.B5" office:value-type="string">
            <text:p text:style-name="P11">$3-22</text:p>
          </table:table-cell>
          <table:covered-table-cell/>
        </table:table-row>
        <table:table-row>
          <table:table-cell table:style-name="t3.A5" office:value-type="string">
            <text:p text:style-name="P10">0.7 мЗв/ч</text:p>
          </table:table-cell>
          <table:table-cell table:style-name="t3.B5" office:value-type="string">
            <text:p text:style-name="P11">$3-33</text:p>
          </table:table-cell>
          <table:table-cell table:style-name="t3.B5" office:value-type="string">
            <text:p text:style-name="P11">$3-43</text:p>
          </table:table-cell>
          <table:table-cell table:style-name="t3.B5" office:value-type="string">
            <text:p text:style-name="P11">$3-53</text:p>
          </table:table-cell>
          <table:table-cell table:style-name="t3.B5" office:value-type="string">
            <text:p text:style-name="P11">$3-63</text:p>
          </table:table-cell>
          <table:table-cell table:style-name="t3.B5" office:value-type="string">
            <text:p text:style-name="P11">$3-73</text:p>
          </table:table-cell>
          <table:table-cell table:style-name="t3.B5" office:value-type="string">
            <text:p text:style-name="P11">$3-83</text:p>
          </table:table-cell>
          <table:table-cell table:style-name="t3.B5" office:value-type="string">
            <text:p text:style-name="P11">$3-03</text:p>
          </table:table-cell>
          <table:table-cell table:style-name="t3.B5" office:value-type="string">
            <text:p text:style-name="P11">$3-13</text:p>
          </table:table-cell>
          <table:table-cell table:style-name="t3.B5" office:value-type="string">
            <text:p text:style-name="P11">$3-23</text:p>
          </table:table-cell>
          <table:covered-table-cell/>
        </table:table-row>
        <table:table-row>
          <table:table-cell table:style-name="t3.A9" office:value-type="string">
            <text:p text:style-name="P10">7,0 мЗв/ч</text:p>
          </table:table-cell>
          <table:table-cell table:style-name="t3.B9" office:value-type="string">
            <text:p text:style-name="P11">$3-34</text:p>
          </table:table-cell>
          <table:table-cell table:style-name="t3.B9" office:value-type="string">
            <text:p text:style-name="P11">$3-44</text:p>
          </table:table-cell>
          <table:table-cell table:style-name="t3.B9" office:value-type="string">
            <text:p text:style-name="P11">$3-54</text:p>
          </table:table-cell>
          <table:table-cell table:style-name="t3.B9" office:value-type="string">
            <text:p text:style-name="P11">$3-64</text:p>
          </table:table-cell>
          <table:table-cell table:style-name="t3.B9" office:value-type="string">
            <text:p text:style-name="P11">$3-74</text:p>
          </table:table-cell>
          <table:table-cell table:style-name="t3.B9" office:value-type="string">
            <text:p text:style-name="P11">$3-84</text:p>
          </table:table-cell>
          <table:table-cell table:style-name="t3.B9" office:value-type="string">
            <text:p text:style-name="P11">$3-04</text:p>
          </table:table-cell>
          <table:table-cell table:style-name="t3.B9" office:value-type="string">
            <text:p text:style-name="P11">$3-14</text:p>
          </table:table-cell>
          <table:table-cell table:style-name="t3.B9" office:value-type="string">
            <text:p text:style-name="P11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2"><text:span text:style-name="T6">Д</text:span>озиметр-радиометр МКС-AT6130<text:span text:style-name="T6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0">Мощность амбиентной эквивалент-ной дозы в <text:span text:style-name="T6">контроль-ной</text:span> точке <text:span text:style-name="T25">Ḣ</text:span><text:span text:style-name="T15">oi</text:span></text:p>
          </table:table-cell>
          <table:table-cell table:style-name="t4.B2" table:number-rows-spanned="3" office:value-type="string">
            <text:p text:style-name="P22">Номер источ-ника</text:p>
          </table:table-cell>
          <table:table-cell table:style-name="t4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4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2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22"><text:span text:style-name="T26">θ</text:span><text:span text:style-name="T16">пр</text:span><text:span text:style-name="T17">i</text:span><text:span text:style-name="T6">,</text:span> %</text:p>
          </table:table-cell>
          <table:table-cell table:style-name="t4.B2" table:number-rows-spanned="3" office:value-type="string">
            <text:p text:style-name="P21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t4.K2" table:number-rows-spanned="3" office:value-type="string">
            <text:p text:style-name="P24"><text:span text:style-name="T23">Предел основной </text:span><text:span text:style-name="T6">относи-тельной</text:span> <text:span text:style-name="T1">погреш-ности</text:span>, </text:p>
            <text:p text:style-name="P24">%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27">Фон, нЗв/ч</text:p>
          </table:table-cell>
          <table:table-cell table:style-name="t4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7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28"><text:span text:style-name="T20">H</text:span><text:span text:style-name="T13">1</text:span></text:p>
          </table:table-cell>
          <table:table-cell table:style-name="t4.D3" office:value-type="string">
            <text:p text:style-name="P27"><text:span text:style-name="T3">H</text:span><text:span text:style-name="T13">2</text:span></text:p>
          </table:table-cell>
          <table:table-cell table:style-name="t4.D3" office:value-type="string">
            <text:p text:style-name="P27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0">0,7 мкЗв/ч</text:p>
          </table:table-cell>
          <table:table-cell table:style-name="t4.B5" office:value-type="string">
            <text:p text:style-name="P11">$4-30</text:p>
          </table:table-cell>
          <table:table-cell table:style-name="t4.B5" office:value-type="string">
            <text:p text:style-name="P11">$4-40</text:p>
          </table:table-cell>
          <table:table-cell table:style-name="t4.B5" office:value-type="string">
            <text:p text:style-name="P11">$4-50</text:p>
          </table:table-cell>
          <table:table-cell table:style-name="t4.B5" office:value-type="string">
            <text:p text:style-name="P11">$4-60</text:p>
          </table:table-cell>
          <table:table-cell table:style-name="t4.B5" office:value-type="string">
            <text:p text:style-name="P11">$4-70</text:p>
          </table:table-cell>
          <table:table-cell table:style-name="t4.B5" office:value-type="string">
            <text:p text:style-name="P11">$4-80</text:p>
          </table:table-cell>
          <table:table-cell table:style-name="t4.B5" office:value-type="string">
            <text:p text:style-name="P11">$4-00</text:p>
          </table:table-cell>
          <table:table-cell table:style-name="t4.B5" office:value-type="string">
            <text:p text:style-name="P11">$4-10</text:p>
          </table:table-cell>
          <table:table-cell table:style-name="t4.B5" office:value-type="string">
            <text:p text:style-name="P11">$4-20</text:p>
          </table:table-cell>
          <table:table-cell table:style-name="t4.K5" table:number-rows-spanned="5" office:value-type="string">
            <text:p text:style-name="P10">±<text:span text:style-name="T6">20</text:span></text:p>
          </table:table-cell>
        </table:table-row>
        <table:table-row>
          <table:table-cell table:style-name="t4.A5" office:value-type="string">
            <text:p text:style-name="P10">7 мкЗв/ч</text:p>
          </table:table-cell>
          <table:table-cell table:style-name="t4.B5" office:value-type="string">
            <text:p text:style-name="P11">$4-31</text:p>
          </table:table-cell>
          <table:table-cell table:style-name="t4.B5" office:value-type="string">
            <text:p text:style-name="P11">$4-41</text:p>
          </table:table-cell>
          <table:table-cell table:style-name="t4.B5" office:value-type="string">
            <text:p text:style-name="P11">$4-51</text:p>
          </table:table-cell>
          <table:table-cell table:style-name="t4.B5" office:value-type="string">
            <text:p text:style-name="P11">$4-61</text:p>
          </table:table-cell>
          <table:table-cell table:style-name="t4.B5" office:value-type="string">
            <text:p text:style-name="P11">$4-71</text:p>
          </table:table-cell>
          <table:table-cell table:style-name="t4.B5" office:value-type="string">
            <text:p text:style-name="P11">$4-81</text:p>
          </table:table-cell>
          <table:table-cell table:style-name="t4.B5" office:value-type="string">
            <text:p text:style-name="P11">$4-01</text:p>
          </table:table-cell>
          <table:table-cell table:style-name="t4.B5" office:value-type="string">
            <text:p text:style-name="P11">$4-11</text:p>
          </table:table-cell>
          <table:table-cell table:style-name="t4.B5" office:value-type="string">
            <text:p text:style-name="P11">$4-21</text:p>
          </table:table-cell>
          <table:covered-table-cell/>
        </table:table-row>
        <table:table-row>
          <table:table-cell table:style-name="t4.A5" office:value-type="string">
            <text:p text:style-name="P10">70 мкЗв/ч</text:p>
          </table:table-cell>
          <table:table-cell table:style-name="t4.B5" office:value-type="string">
            <text:p text:style-name="P11">$4-32</text:p>
          </table:table-cell>
          <table:table-cell table:style-name="t4.B5" office:value-type="string">
            <text:p text:style-name="P11">$4-42</text:p>
          </table:table-cell>
          <table:table-cell table:style-name="t4.B5" office:value-type="string">
            <text:p text:style-name="P11">$4-52</text:p>
          </table:table-cell>
          <table:table-cell table:style-name="t4.B5" office:value-type="string">
            <text:p text:style-name="P11">$4-62</text:p>
          </table:table-cell>
          <table:table-cell table:style-name="t4.B5" office:value-type="string">
            <text:p text:style-name="P11">$4-72</text:p>
          </table:table-cell>
          <table:table-cell table:style-name="t4.B5" office:value-type="string">
            <text:p text:style-name="P11">$4-82</text:p>
          </table:table-cell>
          <table:table-cell table:style-name="t4.B5" office:value-type="string">
            <text:p text:style-name="P11">$4-02</text:p>
          </table:table-cell>
          <table:table-cell table:style-name="t4.B5" office:value-type="string">
            <text:p text:style-name="P11">$4-12</text:p>
          </table:table-cell>
          <table:table-cell table:style-name="t4.B5" office:value-type="string">
            <text:p text:style-name="P11">$4-22</text:p>
          </table:table-cell>
          <table:covered-table-cell/>
        </table:table-row>
        <table:table-row>
          <table:table-cell table:style-name="t4.A5" office:value-type="string">
            <text:p text:style-name="P10">0.7 мЗв/ч</text:p>
          </table:table-cell>
          <table:table-cell table:style-name="t4.B5" office:value-type="string">
            <text:p text:style-name="P11">$4-33</text:p>
          </table:table-cell>
          <table:table-cell table:style-name="t4.B5" office:value-type="string">
            <text:p text:style-name="P11">$4-43</text:p>
          </table:table-cell>
          <table:table-cell table:style-name="t4.B5" office:value-type="string">
            <text:p text:style-name="P11">$4-53</text:p>
          </table:table-cell>
          <table:table-cell table:style-name="t4.B5" office:value-type="string">
            <text:p text:style-name="P11">$4-63</text:p>
          </table:table-cell>
          <table:table-cell table:style-name="t4.B5" office:value-type="string">
            <text:p text:style-name="P11">$4-73</text:p>
          </table:table-cell>
          <table:table-cell table:style-name="t4.B5" office:value-type="string">
            <text:p text:style-name="P11">$4-83</text:p>
          </table:table-cell>
          <table:table-cell table:style-name="t4.B5" office:value-type="string">
            <text:p text:style-name="P11">$4-03</text:p>
          </table:table-cell>
          <table:table-cell table:style-name="t4.B5" office:value-type="string">
            <text:p text:style-name="P11">$4-13</text:p>
          </table:table-cell>
          <table:table-cell table:style-name="t4.B5" office:value-type="string">
            <text:p text:style-name="P11">$4-23</text:p>
          </table:table-cell>
          <table:covered-table-cell/>
        </table:table-row>
        <table:table-row>
          <table:table-cell table:style-name="t4.A9" office:value-type="string">
            <text:p text:style-name="P10">7,0 мЗв/ч</text:p>
          </table:table-cell>
          <table:table-cell table:style-name="t4.B9" office:value-type="string">
            <text:p text:style-name="P11">$4-34</text:p>
          </table:table-cell>
          <table:table-cell table:style-name="t4.B9" office:value-type="string">
            <text:p text:style-name="P11">$4-44</text:p>
          </table:table-cell>
          <table:table-cell table:style-name="t4.B9" office:value-type="string">
            <text:p text:style-name="P11">$4-54</text:p>
          </table:table-cell>
          <table:table-cell table:style-name="t4.B9" office:value-type="string">
            <text:p text:style-name="P11">$4-64</text:p>
          </table:table-cell>
          <table:table-cell table:style-name="t4.B9" office:value-type="string">
            <text:p text:style-name="P11">$4-74</text:p>
          </table:table-cell>
          <table:table-cell table:style-name="t4.B9" office:value-type="string">
            <text:p text:style-name="P11">$4-84</text:p>
          </table:table-cell>
          <table:table-cell table:style-name="t4.B9" office:value-type="string">
            <text:p text:style-name="P11">$4-04</text:p>
          </table:table-cell>
          <table:table-cell table:style-name="t4.B9" office:value-type="string">
            <text:p text:style-name="P11">$4-14</text:p>
          </table:table-cell>
          <table:table-cell table:style-name="t4.B9" office:value-type="string">
            <text:p text:style-name="P11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2"><text:span text:style-name="T6">Д</text:span>озиметр-радиометр МКС-AT6130<text:span text:style-name="T6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0">Мощность амбиентной эквивалент-ной дозы в <text:span text:style-name="T6">контроль-ной</text:span> точке <text:span text:style-name="T25">Ḣ</text:span><text:span text:style-name="T15">oi</text:span></text:p>
          </table:table-cell>
          <table:table-cell table:style-name="t5.B2" table:number-rows-spanned="3" office:value-type="string">
            <text:p text:style-name="P22">Номер источ-ника</text:p>
          </table:table-cell>
          <table:table-cell table:style-name="t5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5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2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22"><text:span text:style-name="T26">θ</text:span><text:span text:style-name="T16">пр</text:span><text:span text:style-name="T17">i</text:span><text:span text:style-name="T6">,</text:span> %</text:p>
          </table:table-cell>
          <table:table-cell table:style-name="t5.B2" table:number-rows-spanned="3" office:value-type="string">
            <text:p text:style-name="P21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t5.K2" table:number-rows-spanned="3" office:value-type="string">
            <text:p text:style-name="P24"><text:span text:style-name="T23">Предел основной </text:span><text:span text:style-name="T6">относи-тельной</text:span> <text:span text:style-name="T1">погреш-ности</text:span>, </text:p>
            <text:p text:style-name="P24">%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27">Фон, нЗв/ч</text:p>
          </table:table-cell>
          <table:table-cell table:style-name="t5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7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28"><text:span text:style-name="T20">H</text:span><text:span text:style-name="T13">1</text:span></text:p>
          </table:table-cell>
          <table:table-cell table:style-name="t5.D3" office:value-type="string">
            <text:p text:style-name="P27"><text:span text:style-name="T3">H</text:span><text:span text:style-name="T13">2</text:span></text:p>
          </table:table-cell>
          <table:table-cell table:style-name="t5.D3" office:value-type="string">
            <text:p text:style-name="P27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0">0,7 мкЗв/ч</text:p>
          </table:table-cell>
          <table:table-cell table:style-name="t5.B5" office:value-type="string">
            <text:p text:style-name="P11">$5-30</text:p>
          </table:table-cell>
          <table:table-cell table:style-name="t5.B5" office:value-type="string">
            <text:p text:style-name="P11">$5-40</text:p>
          </table:table-cell>
          <table:table-cell table:style-name="t5.B5" office:value-type="string">
            <text:p text:style-name="P11">$5-50</text:p>
          </table:table-cell>
          <table:table-cell table:style-name="t5.B5" office:value-type="string">
            <text:p text:style-name="P11">$5-60</text:p>
          </table:table-cell>
          <table:table-cell table:style-name="t5.B5" office:value-type="string">
            <text:p text:style-name="P11">$5-70</text:p>
          </table:table-cell>
          <table:table-cell table:style-name="t5.B5" office:value-type="string">
            <text:p text:style-name="P11">$5-80</text:p>
          </table:table-cell>
          <table:table-cell table:style-name="t5.B5" office:value-type="string">
            <text:p text:style-name="P11">$5-00</text:p>
          </table:table-cell>
          <table:table-cell table:style-name="t5.B5" office:value-type="string">
            <text:p text:style-name="P11">$5-10</text:p>
          </table:table-cell>
          <table:table-cell table:style-name="t5.B5" office:value-type="string">
            <text:p text:style-name="P11">$5-20</text:p>
          </table:table-cell>
          <table:table-cell table:style-name="t5.K5" table:number-rows-spanned="5" office:value-type="string">
            <text:p text:style-name="P10">±<text:span text:style-name="T6">20</text:span></text:p>
          </table:table-cell>
        </table:table-row>
        <table:table-row>
          <table:table-cell table:style-name="t5.A5" office:value-type="string">
            <text:p text:style-name="P10">7 мкЗв/ч</text:p>
          </table:table-cell>
          <table:table-cell table:style-name="t5.B5" office:value-type="string">
            <text:p text:style-name="P11">$5-31</text:p>
          </table:table-cell>
          <table:table-cell table:style-name="t5.B5" office:value-type="string">
            <text:p text:style-name="P11">$5-41</text:p>
          </table:table-cell>
          <table:table-cell table:style-name="t5.B5" office:value-type="string">
            <text:p text:style-name="P11">$5-51</text:p>
          </table:table-cell>
          <table:table-cell table:style-name="t5.B5" office:value-type="string">
            <text:p text:style-name="P11">$5-61</text:p>
          </table:table-cell>
          <table:table-cell table:style-name="t5.B5" office:value-type="string">
            <text:p text:style-name="P11">$5-71</text:p>
          </table:table-cell>
          <table:table-cell table:style-name="t5.B5" office:value-type="string">
            <text:p text:style-name="P11">$5-81</text:p>
          </table:table-cell>
          <table:table-cell table:style-name="t5.B5" office:value-type="string">
            <text:p text:style-name="P11">$5-01</text:p>
          </table:table-cell>
          <table:table-cell table:style-name="t5.B5" office:value-type="string">
            <text:p text:style-name="P11">$5-11</text:p>
          </table:table-cell>
          <table:table-cell table:style-name="t5.B5" office:value-type="string">
            <text:p text:style-name="P11">$5-21</text:p>
          </table:table-cell>
          <table:covered-table-cell/>
        </table:table-row>
        <table:table-row>
          <table:table-cell table:style-name="t5.A5" office:value-type="string">
            <text:p text:style-name="P10">70 мкЗв/ч</text:p>
          </table:table-cell>
          <table:table-cell table:style-name="t5.B5" office:value-type="string">
            <text:p text:style-name="P11">$5-32</text:p>
          </table:table-cell>
          <table:table-cell table:style-name="t5.B5" office:value-type="string">
            <text:p text:style-name="P11">$5-42</text:p>
          </table:table-cell>
          <table:table-cell table:style-name="t5.B5" office:value-type="string">
            <text:p text:style-name="P11">$5-52</text:p>
          </table:table-cell>
          <table:table-cell table:style-name="t5.B5" office:value-type="string">
            <text:p text:style-name="P11">$5-62</text:p>
          </table:table-cell>
          <table:table-cell table:style-name="t5.B5" office:value-type="string">
            <text:p text:style-name="P11">$5-72</text:p>
          </table:table-cell>
          <table:table-cell table:style-name="t5.B5" office:value-type="string">
            <text:p text:style-name="P11">$5-82</text:p>
          </table:table-cell>
          <table:table-cell table:style-name="t5.B5" office:value-type="string">
            <text:p text:style-name="P11">$5-02</text:p>
          </table:table-cell>
          <table:table-cell table:style-name="t5.B5" office:value-type="string">
            <text:p text:style-name="P11">$5-12</text:p>
          </table:table-cell>
          <table:table-cell table:style-name="t5.B5" office:value-type="string">
            <text:p text:style-name="P11">$5-22</text:p>
          </table:table-cell>
          <table:covered-table-cell/>
        </table:table-row>
        <table:table-row>
          <table:table-cell table:style-name="t5.A5" office:value-type="string">
            <text:p text:style-name="P10">0.7 мЗв/ч</text:p>
          </table:table-cell>
          <table:table-cell table:style-name="t5.B5" office:value-type="string">
            <text:p text:style-name="P11">$5-33</text:p>
          </table:table-cell>
          <table:table-cell table:style-name="t5.B5" office:value-type="string">
            <text:p text:style-name="P11">$5-43</text:p>
          </table:table-cell>
          <table:table-cell table:style-name="t5.B5" office:value-type="string">
            <text:p text:style-name="P11">$5-53</text:p>
          </table:table-cell>
          <table:table-cell table:style-name="t5.B5" office:value-type="string">
            <text:p text:style-name="P11">$5-63</text:p>
          </table:table-cell>
          <table:table-cell table:style-name="t5.B5" office:value-type="string">
            <text:p text:style-name="P11">$5-73</text:p>
          </table:table-cell>
          <table:table-cell table:style-name="t5.B5" office:value-type="string">
            <text:p text:style-name="P11">$5-83</text:p>
          </table:table-cell>
          <table:table-cell table:style-name="t5.B5" office:value-type="string">
            <text:p text:style-name="P11">$5-03</text:p>
          </table:table-cell>
          <table:table-cell table:style-name="t5.B5" office:value-type="string">
            <text:p text:style-name="P11">$5-13</text:p>
          </table:table-cell>
          <table:table-cell table:style-name="t5.B5" office:value-type="string">
            <text:p text:style-name="P11">$5-23</text:p>
          </table:table-cell>
          <table:covered-table-cell/>
        </table:table-row>
        <table:table-row>
          <table:table-cell table:style-name="t5.A9" office:value-type="string">
            <text:p text:style-name="P10">7,0 мЗв/ч</text:p>
          </table:table-cell>
          <table:table-cell table:style-name="t5.B9" office:value-type="string">
            <text:p text:style-name="P11">$5-34</text:p>
          </table:table-cell>
          <table:table-cell table:style-name="t5.B9" office:value-type="string">
            <text:p text:style-name="P11">$5-44</text:p>
          </table:table-cell>
          <table:table-cell table:style-name="t5.B9" office:value-type="string">
            <text:p text:style-name="P11">$5-54</text:p>
          </table:table-cell>
          <table:table-cell table:style-name="t5.B9" office:value-type="string">
            <text:p text:style-name="P11">$5-64</text:p>
          </table:table-cell>
          <table:table-cell table:style-name="t5.B9" office:value-type="string">
            <text:p text:style-name="P11">$5-74</text:p>
          </table:table-cell>
          <table:table-cell table:style-name="t5.B9" office:value-type="string">
            <text:p text:style-name="P11">$5-84</text:p>
          </table:table-cell>
          <table:table-cell table:style-name="t5.B9" office:value-type="string">
            <text:p text:style-name="P11">$5-04</text:p>
          </table:table-cell>
          <table:table-cell table:style-name="t5.B9" office:value-type="string">
            <text:p text:style-name="P11">$5-14</text:p>
          </table:table-cell>
          <table:table-cell table:style-name="t5.B9" office:value-type="string">
            <text:p text:style-name="P11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2"><text:span text:style-name="T6">Д</text:span>озиметр-радиометр МКС-AT6130<text:span text:style-name="T6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0">Мощность амбиентной эквивалент-ной дозы в <text:span text:style-name="T6">контроль-ной</text:span> точке <text:span text:style-name="T25">Ḣ</text:span><text:span text:style-name="T15">oi</text:span></text:p>
          </table:table-cell>
          <table:table-cell table:style-name="t6.B2" table:number-rows-spanned="3" office:value-type="string">
            <text:p text:style-name="P22">Номер источ-ника</text:p>
          </table:table-cell>
          <table:table-cell table:style-name="t6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6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2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22"><text:span text:style-name="T26">θ</text:span><text:span text:style-name="T16">пр</text:span><text:span text:style-name="T17">i</text:span><text:span text:style-name="T6">,</text:span> %</text:p>
          </table:table-cell>
          <table:table-cell table:style-name="t6.B2" table:number-rows-spanned="3" office:value-type="string">
            <text:p text:style-name="P21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t6.K2" table:number-rows-spanned="3" office:value-type="string">
            <text:p text:style-name="P24"><text:span text:style-name="T23">Предел основной </text:span><text:span text:style-name="T6">относи-тельной</text:span> <text:span text:style-name="T1">погреш-ности</text:span>, </text:p>
            <text:p text:style-name="P24">%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27">Фон, нЗв/ч</text:p>
          </table:table-cell>
          <table:table-cell table:style-name="t6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7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28"><text:span text:style-name="T20">H</text:span><text:span text:style-name="T13">1</text:span></text:p>
          </table:table-cell>
          <table:table-cell table:style-name="t6.D3" office:value-type="string">
            <text:p text:style-name="P27"><text:span text:style-name="T3">H</text:span><text:span text:style-name="T13">2</text:span></text:p>
          </table:table-cell>
          <table:table-cell table:style-name="t6.D3" office:value-type="string">
            <text:p text:style-name="P27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0">0,7 мкЗв/ч</text:p>
          </table:table-cell>
          <table:table-cell table:style-name="t6.B5" office:value-type="string">
            <text:p text:style-name="P11">$6-30</text:p>
          </table:table-cell>
          <table:table-cell table:style-name="t6.B5" office:value-type="string">
            <text:p text:style-name="P11">$6-40</text:p>
          </table:table-cell>
          <table:table-cell table:style-name="t6.B5" office:value-type="string">
            <text:p text:style-name="P11">$6-50</text:p>
          </table:table-cell>
          <table:table-cell table:style-name="t6.B5" office:value-type="string">
            <text:p text:style-name="P11">$6-60</text:p>
          </table:table-cell>
          <table:table-cell table:style-name="t6.B5" office:value-type="string">
            <text:p text:style-name="P11">$6-70</text:p>
          </table:table-cell>
          <table:table-cell table:style-name="t6.B5" office:value-type="string">
            <text:p text:style-name="P11">$6-80</text:p>
          </table:table-cell>
          <table:table-cell table:style-name="t6.B5" office:value-type="string">
            <text:p text:style-name="P11">$6-00</text:p>
          </table:table-cell>
          <table:table-cell table:style-name="t6.B5" office:value-type="string">
            <text:p text:style-name="P11">$6-10</text:p>
          </table:table-cell>
          <table:table-cell table:style-name="t6.B5" office:value-type="string">
            <text:p text:style-name="P11">$6-20</text:p>
          </table:table-cell>
          <table:table-cell table:style-name="t6.K5" table:number-rows-spanned="5" office:value-type="string">
            <text:p text:style-name="P10">±<text:span text:style-name="T6">20</text:span></text:p>
          </table:table-cell>
        </table:table-row>
        <table:table-row>
          <table:table-cell table:style-name="t6.A5" office:value-type="string">
            <text:p text:style-name="P10">7 мкЗв/ч</text:p>
          </table:table-cell>
          <table:table-cell table:style-name="t6.B5" office:value-type="string">
            <text:p text:style-name="P11">$6-31</text:p>
          </table:table-cell>
          <table:table-cell table:style-name="t6.B5" office:value-type="string">
            <text:p text:style-name="P11">$6-41</text:p>
          </table:table-cell>
          <table:table-cell table:style-name="t6.B5" office:value-type="string">
            <text:p text:style-name="P11">$6-51</text:p>
          </table:table-cell>
          <table:table-cell table:style-name="t6.B5" office:value-type="string">
            <text:p text:style-name="P11">$6-61</text:p>
          </table:table-cell>
          <table:table-cell table:style-name="t6.B5" office:value-type="string">
            <text:p text:style-name="P11">$6-71</text:p>
          </table:table-cell>
          <table:table-cell table:style-name="t6.B5" office:value-type="string">
            <text:p text:style-name="P11">$6-81</text:p>
          </table:table-cell>
          <table:table-cell table:style-name="t6.B5" office:value-type="string">
            <text:p text:style-name="P11">$6-01</text:p>
          </table:table-cell>
          <table:table-cell table:style-name="t6.B5" office:value-type="string">
            <text:p text:style-name="P11">$6-11</text:p>
          </table:table-cell>
          <table:table-cell table:style-name="t6.B5" office:value-type="string">
            <text:p text:style-name="P11">$6-21</text:p>
          </table:table-cell>
          <table:covered-table-cell/>
        </table:table-row>
        <table:table-row>
          <table:table-cell table:style-name="t6.A5" office:value-type="string">
            <text:p text:style-name="P10">70 мкЗв/ч</text:p>
          </table:table-cell>
          <table:table-cell table:style-name="t6.B5" office:value-type="string">
            <text:p text:style-name="P11">$6-32</text:p>
          </table:table-cell>
          <table:table-cell table:style-name="t6.B5" office:value-type="string">
            <text:p text:style-name="P11">$6-42</text:p>
          </table:table-cell>
          <table:table-cell table:style-name="t6.B5" office:value-type="string">
            <text:p text:style-name="P11">$6-52</text:p>
          </table:table-cell>
          <table:table-cell table:style-name="t6.B5" office:value-type="string">
            <text:p text:style-name="P11">$6-62</text:p>
          </table:table-cell>
          <table:table-cell table:style-name="t6.B5" office:value-type="string">
            <text:p text:style-name="P11">$6-72</text:p>
          </table:table-cell>
          <table:table-cell table:style-name="t6.B5" office:value-type="string">
            <text:p text:style-name="P11">$6-82</text:p>
          </table:table-cell>
          <table:table-cell table:style-name="t6.B5" office:value-type="string">
            <text:p text:style-name="P11">$6-02</text:p>
          </table:table-cell>
          <table:table-cell table:style-name="t6.B5" office:value-type="string">
            <text:p text:style-name="P11">$6-12</text:p>
          </table:table-cell>
          <table:table-cell table:style-name="t6.B5" office:value-type="string">
            <text:p text:style-name="P11">$6-22</text:p>
          </table:table-cell>
          <table:covered-table-cell/>
        </table:table-row>
        <table:table-row>
          <table:table-cell table:style-name="t6.A5" office:value-type="string">
            <text:p text:style-name="P10">0.7 мЗв/ч</text:p>
          </table:table-cell>
          <table:table-cell table:style-name="t6.B5" office:value-type="string">
            <text:p text:style-name="P11">$6-33</text:p>
          </table:table-cell>
          <table:table-cell table:style-name="t6.B5" office:value-type="string">
            <text:p text:style-name="P11">$6-43</text:p>
          </table:table-cell>
          <table:table-cell table:style-name="t6.B5" office:value-type="string">
            <text:p text:style-name="P11">$6-53</text:p>
          </table:table-cell>
          <table:table-cell table:style-name="t6.B5" office:value-type="string">
            <text:p text:style-name="P11">$6-63</text:p>
          </table:table-cell>
          <table:table-cell table:style-name="t6.B5" office:value-type="string">
            <text:p text:style-name="P11">$6-73</text:p>
          </table:table-cell>
          <table:table-cell table:style-name="t6.B5" office:value-type="string">
            <text:p text:style-name="P11">$6-83</text:p>
          </table:table-cell>
          <table:table-cell table:style-name="t6.B5" office:value-type="string">
            <text:p text:style-name="P11">$6-03</text:p>
          </table:table-cell>
          <table:table-cell table:style-name="t6.B5" office:value-type="string">
            <text:p text:style-name="P11">$6-13</text:p>
          </table:table-cell>
          <table:table-cell table:style-name="t6.B5" office:value-type="string">
            <text:p text:style-name="P11">$6-23</text:p>
          </table:table-cell>
          <table:covered-table-cell/>
        </table:table-row>
        <table:table-row>
          <table:table-cell table:style-name="t6.A9" office:value-type="string">
            <text:p text:style-name="P10">7,0 мЗв/ч</text:p>
          </table:table-cell>
          <table:table-cell table:style-name="t6.B9" office:value-type="string">
            <text:p text:style-name="P11">$6-34</text:p>
          </table:table-cell>
          <table:table-cell table:style-name="t6.B9" office:value-type="string">
            <text:p text:style-name="P11">$6-44</text:p>
          </table:table-cell>
          <table:table-cell table:style-name="t6.B9" office:value-type="string">
            <text:p text:style-name="P11">$6-54</text:p>
          </table:table-cell>
          <table:table-cell table:style-name="t6.B9" office:value-type="string">
            <text:p text:style-name="P11">$6-64</text:p>
          </table:table-cell>
          <table:table-cell table:style-name="t6.B9" office:value-type="string">
            <text:p text:style-name="P11">$6-74</text:p>
          </table:table-cell>
          <table:table-cell table:style-name="t6.B9" office:value-type="string">
            <text:p text:style-name="P11">$6-84</text:p>
          </table:table-cell>
          <table:table-cell table:style-name="t6.B9" office:value-type="string">
            <text:p text:style-name="P11">$6-04</text:p>
          </table:table-cell>
          <table:table-cell table:style-name="t6.B9" office:value-type="string">
            <text:p text:style-name="P11">$6-14</text:p>
          </table:table-cell>
          <table:table-cell table:style-name="t6.B9" office:value-type="string">
            <text:p text:style-name="P11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2"><text:span text:style-name="T6">Д</text:span>озиметр-радиометр МКС-AT6130<text:span text:style-name="T6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0">Мощность амбиентной эквивалент-ной дозы в <text:span text:style-name="T6">контроль-ной</text:span> точке <text:span text:style-name="T25">Ḣ</text:span><text:span text:style-name="T15">oi</text:span></text:p>
          </table:table-cell>
          <table:table-cell table:style-name="t7.B2" table:number-rows-spanned="3" office:value-type="string">
            <text:p text:style-name="P22">Номер источ-ника</text:p>
          </table:table-cell>
          <table:table-cell table:style-name="t7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7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2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22"><text:span text:style-name="T26">θ</text:span><text:span text:style-name="T16">пр</text:span><text:span text:style-name="T17">i</text:span><text:span text:style-name="T6">,</text:span> %</text:p>
          </table:table-cell>
          <table:table-cell table:style-name="t7.B2" table:number-rows-spanned="3" office:value-type="string">
            <text:p text:style-name="P21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t7.K2" table:number-rows-spanned="3" office:value-type="string">
            <text:p text:style-name="P24"><text:span text:style-name="T23">Предел основной </text:span><text:span text:style-name="T6">относи-тельной</text:span> <text:span text:style-name="T1">погреш-ности</text:span>, </text:p>
            <text:p text:style-name="P24">%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27">Фон, нЗв/ч</text:p>
          </table:table-cell>
          <table:table-cell table:style-name="t7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7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28"><text:span text:style-name="T20">H</text:span><text:span text:style-name="T13">1</text:span></text:p>
          </table:table-cell>
          <table:table-cell table:style-name="t7.D3" office:value-type="string">
            <text:p text:style-name="P27"><text:span text:style-name="T3">H</text:span><text:span text:style-name="T13">2</text:span></text:p>
          </table:table-cell>
          <table:table-cell table:style-name="t7.D3" office:value-type="string">
            <text:p text:style-name="P27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0">0,7 мкЗв/ч</text:p>
          </table:table-cell>
          <table:table-cell table:style-name="t7.B5" office:value-type="string">
            <text:p text:style-name="P11">$7-30</text:p>
          </table:table-cell>
          <table:table-cell table:style-name="t7.B5" office:value-type="string">
            <text:p text:style-name="P11">$7-40</text:p>
          </table:table-cell>
          <table:table-cell table:style-name="t7.B5" office:value-type="string">
            <text:p text:style-name="P11">$7-50</text:p>
          </table:table-cell>
          <table:table-cell table:style-name="t7.B5" office:value-type="string">
            <text:p text:style-name="P11">$7-60</text:p>
          </table:table-cell>
          <table:table-cell table:style-name="t7.B5" office:value-type="string">
            <text:p text:style-name="P11">$7-70</text:p>
          </table:table-cell>
          <table:table-cell table:style-name="t7.B5" office:value-type="string">
            <text:p text:style-name="P11">$7-80</text:p>
          </table:table-cell>
          <table:table-cell table:style-name="t7.B5" office:value-type="string">
            <text:p text:style-name="P11">$7-00</text:p>
          </table:table-cell>
          <table:table-cell table:style-name="t7.B5" office:value-type="string">
            <text:p text:style-name="P11">$7-10</text:p>
          </table:table-cell>
          <table:table-cell table:style-name="t7.B5" office:value-type="string">
            <text:p text:style-name="P11">$7-20</text:p>
          </table:table-cell>
          <table:table-cell table:style-name="t7.K5" table:number-rows-spanned="5" office:value-type="string">
            <text:p text:style-name="P10">±<text:span text:style-name="T6">20</text:span></text:p>
          </table:table-cell>
        </table:table-row>
        <table:table-row>
          <table:table-cell table:style-name="t7.A5" office:value-type="string">
            <text:p text:style-name="P10">7 мкЗв/ч</text:p>
          </table:table-cell>
          <table:table-cell table:style-name="t7.B5" office:value-type="string">
            <text:p text:style-name="P11">$7-31</text:p>
          </table:table-cell>
          <table:table-cell table:style-name="t7.B5" office:value-type="string">
            <text:p text:style-name="P11">$7-41</text:p>
          </table:table-cell>
          <table:table-cell table:style-name="t7.B5" office:value-type="string">
            <text:p text:style-name="P11">$7-51</text:p>
          </table:table-cell>
          <table:table-cell table:style-name="t7.B5" office:value-type="string">
            <text:p text:style-name="P11">$7-61</text:p>
          </table:table-cell>
          <table:table-cell table:style-name="t7.B5" office:value-type="string">
            <text:p text:style-name="P11">$7-71</text:p>
          </table:table-cell>
          <table:table-cell table:style-name="t7.B5" office:value-type="string">
            <text:p text:style-name="P11">$7-81</text:p>
          </table:table-cell>
          <table:table-cell table:style-name="t7.B5" office:value-type="string">
            <text:p text:style-name="P11">$7-01</text:p>
          </table:table-cell>
          <table:table-cell table:style-name="t7.B5" office:value-type="string">
            <text:p text:style-name="P11">$7-11</text:p>
          </table:table-cell>
          <table:table-cell table:style-name="t7.B5" office:value-type="string">
            <text:p text:style-name="P11">$7-21</text:p>
          </table:table-cell>
          <table:covered-table-cell/>
        </table:table-row>
        <table:table-row>
          <table:table-cell table:style-name="t7.A5" office:value-type="string">
            <text:p text:style-name="P10">70 мкЗв/ч</text:p>
          </table:table-cell>
          <table:table-cell table:style-name="t7.B5" office:value-type="string">
            <text:p text:style-name="P11">$7-32</text:p>
          </table:table-cell>
          <table:table-cell table:style-name="t7.B5" office:value-type="string">
            <text:p text:style-name="P11">$7-42</text:p>
          </table:table-cell>
          <table:table-cell table:style-name="t7.B5" office:value-type="string">
            <text:p text:style-name="P11">$7-52</text:p>
          </table:table-cell>
          <table:table-cell table:style-name="t7.B5" office:value-type="string">
            <text:p text:style-name="P11">$7-62</text:p>
          </table:table-cell>
          <table:table-cell table:style-name="t7.B5" office:value-type="string">
            <text:p text:style-name="P11">$7-72</text:p>
          </table:table-cell>
          <table:table-cell table:style-name="t7.B5" office:value-type="string">
            <text:p text:style-name="P11">$7-82</text:p>
          </table:table-cell>
          <table:table-cell table:style-name="t7.B5" office:value-type="string">
            <text:p text:style-name="P11">$7-02</text:p>
          </table:table-cell>
          <table:table-cell table:style-name="t7.B5" office:value-type="string">
            <text:p text:style-name="P11">$7-12</text:p>
          </table:table-cell>
          <table:table-cell table:style-name="t7.B5" office:value-type="string">
            <text:p text:style-name="P11">$7-22</text:p>
          </table:table-cell>
          <table:covered-table-cell/>
        </table:table-row>
        <table:table-row>
          <table:table-cell table:style-name="t7.A5" office:value-type="string">
            <text:p text:style-name="P10">0.7 мЗв/ч</text:p>
          </table:table-cell>
          <table:table-cell table:style-name="t7.B5" office:value-type="string">
            <text:p text:style-name="P11">$7-33</text:p>
          </table:table-cell>
          <table:table-cell table:style-name="t7.B5" office:value-type="string">
            <text:p text:style-name="P11">$7-43</text:p>
          </table:table-cell>
          <table:table-cell table:style-name="t7.B5" office:value-type="string">
            <text:p text:style-name="P11">$7-53</text:p>
          </table:table-cell>
          <table:table-cell table:style-name="t7.B5" office:value-type="string">
            <text:p text:style-name="P11">$7-63</text:p>
          </table:table-cell>
          <table:table-cell table:style-name="t7.B5" office:value-type="string">
            <text:p text:style-name="P11">$7-73</text:p>
          </table:table-cell>
          <table:table-cell table:style-name="t7.B5" office:value-type="string">
            <text:p text:style-name="P11">$7-83</text:p>
          </table:table-cell>
          <table:table-cell table:style-name="t7.B5" office:value-type="string">
            <text:p text:style-name="P11">$7-03</text:p>
          </table:table-cell>
          <table:table-cell table:style-name="t7.B5" office:value-type="string">
            <text:p text:style-name="P11">$7-13</text:p>
          </table:table-cell>
          <table:table-cell table:style-name="t7.B5" office:value-type="string">
            <text:p text:style-name="P11">$7-23</text:p>
          </table:table-cell>
          <table:covered-table-cell/>
        </table:table-row>
        <table:table-row>
          <table:table-cell table:style-name="t7.A9" office:value-type="string">
            <text:p text:style-name="P10">7,0 мЗв/ч</text:p>
          </table:table-cell>
          <table:table-cell table:style-name="t7.B9" office:value-type="string">
            <text:p text:style-name="P11">$7-34</text:p>
          </table:table-cell>
          <table:table-cell table:style-name="t7.B9" office:value-type="string">
            <text:p text:style-name="P11">$7-44</text:p>
          </table:table-cell>
          <table:table-cell table:style-name="t7.B9" office:value-type="string">
            <text:p text:style-name="P11">$7-54</text:p>
          </table:table-cell>
          <table:table-cell table:style-name="t7.B9" office:value-type="string">
            <text:p text:style-name="P11">$7-64</text:p>
          </table:table-cell>
          <table:table-cell table:style-name="t7.B9" office:value-type="string">
            <text:p text:style-name="P11">$7-74</text:p>
          </table:table-cell>
          <table:table-cell table:style-name="t7.B9" office:value-type="string">
            <text:p text:style-name="P11">$7-84</text:p>
          </table:table-cell>
          <table:table-cell table:style-name="t7.B9" office:value-type="string">
            <text:p text:style-name="P11">$7-04</text:p>
          </table:table-cell>
          <table:table-cell table:style-name="t7.B9" office:value-type="string">
            <text:p text:style-name="P11">$7-14</text:p>
          </table:table-cell>
          <table:table-cell table:style-name="t7.B9" office:value-type="string">
            <text:p text:style-name="P11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2"><text:span text:style-name="T6">Д</text:span>озиметр-радиометр МКС-AT6130<text:span text:style-name="T6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0">Мощность амбиентной эквивалент-ной дозы в <text:span text:style-name="T6">контроль-ной</text:span> точке <text:span text:style-name="T25">Ḣ</text:span><text:span text:style-name="T15">oi</text:span></text:p>
          </table:table-cell>
          <table:table-cell table:style-name="t8.B2" table:number-rows-spanned="3" office:value-type="string">
            <text:p text:style-name="P22">Номер источ-ника</text:p>
          </table:table-cell>
          <table:table-cell table:style-name="t8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8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2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22"><text:span text:style-name="T26">θ</text:span><text:span text:style-name="T16">пр</text:span><text:span text:style-name="T17">i</text:span><text:span text:style-name="T6">,</text:span> %</text:p>
          </table:table-cell>
          <table:table-cell table:style-name="t8.B2" table:number-rows-spanned="3" office:value-type="string">
            <text:p text:style-name="P21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t8.K2" table:number-rows-spanned="3" office:value-type="string">
            <text:p text:style-name="P24"><text:span text:style-name="T23">Предел основной </text:span><text:span text:style-name="T6">относи-тельной</text:span> <text:span text:style-name="T1">погреш-ности</text:span>, </text:p>
            <text:p text:style-name="P24">%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27">Фон, нЗв/ч</text:p>
          </table:table-cell>
          <table:table-cell table:style-name="t8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7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28"><text:span text:style-name="T20">H</text:span><text:span text:style-name="T13">1</text:span></text:p>
          </table:table-cell>
          <table:table-cell table:style-name="t8.D3" office:value-type="string">
            <text:p text:style-name="P27"><text:span text:style-name="T3">H</text:span><text:span text:style-name="T13">2</text:span></text:p>
          </table:table-cell>
          <table:table-cell table:style-name="t8.D3" office:value-type="string">
            <text:p text:style-name="P27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0">0,7 мкЗв/ч</text:p>
          </table:table-cell>
          <table:table-cell table:style-name="t8.B5" office:value-type="string">
            <text:p text:style-name="P11">$8-30</text:p>
          </table:table-cell>
          <table:table-cell table:style-name="t8.B5" office:value-type="string">
            <text:p text:style-name="P11">$8-40</text:p>
          </table:table-cell>
          <table:table-cell table:style-name="t8.B5" office:value-type="string">
            <text:p text:style-name="P11">$8-50</text:p>
          </table:table-cell>
          <table:table-cell table:style-name="t8.B5" office:value-type="string">
            <text:p text:style-name="P11">$8-60</text:p>
          </table:table-cell>
          <table:table-cell table:style-name="t8.B5" office:value-type="string">
            <text:p text:style-name="P11">$8-70</text:p>
          </table:table-cell>
          <table:table-cell table:style-name="t8.B5" office:value-type="string">
            <text:p text:style-name="P11">$8-80</text:p>
          </table:table-cell>
          <table:table-cell table:style-name="t8.B5" office:value-type="string">
            <text:p text:style-name="P11">$8-00</text:p>
          </table:table-cell>
          <table:table-cell table:style-name="t8.B5" office:value-type="string">
            <text:p text:style-name="P11">$8-10</text:p>
          </table:table-cell>
          <table:table-cell table:style-name="t8.B5" office:value-type="string">
            <text:p text:style-name="P11">$8-20</text:p>
          </table:table-cell>
          <table:table-cell table:style-name="t8.K5" table:number-rows-spanned="5" office:value-type="string">
            <text:p text:style-name="P10">±<text:span text:style-name="T6">20</text:span></text:p>
          </table:table-cell>
        </table:table-row>
        <table:table-row>
          <table:table-cell table:style-name="t8.A5" office:value-type="string">
            <text:p text:style-name="P10">7 мкЗв/ч</text:p>
          </table:table-cell>
          <table:table-cell table:style-name="t8.B5" office:value-type="string">
            <text:p text:style-name="P11">$8-31</text:p>
          </table:table-cell>
          <table:table-cell table:style-name="t8.B5" office:value-type="string">
            <text:p text:style-name="P11">$8-41</text:p>
          </table:table-cell>
          <table:table-cell table:style-name="t8.B5" office:value-type="string">
            <text:p text:style-name="P11">$8-51</text:p>
          </table:table-cell>
          <table:table-cell table:style-name="t8.B5" office:value-type="string">
            <text:p text:style-name="P11">$8-61</text:p>
          </table:table-cell>
          <table:table-cell table:style-name="t8.B5" office:value-type="string">
            <text:p text:style-name="P11">$8-71</text:p>
          </table:table-cell>
          <table:table-cell table:style-name="t8.B5" office:value-type="string">
            <text:p text:style-name="P11">$8-81</text:p>
          </table:table-cell>
          <table:table-cell table:style-name="t8.B5" office:value-type="string">
            <text:p text:style-name="P11">$8-01</text:p>
          </table:table-cell>
          <table:table-cell table:style-name="t8.B5" office:value-type="string">
            <text:p text:style-name="P11">$8-11</text:p>
          </table:table-cell>
          <table:table-cell table:style-name="t8.B5" office:value-type="string">
            <text:p text:style-name="P11">$8-21</text:p>
          </table:table-cell>
          <table:covered-table-cell/>
        </table:table-row>
        <table:table-row>
          <table:table-cell table:style-name="t8.A5" office:value-type="string">
            <text:p text:style-name="P10">70 мкЗв/ч</text:p>
          </table:table-cell>
          <table:table-cell table:style-name="t8.B5" office:value-type="string">
            <text:p text:style-name="P11">$8-32</text:p>
          </table:table-cell>
          <table:table-cell table:style-name="t8.B5" office:value-type="string">
            <text:p text:style-name="P11">$8-42</text:p>
          </table:table-cell>
          <table:table-cell table:style-name="t8.B5" office:value-type="string">
            <text:p text:style-name="P11">$8-52</text:p>
          </table:table-cell>
          <table:table-cell table:style-name="t8.B5" office:value-type="string">
            <text:p text:style-name="P11">$8-62</text:p>
          </table:table-cell>
          <table:table-cell table:style-name="t8.B5" office:value-type="string">
            <text:p text:style-name="P11">$8-72</text:p>
          </table:table-cell>
          <table:table-cell table:style-name="t8.B5" office:value-type="string">
            <text:p text:style-name="P11">$8-82</text:p>
          </table:table-cell>
          <table:table-cell table:style-name="t8.B5" office:value-type="string">
            <text:p text:style-name="P11">$8-02</text:p>
          </table:table-cell>
          <table:table-cell table:style-name="t8.B5" office:value-type="string">
            <text:p text:style-name="P11">$8-12</text:p>
          </table:table-cell>
          <table:table-cell table:style-name="t8.B5" office:value-type="string">
            <text:p text:style-name="P11">$8-22</text:p>
          </table:table-cell>
          <table:covered-table-cell/>
        </table:table-row>
        <table:table-row>
          <table:table-cell table:style-name="t8.A5" office:value-type="string">
            <text:p text:style-name="P10">0.7 мЗв/ч</text:p>
          </table:table-cell>
          <table:table-cell table:style-name="t8.B5" office:value-type="string">
            <text:p text:style-name="P11">$8-33</text:p>
          </table:table-cell>
          <table:table-cell table:style-name="t8.B5" office:value-type="string">
            <text:p text:style-name="P11">$8-43</text:p>
          </table:table-cell>
          <table:table-cell table:style-name="t8.B5" office:value-type="string">
            <text:p text:style-name="P11">$8-53</text:p>
          </table:table-cell>
          <table:table-cell table:style-name="t8.B5" office:value-type="string">
            <text:p text:style-name="P11">$8-63</text:p>
          </table:table-cell>
          <table:table-cell table:style-name="t8.B5" office:value-type="string">
            <text:p text:style-name="P11">$8-73</text:p>
          </table:table-cell>
          <table:table-cell table:style-name="t8.B5" office:value-type="string">
            <text:p text:style-name="P11">$8-83</text:p>
          </table:table-cell>
          <table:table-cell table:style-name="t8.B5" office:value-type="string">
            <text:p text:style-name="P11">$8-03</text:p>
          </table:table-cell>
          <table:table-cell table:style-name="t8.B5" office:value-type="string">
            <text:p text:style-name="P11">$8-13</text:p>
          </table:table-cell>
          <table:table-cell table:style-name="t8.B5" office:value-type="string">
            <text:p text:style-name="P11">$8-23</text:p>
          </table:table-cell>
          <table:covered-table-cell/>
        </table:table-row>
        <table:table-row>
          <table:table-cell table:style-name="t8.A9" office:value-type="string">
            <text:p text:style-name="P10">7,0 мЗв/ч</text:p>
          </table:table-cell>
          <table:table-cell table:style-name="t8.B9" office:value-type="string">
            <text:p text:style-name="P11">$8-34</text:p>
          </table:table-cell>
          <table:table-cell table:style-name="t8.B9" office:value-type="string">
            <text:p text:style-name="P11">$8-44</text:p>
          </table:table-cell>
          <table:table-cell table:style-name="t8.B9" office:value-type="string">
            <text:p text:style-name="P11">$8-54</text:p>
          </table:table-cell>
          <table:table-cell table:style-name="t8.B9" office:value-type="string">
            <text:p text:style-name="P11">$8-64</text:p>
          </table:table-cell>
          <table:table-cell table:style-name="t8.B9" office:value-type="string">
            <text:p text:style-name="P11">$8-74</text:p>
          </table:table-cell>
          <table:table-cell table:style-name="t8.B9" office:value-type="string">
            <text:p text:style-name="P11">$8-84</text:p>
          </table:table-cell>
          <table:table-cell table:style-name="t8.B9" office:value-type="string">
            <text:p text:style-name="P11">$8-04</text:p>
          </table:table-cell>
          <table:table-cell table:style-name="t8.B9" office:value-type="string">
            <text:p text:style-name="P11">$8-14</text:p>
          </table:table-cell>
          <table:table-cell table:style-name="t8.B9" office:value-type="string">
            <text:p text:style-name="P11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32"><text:span text:style-name="T6">Д</text:span>озиметр-радиометр МКС-AT6130<text:span text:style-name="T6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0">Мощность амбиентной эквивалент-ной дозы в <text:span text:style-name="T6">контроль-ной</text:span> точке <text:span text:style-name="T25">Ḣ</text:span><text:span text:style-name="T15">oi</text:span></text:p>
          </table:table-cell>
          <table:table-cell table:style-name="t9.B2" table:number-rows-spanned="3" office:value-type="string">
            <text:p text:style-name="P22">Номер источ-ника</text:p>
          </table:table-cell>
          <table:table-cell table:style-name="t9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9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2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22"><text:span text:style-name="T26">θ</text:span><text:span text:style-name="T16">пр</text:span><text:span text:style-name="T17">i</text:span><text:span text:style-name="T6">,</text:span> %</text:p>
          </table:table-cell>
          <table:table-cell table:style-name="t9.B2" table:number-rows-spanned="3" office:value-type="string">
            <text:p text:style-name="P21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t9.K2" table:number-rows-spanned="3" office:value-type="string">
            <text:p text:style-name="P24"><text:span text:style-name="T23">Предел основной </text:span><text:span text:style-name="T6">относи-тельной</text:span> <text:span text:style-name="T1">погреш-ности</text:span>, </text:p>
            <text:p text:style-name="P24">%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27">Фон, нЗв/ч</text:p>
          </table:table-cell>
          <table:table-cell table:style-name="t9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7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28"><text:span text:style-name="T20">H</text:span><text:span text:style-name="T13">1</text:span></text:p>
          </table:table-cell>
          <table:table-cell table:style-name="t9.D3" office:value-type="string">
            <text:p text:style-name="P27"><text:span text:style-name="T3">H</text:span><text:span text:style-name="T13">2</text:span></text:p>
          </table:table-cell>
          <table:table-cell table:style-name="t9.D3" office:value-type="string">
            <text:p text:style-name="P27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0">0,7 мкЗв/ч</text:p>
          </table:table-cell>
          <table:table-cell table:style-name="t9.B5" office:value-type="string">
            <text:p text:style-name="P11">$9-30</text:p>
          </table:table-cell>
          <table:table-cell table:style-name="t9.B5" office:value-type="string">
            <text:p text:style-name="P11">$9-40</text:p>
          </table:table-cell>
          <table:table-cell table:style-name="t9.B5" office:value-type="string">
            <text:p text:style-name="P11">$9-50</text:p>
          </table:table-cell>
          <table:table-cell table:style-name="t9.B5" office:value-type="string">
            <text:p text:style-name="P11">$9-60</text:p>
          </table:table-cell>
          <table:table-cell table:style-name="t9.B5" office:value-type="string">
            <text:p text:style-name="P11">$9-70</text:p>
          </table:table-cell>
          <table:table-cell table:style-name="t9.B5" office:value-type="string">
            <text:p text:style-name="P11">$9-80</text:p>
          </table:table-cell>
          <table:table-cell table:style-name="t9.B5" office:value-type="string">
            <text:p text:style-name="P11">$9-00</text:p>
          </table:table-cell>
          <table:table-cell table:style-name="t9.B5" office:value-type="string">
            <text:p text:style-name="P11">$9-10</text:p>
          </table:table-cell>
          <table:table-cell table:style-name="t9.B5" office:value-type="string">
            <text:p text:style-name="P11">$9-20</text:p>
          </table:table-cell>
          <table:table-cell table:style-name="t9.K5" table:number-rows-spanned="5" office:value-type="string">
            <text:p text:style-name="P10">±<text:span text:style-name="T6">20</text:span></text:p>
          </table:table-cell>
        </table:table-row>
        <table:table-row>
          <table:table-cell table:style-name="t9.A5" office:value-type="string">
            <text:p text:style-name="P10">7 мкЗв/ч</text:p>
          </table:table-cell>
          <table:table-cell table:style-name="t9.B5" office:value-type="string">
            <text:p text:style-name="P11">$9-31</text:p>
          </table:table-cell>
          <table:table-cell table:style-name="t9.B5" office:value-type="string">
            <text:p text:style-name="P11">$9-41</text:p>
          </table:table-cell>
          <table:table-cell table:style-name="t9.B5" office:value-type="string">
            <text:p text:style-name="P11">$9-51</text:p>
          </table:table-cell>
          <table:table-cell table:style-name="t9.B5" office:value-type="string">
            <text:p text:style-name="P11">$9-61</text:p>
          </table:table-cell>
          <table:table-cell table:style-name="t9.B5" office:value-type="string">
            <text:p text:style-name="P11">$9-71</text:p>
          </table:table-cell>
          <table:table-cell table:style-name="t9.B5" office:value-type="string">
            <text:p text:style-name="P11">$9-81</text:p>
          </table:table-cell>
          <table:table-cell table:style-name="t9.B5" office:value-type="string">
            <text:p text:style-name="P11">$9-01</text:p>
          </table:table-cell>
          <table:table-cell table:style-name="t9.B5" office:value-type="string">
            <text:p text:style-name="P11">$9-11</text:p>
          </table:table-cell>
          <table:table-cell table:style-name="t9.B5" office:value-type="string">
            <text:p text:style-name="P11">$9-21</text:p>
          </table:table-cell>
          <table:covered-table-cell/>
        </table:table-row>
        <table:table-row>
          <table:table-cell table:style-name="t9.A5" office:value-type="string">
            <text:p text:style-name="P10">70 мкЗв/ч</text:p>
          </table:table-cell>
          <table:table-cell table:style-name="t9.B5" office:value-type="string">
            <text:p text:style-name="P11">$9-32</text:p>
          </table:table-cell>
          <table:table-cell table:style-name="t9.B5" office:value-type="string">
            <text:p text:style-name="P11">$9-42</text:p>
          </table:table-cell>
          <table:table-cell table:style-name="t9.B5" office:value-type="string">
            <text:p text:style-name="P11">$9-52</text:p>
          </table:table-cell>
          <table:table-cell table:style-name="t9.B5" office:value-type="string">
            <text:p text:style-name="P11">$9-62</text:p>
          </table:table-cell>
          <table:table-cell table:style-name="t9.B5" office:value-type="string">
            <text:p text:style-name="P11">$9-72</text:p>
          </table:table-cell>
          <table:table-cell table:style-name="t9.B5" office:value-type="string">
            <text:p text:style-name="P11">$9-82</text:p>
          </table:table-cell>
          <table:table-cell table:style-name="t9.B5" office:value-type="string">
            <text:p text:style-name="P11">$9-02</text:p>
          </table:table-cell>
          <table:table-cell table:style-name="t9.B5" office:value-type="string">
            <text:p text:style-name="P11">$9-12</text:p>
          </table:table-cell>
          <table:table-cell table:style-name="t9.B5" office:value-type="string">
            <text:p text:style-name="P11">$9-22</text:p>
          </table:table-cell>
          <table:covered-table-cell/>
        </table:table-row>
        <table:table-row>
          <table:table-cell table:style-name="t9.A5" office:value-type="string">
            <text:p text:style-name="P10">0.7 мЗв/ч</text:p>
          </table:table-cell>
          <table:table-cell table:style-name="t9.B5" office:value-type="string">
            <text:p text:style-name="P11">$9-33</text:p>
          </table:table-cell>
          <table:table-cell table:style-name="t9.B5" office:value-type="string">
            <text:p text:style-name="P11">$9-43</text:p>
          </table:table-cell>
          <table:table-cell table:style-name="t9.B5" office:value-type="string">
            <text:p text:style-name="P11">$9-53</text:p>
          </table:table-cell>
          <table:table-cell table:style-name="t9.B5" office:value-type="string">
            <text:p text:style-name="P11">$9-63</text:p>
          </table:table-cell>
          <table:table-cell table:style-name="t9.B5" office:value-type="string">
            <text:p text:style-name="P11">$9-73</text:p>
          </table:table-cell>
          <table:table-cell table:style-name="t9.B5" office:value-type="string">
            <text:p text:style-name="P11">$9-83</text:p>
          </table:table-cell>
          <table:table-cell table:style-name="t9.B5" office:value-type="string">
            <text:p text:style-name="P11">$9-03</text:p>
          </table:table-cell>
          <table:table-cell table:style-name="t9.B5" office:value-type="string">
            <text:p text:style-name="P11">$9-13</text:p>
          </table:table-cell>
          <table:table-cell table:style-name="t9.B5" office:value-type="string">
            <text:p text:style-name="P11">$9-23</text:p>
          </table:table-cell>
          <table:covered-table-cell/>
        </table:table-row>
        <table:table-row>
          <table:table-cell table:style-name="t9.A9" office:value-type="string">
            <text:p text:style-name="P10">7,0 мЗв/ч</text:p>
          </table:table-cell>
          <table:table-cell table:style-name="t9.B9" office:value-type="string">
            <text:p text:style-name="P11">$9-34</text:p>
          </table:table-cell>
          <table:table-cell table:style-name="t9.B9" office:value-type="string">
            <text:p text:style-name="P11">$9-44</text:p>
          </table:table-cell>
          <table:table-cell table:style-name="t9.B9" office:value-type="string">
            <text:p text:style-name="P11">$9-54</text:p>
          </table:table-cell>
          <table:table-cell table:style-name="t9.B9" office:value-type="string">
            <text:p text:style-name="P11">$9-64</text:p>
          </table:table-cell>
          <table:table-cell table:style-name="t9.B9" office:value-type="string">
            <text:p text:style-name="P11">$9-74</text:p>
          </table:table-cell>
          <table:table-cell table:style-name="t9.B9" office:value-type="string">
            <text:p text:style-name="P11">$9-84</text:p>
          </table:table-cell>
          <table:table-cell table:style-name="t9.B9" office:value-type="string">
            <text:p text:style-name="P11">$9-04</text:p>
          </table:table-cell>
          <table:table-cell table:style-name="t9.B9" office:value-type="string">
            <text:p text:style-name="P11">$9-14</text:p>
          </table:table-cell>
          <table:table-cell table:style-name="t9.B9" office:value-type="string">
            <text:p text:style-name="P11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32"><text:span text:style-name="T6">Д</text:span>озиметр-радиометр МКС-AT6130<text:span text:style-name="T6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0">Мощность амбиентной эквивалент-ной дозы в <text:span text:style-name="T6">контроль-ной</text:span> точке <text:span text:style-name="T25">Ḣ</text:span><text:span text:style-name="T15">oi</text:span></text:p>
          </table:table-cell>
          <table:table-cell table:style-name="t10.B2" table:number-rows-spanned="3" office:value-type="string">
            <text:p text:style-name="P22">Номер источ-ника</text:p>
          </table:table-cell>
          <table:table-cell table:style-name="t10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10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2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22"><text:span text:style-name="T26">θ</text:span><text:span text:style-name="T16">пр</text:span><text:span text:style-name="T17">i</text:span><text:span text:style-name="T6">,</text:span> %</text:p>
          </table:table-cell>
          <table:table-cell table:style-name="t10.B2" table:number-rows-spanned="3" office:value-type="string">
            <text:p text:style-name="P21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t10.K2" table:number-rows-spanned="3" office:value-type="string">
            <text:p text:style-name="P24"><text:span text:style-name="T23">Предел основной </text:span><text:span text:style-name="T6">относи-тельной</text:span> <text:span text:style-name="T1">погреш-ности</text:span>, </text:p>
            <text:p text:style-name="P24">%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27">Фон, нЗв/ч</text:p>
          </table:table-cell>
          <table:table-cell table:style-name="t10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7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28"><text:span text:style-name="T20">H</text:span><text:span text:style-name="T13">1</text:span></text:p>
          </table:table-cell>
          <table:table-cell table:style-name="t10.D3" office:value-type="string">
            <text:p text:style-name="P27"><text:span text:style-name="T3">H</text:span><text:span text:style-name="T13">2</text:span></text:p>
          </table:table-cell>
          <table:table-cell table:style-name="t10.D3" office:value-type="string">
            <text:p text:style-name="P27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0">0,7 мкЗв/ч</text:p>
          </table:table-cell>
          <table:table-cell table:style-name="t10.B5" office:value-type="string">
            <text:p text:style-name="P11">$10-30</text:p>
          </table:table-cell>
          <table:table-cell table:style-name="t10.B5" office:value-type="string">
            <text:p text:style-name="P11">$10-40</text:p>
          </table:table-cell>
          <table:table-cell table:style-name="t10.B5" office:value-type="string">
            <text:p text:style-name="P11">$10-50</text:p>
          </table:table-cell>
          <table:table-cell table:style-name="t10.B5" office:value-type="string">
            <text:p text:style-name="P11">$10-60</text:p>
          </table:table-cell>
          <table:table-cell table:style-name="t10.B5" office:value-type="string">
            <text:p text:style-name="P11">$10-70</text:p>
          </table:table-cell>
          <table:table-cell table:style-name="t10.B5" office:value-type="string">
            <text:p text:style-name="P11">$10-80</text:p>
          </table:table-cell>
          <table:table-cell table:style-name="t10.B5" office:value-type="string">
            <text:p text:style-name="P11">$10-00</text:p>
          </table:table-cell>
          <table:table-cell table:style-name="t10.B5" office:value-type="string">
            <text:p text:style-name="P11">$10-10</text:p>
          </table:table-cell>
          <table:table-cell table:style-name="t10.B5" office:value-type="string">
            <text:p text:style-name="P11">$10-20</text:p>
          </table:table-cell>
          <table:table-cell table:style-name="t10.K5" table:number-rows-spanned="5" office:value-type="string">
            <text:p text:style-name="P10">±<text:span text:style-name="T6">20</text:span></text:p>
          </table:table-cell>
        </table:table-row>
        <table:table-row>
          <table:table-cell table:style-name="t10.A5" office:value-type="string">
            <text:p text:style-name="P10">7 мкЗв/ч</text:p>
          </table:table-cell>
          <table:table-cell table:style-name="t10.B5" office:value-type="string">
            <text:p text:style-name="P11">$10-31</text:p>
          </table:table-cell>
          <table:table-cell table:style-name="t10.B5" office:value-type="string">
            <text:p text:style-name="P11">$10-41</text:p>
          </table:table-cell>
          <table:table-cell table:style-name="t10.B5" office:value-type="string">
            <text:p text:style-name="P11">$10-51</text:p>
          </table:table-cell>
          <table:table-cell table:style-name="t10.B5" office:value-type="string">
            <text:p text:style-name="P11">$10-61</text:p>
          </table:table-cell>
          <table:table-cell table:style-name="t10.B5" office:value-type="string">
            <text:p text:style-name="P11">$10-71</text:p>
          </table:table-cell>
          <table:table-cell table:style-name="t10.B5" office:value-type="string">
            <text:p text:style-name="P11">$10-81</text:p>
          </table:table-cell>
          <table:table-cell table:style-name="t10.B5" office:value-type="string">
            <text:p text:style-name="P11">$10-01</text:p>
          </table:table-cell>
          <table:table-cell table:style-name="t10.B5" office:value-type="string">
            <text:p text:style-name="P11">$10-11</text:p>
          </table:table-cell>
          <table:table-cell table:style-name="t10.B5" office:value-type="string">
            <text:p text:style-name="P11">$10-21</text:p>
          </table:table-cell>
          <table:covered-table-cell/>
        </table:table-row>
        <table:table-row>
          <table:table-cell table:style-name="t10.A5" office:value-type="string">
            <text:p text:style-name="P10">70 мкЗв/ч</text:p>
          </table:table-cell>
          <table:table-cell table:style-name="t10.B5" office:value-type="string">
            <text:p text:style-name="P11">$10-32</text:p>
          </table:table-cell>
          <table:table-cell table:style-name="t10.B5" office:value-type="string">
            <text:p text:style-name="P11">$10-42</text:p>
          </table:table-cell>
          <table:table-cell table:style-name="t10.B5" office:value-type="string">
            <text:p text:style-name="P11">$10-52</text:p>
          </table:table-cell>
          <table:table-cell table:style-name="t10.B5" office:value-type="string">
            <text:p text:style-name="P11">$10-62</text:p>
          </table:table-cell>
          <table:table-cell table:style-name="t10.B5" office:value-type="string">
            <text:p text:style-name="P11">$10-72</text:p>
          </table:table-cell>
          <table:table-cell table:style-name="t10.B5" office:value-type="string">
            <text:p text:style-name="P11">$10-82</text:p>
          </table:table-cell>
          <table:table-cell table:style-name="t10.B5" office:value-type="string">
            <text:p text:style-name="P11">$10-02</text:p>
          </table:table-cell>
          <table:table-cell table:style-name="t10.B5" office:value-type="string">
            <text:p text:style-name="P11">$10-12</text:p>
          </table:table-cell>
          <table:table-cell table:style-name="t10.B5" office:value-type="string">
            <text:p text:style-name="P11">$10-22</text:p>
          </table:table-cell>
          <table:covered-table-cell/>
        </table:table-row>
        <table:table-row>
          <table:table-cell table:style-name="t10.A5" office:value-type="string">
            <text:p text:style-name="P10">0.7 мЗв/ч</text:p>
          </table:table-cell>
          <table:table-cell table:style-name="t10.B5" office:value-type="string">
            <text:p text:style-name="P11">$10-33</text:p>
          </table:table-cell>
          <table:table-cell table:style-name="t10.B5" office:value-type="string">
            <text:p text:style-name="P11">$10-43</text:p>
          </table:table-cell>
          <table:table-cell table:style-name="t10.B5" office:value-type="string">
            <text:p text:style-name="P11">$10-53</text:p>
          </table:table-cell>
          <table:table-cell table:style-name="t10.B5" office:value-type="string">
            <text:p text:style-name="P11">$10-63</text:p>
          </table:table-cell>
          <table:table-cell table:style-name="t10.B5" office:value-type="string">
            <text:p text:style-name="P11">$10-73</text:p>
          </table:table-cell>
          <table:table-cell table:style-name="t10.B5" office:value-type="string">
            <text:p text:style-name="P11">$10-83</text:p>
          </table:table-cell>
          <table:table-cell table:style-name="t10.B5" office:value-type="string">
            <text:p text:style-name="P11">$10-03</text:p>
          </table:table-cell>
          <table:table-cell table:style-name="t10.B5" office:value-type="string">
            <text:p text:style-name="P11">$10-13</text:p>
          </table:table-cell>
          <table:table-cell table:style-name="t10.B5" office:value-type="string">
            <text:p text:style-name="P11">$10-23</text:p>
          </table:table-cell>
          <table:covered-table-cell/>
        </table:table-row>
        <table:table-row>
          <table:table-cell table:style-name="t10.A9" office:value-type="string">
            <text:p text:style-name="P10">7,0 мЗв/ч</text:p>
          </table:table-cell>
          <table:table-cell table:style-name="t10.B9" office:value-type="string">
            <text:p text:style-name="P11">$10-34</text:p>
          </table:table-cell>
          <table:table-cell table:style-name="t10.B9" office:value-type="string">
            <text:p text:style-name="P11">$10-44</text:p>
          </table:table-cell>
          <table:table-cell table:style-name="t10.B9" office:value-type="string">
            <text:p text:style-name="P11">$10-54</text:p>
          </table:table-cell>
          <table:table-cell table:style-name="t10.B9" office:value-type="string">
            <text:p text:style-name="P11">$10-64</text:p>
          </table:table-cell>
          <table:table-cell table:style-name="t10.B9" office:value-type="string">
            <text:p text:style-name="P11">$10-74</text:p>
          </table:table-cell>
          <table:table-cell table:style-name="t10.B9" office:value-type="string">
            <text:p text:style-name="P11">$10-84</text:p>
          </table:table-cell>
          <table:table-cell table:style-name="t10.B9" office:value-type="string">
            <text:p text:style-name="P11">$10-04</text:p>
          </table:table-cell>
          <table:table-cell table:style-name="t10.B9" office:value-type="string">
            <text:p text:style-name="P11">$10-14</text:p>
          </table:table-cell>
          <table:table-cell table:style-name="t10.B9" office:value-type="string">
            <text:p text:style-name="P11">$10-24</text:p>
          </table:table-cell>
          <table:covered-table-cell/>
        </table:table-row>
      </table:table>
      <text:p text:style-name="Text_20_body"/>
      <text:p text:style-name="P39"><text:span text:style-name="T12">б</text:span><text:span text:style-name="T5">)<text:tab/>Проверка основной относительной погрешности измерения плотности потока бета-чаcтиц</text:span><text:span text:style-name="T12"> д</text:span><text:span text:style-name="T5">озиметр</text:span><text:span text:style-name="T12">а</text:span><text:span text:style-name="T5">-радиометр</text:span><text:span text:style-name="T12">а</text:span><text:span text:style-name="T5"> МКС-AT6130</text:span>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32"><text:span text:style-name="T6">Д</text:span>озиметр-радиометр МКС-AT6130<text:span text:style-name="T6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34"><text:span text:style-name="T6">Плотность потока в </text:span><text:span text:style-name="T1">контроль-ной</text:span> точке <text:span text:style-name="T37"></text:span><text:span text:style-name="T13">0</text:span><text:span text:style-name="T14">i</text:span>,</text:p>
            <text:p text:style-name="P35"><text:s/>мин<text:span text:style-name="T38">-1</text:span>·см<text:span text:style-name="T38">-2</text:span></text:p>
          </table:table-cell>
          <table:table-cell table:style-name="b1.B2" table:number-rows-spanned="3" office:value-type="string">
            <text:p text:style-name="P36">Номер источ-ника</text:p>
          </table:table-cell>
          <table:table-cell table:style-name="b1.B2" table:number-columns-spanned="4" office:value-type="string">
            <text:p text:style-name="P33">Измерение плотности потока в контрольной <text:s/>точке, <text:span text:style-name="T30"></text:span><text:span text:style-name="T19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36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36"><text:span text:style-name="T26">θ</text:span><text:span text:style-name="T16">пр</text:span><text:span text:style-name="T17">i</text:span><text:span text:style-name="T6">,</text:span> %</text:p>
          </table:table-cell>
          <table:table-cell table:style-name="b1.B2" table:number-rows-spanned="3" office:value-type="string">
            <text:p text:style-name="P38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b1.I2" table:number-rows-spanned="3" office:value-type="string">
            <text:p text:style-name="P37"><text:span text:style-name="T23">Предел основной </text:span><text:span text:style-name="T6">относи-тельной</text:span> <text:span text:style-name="T1">погреш-ности</text:span>, </text:p>
            <text:p text:style-name="P37">%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b1.C3" table:number-rows-spanned="2" office:value-type="string">
            <text:p text:style-name="P27">Среднее значение, <text:span text:style-name="T31">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28"><text:span text:style-name="T39"></text:span><text:span text:style-name="T13">1</text:span></text:p>
          </table:table-cell>
          <table:table-cell table:style-name="b1.C4" office:value-type="string">
            <text:p text:style-name="P27"><text:span text:style-name="T40"></text:span><text:span text:style-name="T13">2</text:span></text:p>
          </table:table-cell>
          <table:table-cell table:style-name="b1.C4" office:value-type="string">
            <text:p text:style-name="P27"><text:span text:style-name="T40">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2"><text:span text:style-name="T24">β</text:span>1-90</text:p>
          </table:table-cell>
          <table:table-cell table:style-name="b1.C3" office:value-type="string">
            <text:p text:style-name="P12"><text:span text:style-name="T24">β</text:span>1-30</text:p>
          </table:table-cell>
          <table:table-cell table:style-name="b1.C3" office:value-type="string">
            <text:p text:style-name="P14"><text:span text:style-name="T27">β</text:span>1-60</text:p>
          </table:table-cell>
          <table:table-cell table:style-name="b1.C3" office:value-type="string">
            <text:p text:style-name="P14"><text:span text:style-name="T27">β</text:span>1-70</text:p>
          </table:table-cell>
          <table:table-cell table:style-name="b1.C3" office:value-type="string">
            <text:p text:style-name="P14"><text:span text:style-name="T27">β</text:span>1-80</text:p>
          </table:table-cell>
          <table:table-cell table:style-name="b1.C3" office:value-type="string">
            <text:p text:style-name="P15"><text:span text:style-name="T24">β</text:span>1-00</text:p>
          </table:table-cell>
          <table:table-cell table:style-name="b1.C3" office:value-type="string">
            <text:p text:style-name="P14"><text:span text:style-name="T27">β</text:span>1-10</text:p>
          </table:table-cell>
          <table:table-cell table:style-name="b1.C3" office:value-type="string">
            <text:p text:style-name="P14"><text:span text:style-name="T27">β</text:span>1-20</text:p>
          </table:table-cell>
          <table:table-cell table:style-name="b1.I5" table:number-rows-spanned="3" office:value-type="string">
            <text:p text:style-name="P13">±<text:span text:style-name="T1">20</text:span></text:p>
          </table:table-cell>
        </table:table-row>
        <table:table-row>
          <table:table-cell table:style-name="b1.A5" office:value-type="string">
            <text:p text:style-name="P12"><text:span text:style-name="T24">β</text:span>1-9<text:span text:style-name="T6">1</text:span></text:p>
          </table:table-cell>
          <table:table-cell table:style-name="b1.C3" office:value-type="string">
            <text:p text:style-name="P12"><text:span text:style-name="T24">β</text:span>1-3<text:span text:style-name="T6">1</text:span></text:p>
          </table:table-cell>
          <table:table-cell table:style-name="b1.C3" office:value-type="string">
            <text:p text:style-name="P14"><text:span text:style-name="T27">β</text:span>1-61</text:p>
          </table:table-cell>
          <table:table-cell table:style-name="b1.C3" office:value-type="string">
            <text:p text:style-name="P14"><text:span text:style-name="T27">β</text:span>1-71</text:p>
          </table:table-cell>
          <table:table-cell table:style-name="b1.C3" office:value-type="string">
            <text:p text:style-name="P14"><text:span text:style-name="T27">β</text:span>1-81</text:p>
          </table:table-cell>
          <table:table-cell table:style-name="b1.C3" office:value-type="string">
            <text:p text:style-name="P15"><text:span text:style-name="T24">β</text:span>1-01</text:p>
          </table:table-cell>
          <table:table-cell table:style-name="b1.C3" office:value-type="string">
            <text:p text:style-name="P14"><text:span text:style-name="T27">β</text:span>1-11</text:p>
          </table:table-cell>
          <table:table-cell table:style-name="b1.C3" office:value-type="string">
            <text:p text:style-name="P14"><text:span text:style-name="T27">β</text:span>1-21</text:p>
          </table:table-cell>
          <table:covered-table-cell/>
        </table:table-row>
        <table:table-row>
          <table:table-cell table:style-name="b1.A7" office:value-type="string">
            <text:p text:style-name="P12"><text:span text:style-name="T24">β</text:span>1-9<text:span text:style-name="T6">2</text:span></text:p>
          </table:table-cell>
          <table:table-cell table:style-name="b1.B7" office:value-type="string">
            <text:p text:style-name="P12"><text:span text:style-name="T24">β</text:span>1-3<text:span text:style-name="T6">2</text:span></text:p>
          </table:table-cell>
          <table:table-cell table:style-name="b1.B7" office:value-type="string">
            <text:p text:style-name="P14"><text:span text:style-name="T27">β</text:span>1-62</text:p>
          </table:table-cell>
          <table:table-cell table:style-name="b1.B7" office:value-type="string">
            <text:p text:style-name="P14"><text:span text:style-name="T27">β</text:span>1-72</text:p>
          </table:table-cell>
          <table:table-cell table:style-name="b1.B7" office:value-type="string">
            <text:p text:style-name="P14"><text:span text:style-name="T27">β</text:span>1-82</text:p>
          </table:table-cell>
          <table:table-cell table:style-name="b1.B7" office:value-type="string">
            <text:p text:style-name="P15"><text:span text:style-name="T24">β</text:span>1-02</text:p>
          </table:table-cell>
          <table:table-cell table:style-name="b1.B7" office:value-type="string">
            <text:p text:style-name="P14"><text:span text:style-name="T27">β</text:span>1-12</text:p>
          </table:table-cell>
          <table:table-cell table:style-name="b1.B7" office:value-type="string">
            <text:p text:style-name="P14"><text:span text:style-name="T27">β</text:span>1-22</text:p>
          </table:table-cell>
          <table:covered-table-cell/>
        </table:table-row>
      </table:table>
      <table:table table:name="b2" table:style-name="b2">
        <table:table-column table:style-name="b2.A"/>
        <table:table-column table:style-name="b2.B"/>
        <table:table-column table:style-name="b2.C" table:number-columns-repeated="6"/>
        <table:table-column table:style-name="b2.I"/>
        <table:table-row table:style-name="b2.1">
          <table:table-cell table:style-name="b2.A1" table:number-columns-spanned="9" office:value-type="string">
            <text:p text:style-name="P32"><text:span text:style-name="T6">Д</text:span>озиметр-радиометр МКС-AT6130<text:span text:style-name="T6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2.2">
          <table:table-cell table:style-name="b2.A2" table:number-rows-spanned="3" office:value-type="string">
            <text:p text:style-name="P34"><text:span text:style-name="T6">Плотность потока в </text:span><text:span text:style-name="T1">контроль-ной</text:span> точке <text:span text:style-name="T37"></text:span><text:span text:style-name="T13">0</text:span><text:span text:style-name="T14">i</text:span>,</text:p>
            <text:p text:style-name="P35"><text:s/>мин<text:span text:style-name="T38">-1</text:span>·см<text:span text:style-name="T38">-2</text:span></text:p>
          </table:table-cell>
          <table:table-cell table:style-name="b2.B2" table:number-rows-spanned="3" office:value-type="string">
            <text:p text:style-name="P36">Номер источ-ника</text:p>
          </table:table-cell>
          <table:table-cell table:style-name="b2.B2" table:number-columns-spanned="4" office:value-type="string">
            <text:p text:style-name="P33">Измерение плотности потока в контрольной <text:s/>точке, <text:span text:style-name="T30"></text:span><text:span text:style-name="T19">i</text:span></text:p>
          </table:table-cell>
          <table:covered-table-cell/>
          <table:covered-table-cell/>
          <table:covered-table-cell/>
          <table:table-cell table:style-name="b2.B2" table:number-rows-spanned="3" office:value-type="string">
            <text:p text:style-name="P36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36"><text:span text:style-name="T26">θ</text:span><text:span text:style-name="T16">пр</text:span><text:span text:style-name="T17">i</text:span><text:span text:style-name="T6">,</text:span> %</text:p>
          </table:table-cell>
          <table:table-cell table:style-name="b2.B2" table:number-rows-spanned="3" office:value-type="string">
            <text:p text:style-name="P38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b2.I2" table:number-rows-spanned="3" office:value-type="string">
            <text:p text:style-name="P37"><text:span text:style-name="T23">Предел основной </text:span><text:span text:style-name="T6">относи-тельной</text:span> <text:span text:style-name="T1">погреш-ности</text:span>, </text:p>
            <text:p text:style-name="P37">%</text:p>
          </table:table-cell>
        </table:table-row>
        <table:table-row table:style-name="b2.3">
          <table:covered-table-cell/>
          <table:covered-table-cell/>
          <table:table-cell table:style-name="b2.C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b2.C3" table:number-rows-spanned="2" office:value-type="string">
            <text:p text:style-name="P27">Среднее значение, <text:span text:style-name="T31">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b2.4">
          <table:covered-table-cell/>
          <table:covered-table-cell/>
          <table:table-cell table:style-name="b2.C4" office:value-type="string">
            <text:p text:style-name="P28"><text:span text:style-name="T39"></text:span><text:span text:style-name="T13">1</text:span></text:p>
          </table:table-cell>
          <table:table-cell table:style-name="b2.C4" office:value-type="string">
            <text:p text:style-name="P27"><text:span text:style-name="T40"></text:span><text:span text:style-name="T13">2</text:span></text:p>
          </table:table-cell>
          <table:table-cell table:style-name="b2.C4" office:value-type="string">
            <text:p text:style-name="P27"><text:span text:style-name="T40">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2.A5" office:value-type="string">
            <text:p text:style-name="P11">β2-90</text:p>
          </table:table-cell>
          <table:table-cell table:style-name="b2.C3" office:value-type="string">
            <text:p text:style-name="P11">β2-30</text:p>
          </table:table-cell>
          <table:table-cell table:style-name="b2.C3" office:value-type="string">
            <text:p text:style-name="P11">β2-60</text:p>
          </table:table-cell>
          <table:table-cell table:style-name="b2.C3" office:value-type="string">
            <text:p text:style-name="P11">β2-70</text:p>
          </table:table-cell>
          <table:table-cell table:style-name="b2.C3" office:value-type="string">
            <text:p text:style-name="P11">β2-80</text:p>
          </table:table-cell>
          <table:table-cell table:style-name="b2.C3" office:value-type="string">
            <text:p text:style-name="P11">β2-00</text:p>
          </table:table-cell>
          <table:table-cell table:style-name="b2.C3" office:value-type="string">
            <text:p text:style-name="P11">β2-10</text:p>
          </table:table-cell>
          <table:table-cell table:style-name="b2.C3" office:value-type="string">
            <text:p text:style-name="P11">β2-20</text:p>
          </table:table-cell>
          <table:table-cell table:style-name="b2.I5" table:number-rows-spanned="3" office:value-type="string">
            <text:p text:style-name="P13">±<text:span text:style-name="T1">20</text:span></text:p>
          </table:table-cell>
        </table:table-row>
        <table:table-row>
          <table:table-cell table:style-name="b2.A5" office:value-type="string">
            <text:p text:style-name="P11">β2-91</text:p>
          </table:table-cell>
          <table:table-cell table:style-name="b2.C3" office:value-type="string">
            <text:p text:style-name="P11">β2-31</text:p>
          </table:table-cell>
          <table:table-cell table:style-name="b2.C3" office:value-type="string">
            <text:p text:style-name="P11">β2-61</text:p>
          </table:table-cell>
          <table:table-cell table:style-name="b2.C3" office:value-type="string">
            <text:p text:style-name="P11">β2-71</text:p>
          </table:table-cell>
          <table:table-cell table:style-name="b2.C3" office:value-type="string">
            <text:p text:style-name="P11">β2-81</text:p>
          </table:table-cell>
          <table:table-cell table:style-name="b2.C3" office:value-type="string">
            <text:p text:style-name="P11">β2-01</text:p>
          </table:table-cell>
          <table:table-cell table:style-name="b2.C3" office:value-type="string">
            <text:p text:style-name="P11">β2-11</text:p>
          </table:table-cell>
          <table:table-cell table:style-name="b2.C3" office:value-type="string">
            <text:p text:style-name="P11">β2-21</text:p>
          </table:table-cell>
          <table:covered-table-cell/>
        </table:table-row>
        <table:table-row>
          <table:table-cell table:style-name="b2.A7" office:value-type="string">
            <text:p text:style-name="P11">β2-92</text:p>
          </table:table-cell>
          <table:table-cell table:style-name="b2.B7" office:value-type="string">
            <text:p text:style-name="P11">β2-32</text:p>
          </table:table-cell>
          <table:table-cell table:style-name="b2.B7" office:value-type="string">
            <text:p text:style-name="P11">β2-62</text:p>
          </table:table-cell>
          <table:table-cell table:style-name="b2.B7" office:value-type="string">
            <text:p text:style-name="P11">β2-72</text:p>
          </table:table-cell>
          <table:table-cell table:style-name="b2.B7" office:value-type="string">
            <text:p text:style-name="P11">β2-82</text:p>
          </table:table-cell>
          <table:table-cell table:style-name="b2.B7" office:value-type="string">
            <text:p text:style-name="P11">β2-02</text:p>
          </table:table-cell>
          <table:table-cell table:style-name="b2.B7" office:value-type="string">
            <text:p text:style-name="P11">β2-12</text:p>
          </table:table-cell>
          <table:table-cell table:style-name="b2.B7" office:value-type="string">
            <text:p text:style-name="P11">β2-22</text:p>
          </table:table-cell>
          <table:covered-table-cell/>
        </table:table-row>
      </table:table>
      <table:table table:name="b3" table:style-name="b3">
        <table:table-column table:style-name="b3.A"/>
        <table:table-column table:style-name="b3.B"/>
        <table:table-column table:style-name="b3.C" table:number-columns-repeated="6"/>
        <table:table-column table:style-name="b3.I"/>
        <table:table-row table:style-name="b3.1">
          <table:table-cell table:style-name="b3.A1" table:number-columns-spanned="9" office:value-type="string">
            <text:p text:style-name="P32"><text:span text:style-name="T6">Д</text:span>озиметр-радиометр МКС-AT6130<text:span text:style-name="T6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3.2">
          <table:table-cell table:style-name="b3.A2" table:number-rows-spanned="3" office:value-type="string">
            <text:p text:style-name="P34"><text:span text:style-name="T6">Плотность потока в </text:span><text:span text:style-name="T1">контроль-ной</text:span> точке <text:span text:style-name="T37"></text:span><text:span text:style-name="T13">0</text:span><text:span text:style-name="T14">i</text:span>,</text:p>
            <text:p text:style-name="P35"><text:s/>мин<text:span text:style-name="T38">-1</text:span>·см<text:span text:style-name="T38">-2</text:span></text:p>
          </table:table-cell>
          <table:table-cell table:style-name="b3.B2" table:number-rows-spanned="3" office:value-type="string">
            <text:p text:style-name="P36">Номер источ-ника</text:p>
          </table:table-cell>
          <table:table-cell table:style-name="b3.B2" table:number-columns-spanned="4" office:value-type="string">
            <text:p text:style-name="P33">Измерение плотности потока в контрольной <text:s/>точке, <text:span text:style-name="T30"></text:span><text:span text:style-name="T19">i</text:span></text:p>
          </table:table-cell>
          <table:covered-table-cell/>
          <table:covered-table-cell/>
          <table:covered-table-cell/>
          <table:table-cell table:style-name="b3.B2" table:number-rows-spanned="3" office:value-type="string">
            <text:p text:style-name="P36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36"><text:span text:style-name="T26">θ</text:span><text:span text:style-name="T16">пр</text:span><text:span text:style-name="T17">i</text:span><text:span text:style-name="T6">,</text:span> %</text:p>
          </table:table-cell>
          <table:table-cell table:style-name="b3.B2" table:number-rows-spanned="3" office:value-type="string">
            <text:p text:style-name="P38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b3.I2" table:number-rows-spanned="3" office:value-type="string">
            <text:p text:style-name="P37"><text:span text:style-name="T23">Предел основной </text:span><text:span text:style-name="T6">относи-тельной</text:span> <text:span text:style-name="T1">погреш-ности</text:span>, </text:p>
            <text:p text:style-name="P37">%</text:p>
          </table:table-cell>
        </table:table-row>
        <table:table-row table:style-name="b3.3">
          <table:covered-table-cell/>
          <table:covered-table-cell/>
          <table:table-cell table:style-name="b3.C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b3.C3" table:number-rows-spanned="2" office:value-type="string">
            <text:p text:style-name="P27">Среднее значение, <text:span text:style-name="T31">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b3.4">
          <table:covered-table-cell/>
          <table:covered-table-cell/>
          <table:table-cell table:style-name="b3.C4" office:value-type="string">
            <text:p text:style-name="P28"><text:span text:style-name="T39"></text:span><text:span text:style-name="T13">1</text:span></text:p>
          </table:table-cell>
          <table:table-cell table:style-name="b3.C4" office:value-type="string">
            <text:p text:style-name="P27"><text:span text:style-name="T40"></text:span><text:span text:style-name="T13">2</text:span></text:p>
          </table:table-cell>
          <table:table-cell table:style-name="b3.C4" office:value-type="string">
            <text:p text:style-name="P27"><text:span text:style-name="T40">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3.A5" office:value-type="string">
            <text:p text:style-name="P11">β3-90</text:p>
          </table:table-cell>
          <table:table-cell table:style-name="b3.C3" office:value-type="string">
            <text:p text:style-name="P11">β3-30</text:p>
          </table:table-cell>
          <table:table-cell table:style-name="b3.C3" office:value-type="string">
            <text:p text:style-name="P11">β3-60</text:p>
          </table:table-cell>
          <table:table-cell table:style-name="b3.C3" office:value-type="string">
            <text:p text:style-name="P11">β3-70</text:p>
          </table:table-cell>
          <table:table-cell table:style-name="b3.C3" office:value-type="string">
            <text:p text:style-name="P11">β3-80</text:p>
          </table:table-cell>
          <table:table-cell table:style-name="b3.C3" office:value-type="string">
            <text:p text:style-name="P11">β3-00</text:p>
          </table:table-cell>
          <table:table-cell table:style-name="b3.C3" office:value-type="string">
            <text:p text:style-name="P11">β3-10</text:p>
          </table:table-cell>
          <table:table-cell table:style-name="b3.C3" office:value-type="string">
            <text:p text:style-name="P11">β3-20</text:p>
          </table:table-cell>
          <table:table-cell table:style-name="b3.I5" table:number-rows-spanned="3" office:value-type="string">
            <text:p text:style-name="P13">±<text:span text:style-name="T1">20</text:span></text:p>
          </table:table-cell>
        </table:table-row>
        <table:table-row>
          <table:table-cell table:style-name="b3.A5" office:value-type="string">
            <text:p text:style-name="P11">β3-91</text:p>
          </table:table-cell>
          <table:table-cell table:style-name="b3.C3" office:value-type="string">
            <text:p text:style-name="P11">β3-31</text:p>
          </table:table-cell>
          <table:table-cell table:style-name="b3.C3" office:value-type="string">
            <text:p text:style-name="P11">β3-61</text:p>
          </table:table-cell>
          <table:table-cell table:style-name="b3.C3" office:value-type="string">
            <text:p text:style-name="P11">β3-71</text:p>
          </table:table-cell>
          <table:table-cell table:style-name="b3.C3" office:value-type="string">
            <text:p text:style-name="P11">β3-81</text:p>
          </table:table-cell>
          <table:table-cell table:style-name="b3.C3" office:value-type="string">
            <text:p text:style-name="P11">β3-01</text:p>
          </table:table-cell>
          <table:table-cell table:style-name="b3.C3" office:value-type="string">
            <text:p text:style-name="P11">β3-11</text:p>
          </table:table-cell>
          <table:table-cell table:style-name="b3.C3" office:value-type="string">
            <text:p text:style-name="P11">β3-21</text:p>
          </table:table-cell>
          <table:covered-table-cell/>
        </table:table-row>
        <table:table-row>
          <table:table-cell table:style-name="b3.A7" office:value-type="string">
            <text:p text:style-name="P11">β3-92</text:p>
          </table:table-cell>
          <table:table-cell table:style-name="b3.B7" office:value-type="string">
            <text:p text:style-name="P11">β3-32</text:p>
          </table:table-cell>
          <table:table-cell table:style-name="b3.B7" office:value-type="string">
            <text:p text:style-name="P11">β3-62</text:p>
          </table:table-cell>
          <table:table-cell table:style-name="b3.B7" office:value-type="string">
            <text:p text:style-name="P11">β3-72</text:p>
          </table:table-cell>
          <table:table-cell table:style-name="b3.B7" office:value-type="string">
            <text:p text:style-name="P11">β3-82</text:p>
          </table:table-cell>
          <table:table-cell table:style-name="b3.B7" office:value-type="string">
            <text:p text:style-name="P11">β3-02</text:p>
          </table:table-cell>
          <table:table-cell table:style-name="b3.B7" office:value-type="string">
            <text:p text:style-name="P11">β3-12</text:p>
          </table:table-cell>
          <table:table-cell table:style-name="b3.B7" office:value-type="string">
            <text:p text:style-name="P11">β3-22</text:p>
          </table:table-cell>
          <table:covered-table-cell/>
        </table:table-row>
      </table:table>
      <table:table table:name="b4" table:style-name="b4">
        <table:table-column table:style-name="b4.A"/>
        <table:table-column table:style-name="b4.B"/>
        <table:table-column table:style-name="b4.C" table:number-columns-repeated="6"/>
        <table:table-column table:style-name="b4.I"/>
        <table:table-row table:style-name="b4.1">
          <table:table-cell table:style-name="b4.A1" table:number-columns-spanned="9" office:value-type="string">
            <text:p text:style-name="P32"><text:span text:style-name="T6">Д</text:span>озиметр-радиометр МКС-AT6130<text:span text:style-name="T6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4.2">
          <table:table-cell table:style-name="b4.A2" table:number-rows-spanned="3" office:value-type="string">
            <text:p text:style-name="P34"><text:span text:style-name="T6">Плотность потока в </text:span><text:span text:style-name="T1">контроль-ной</text:span> точке <text:span text:style-name="T37"></text:span><text:span text:style-name="T13">0</text:span><text:span text:style-name="T14">i</text:span>,</text:p>
            <text:p text:style-name="P35"><text:s/>мин<text:span text:style-name="T38">-1</text:span>·см<text:span text:style-name="T38">-2</text:span></text:p>
          </table:table-cell>
          <table:table-cell table:style-name="b4.B2" table:number-rows-spanned="3" office:value-type="string">
            <text:p text:style-name="P36">Номер источ-ника</text:p>
          </table:table-cell>
          <table:table-cell table:style-name="b4.B2" table:number-columns-spanned="4" office:value-type="string">
            <text:p text:style-name="P33">Измерение плотности потока в контрольной <text:s/>точке, <text:span text:style-name="T30"></text:span><text:span text:style-name="T19">i</text:span></text:p>
          </table:table-cell>
          <table:covered-table-cell/>
          <table:covered-table-cell/>
          <table:covered-table-cell/>
          <table:table-cell table:style-name="b4.B2" table:number-rows-spanned="3" office:value-type="string">
            <text:p text:style-name="P36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36"><text:span text:style-name="T26">θ</text:span><text:span text:style-name="T16">пр</text:span><text:span text:style-name="T17">i</text:span><text:span text:style-name="T6">,</text:span> %</text:p>
          </table:table-cell>
          <table:table-cell table:style-name="b4.B2" table:number-rows-spanned="3" office:value-type="string">
            <text:p text:style-name="P38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b4.I2" table:number-rows-spanned="3" office:value-type="string">
            <text:p text:style-name="P37"><text:span text:style-name="T23">Предел основной </text:span><text:span text:style-name="T6">относи-тельной</text:span> <text:span text:style-name="T1">погреш-ности</text:span>, </text:p>
            <text:p text:style-name="P37">%</text:p>
          </table:table-cell>
        </table:table-row>
        <table:table-row table:style-name="b4.3">
          <table:covered-table-cell/>
          <table:covered-table-cell/>
          <table:table-cell table:style-name="b4.C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b4.C3" table:number-rows-spanned="2" office:value-type="string">
            <text:p text:style-name="P27">Среднее значение, <text:span text:style-name="T31">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b4.4">
          <table:covered-table-cell/>
          <table:covered-table-cell/>
          <table:table-cell table:style-name="b4.C4" office:value-type="string">
            <text:p text:style-name="P28"><text:span text:style-name="T39"></text:span><text:span text:style-name="T13">1</text:span></text:p>
          </table:table-cell>
          <table:table-cell table:style-name="b4.C4" office:value-type="string">
            <text:p text:style-name="P27"><text:span text:style-name="T40"></text:span><text:span text:style-name="T13">2</text:span></text:p>
          </table:table-cell>
          <table:table-cell table:style-name="b4.C4" office:value-type="string">
            <text:p text:style-name="P27"><text:span text:style-name="T40">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4.A5" office:value-type="string">
            <text:p text:style-name="P11">β4-90</text:p>
          </table:table-cell>
          <table:table-cell table:style-name="b4.C3" office:value-type="string">
            <text:p text:style-name="P11">β4-30</text:p>
          </table:table-cell>
          <table:table-cell table:style-name="b4.C3" office:value-type="string">
            <text:p text:style-name="P11">β4-60</text:p>
          </table:table-cell>
          <table:table-cell table:style-name="b4.C3" office:value-type="string">
            <text:p text:style-name="P11">β4-70</text:p>
          </table:table-cell>
          <table:table-cell table:style-name="b4.C3" office:value-type="string">
            <text:p text:style-name="P11">β4-80</text:p>
          </table:table-cell>
          <table:table-cell table:style-name="b4.C3" office:value-type="string">
            <text:p text:style-name="P11">β4-00</text:p>
          </table:table-cell>
          <table:table-cell table:style-name="b4.C3" office:value-type="string">
            <text:p text:style-name="P11">β4-10</text:p>
          </table:table-cell>
          <table:table-cell table:style-name="b4.C3" office:value-type="string">
            <text:p text:style-name="P11">β4-20</text:p>
          </table:table-cell>
          <table:table-cell table:style-name="b4.I5" table:number-rows-spanned="3" office:value-type="string">
            <text:p text:style-name="P13">±<text:span text:style-name="T1">20</text:span></text:p>
          </table:table-cell>
        </table:table-row>
        <table:table-row>
          <table:table-cell table:style-name="b4.A5" office:value-type="string">
            <text:p text:style-name="P11">β4-91</text:p>
          </table:table-cell>
          <table:table-cell table:style-name="b4.C3" office:value-type="string">
            <text:p text:style-name="P11">β4-31</text:p>
          </table:table-cell>
          <table:table-cell table:style-name="b4.C3" office:value-type="string">
            <text:p text:style-name="P11">β4-61</text:p>
          </table:table-cell>
          <table:table-cell table:style-name="b4.C3" office:value-type="string">
            <text:p text:style-name="P11">β4-71</text:p>
          </table:table-cell>
          <table:table-cell table:style-name="b4.C3" office:value-type="string">
            <text:p text:style-name="P11">β4-81</text:p>
          </table:table-cell>
          <table:table-cell table:style-name="b4.C3" office:value-type="string">
            <text:p text:style-name="P11">β4-01</text:p>
          </table:table-cell>
          <table:table-cell table:style-name="b4.C3" office:value-type="string">
            <text:p text:style-name="P11">β4-11</text:p>
          </table:table-cell>
          <table:table-cell table:style-name="b4.C3" office:value-type="string">
            <text:p text:style-name="P11">β4-21</text:p>
          </table:table-cell>
          <table:covered-table-cell/>
        </table:table-row>
        <table:table-row>
          <table:table-cell table:style-name="b4.A7" office:value-type="string">
            <text:p text:style-name="P11">β4-92</text:p>
          </table:table-cell>
          <table:table-cell table:style-name="b4.B7" office:value-type="string">
            <text:p text:style-name="P11">β4-32</text:p>
          </table:table-cell>
          <table:table-cell table:style-name="b4.B7" office:value-type="string">
            <text:p text:style-name="P11">β4-62</text:p>
          </table:table-cell>
          <table:table-cell table:style-name="b4.B7" office:value-type="string">
            <text:p text:style-name="P11">β4-72</text:p>
          </table:table-cell>
          <table:table-cell table:style-name="b4.B7" office:value-type="string">
            <text:p text:style-name="P11">β4-82</text:p>
          </table:table-cell>
          <table:table-cell table:style-name="b4.B7" office:value-type="string">
            <text:p text:style-name="P11">β4-02</text:p>
          </table:table-cell>
          <table:table-cell table:style-name="b4.B7" office:value-type="string">
            <text:p text:style-name="P11">β4-12</text:p>
          </table:table-cell>
          <table:table-cell table:style-name="b4.B7" office:value-type="string">
            <text:p text:style-name="P11">β4-22</text:p>
          </table:table-cell>
          <table:covered-table-cell/>
        </table:table-row>
      </table:table>
      <table:table table:name="b5" table:style-name="b5">
        <table:table-column table:style-name="b5.A"/>
        <table:table-column table:style-name="b5.B"/>
        <table:table-column table:style-name="b5.C" table:number-columns-repeated="6"/>
        <table:table-column table:style-name="b5.I"/>
        <text:soft-page-break/>
        <table:table-row table:style-name="b5.1">
          <table:table-cell table:style-name="b5.A1" table:number-columns-spanned="9" office:value-type="string">
            <text:p text:style-name="P32"><text:span text:style-name="T6">Д</text:span>озиметр-радиометр МКС-AT6130<text:span text:style-name="T6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5.2">
          <table:table-cell table:style-name="b5.A2" table:number-rows-spanned="3" office:value-type="string">
            <text:p text:style-name="P34"><text:span text:style-name="T6">Плотность потока в </text:span><text:span text:style-name="T1">контроль-ной</text:span> точке <text:span text:style-name="T37"></text:span><text:span text:style-name="T13">0</text:span><text:span text:style-name="T14">i</text:span>,</text:p>
            <text:p text:style-name="P35"><text:s/>мин<text:span text:style-name="T38">-1</text:span>·см<text:span text:style-name="T38">-2</text:span></text:p>
          </table:table-cell>
          <table:table-cell table:style-name="b5.B2" table:number-rows-spanned="3" office:value-type="string">
            <text:p text:style-name="P36">Номер источ-ника</text:p>
          </table:table-cell>
          <table:table-cell table:style-name="b5.B2" table:number-columns-spanned="4" office:value-type="string">
            <text:p text:style-name="P33">Измерение плотности потока в контрольной <text:s/>точке, <text:span text:style-name="T30"></text:span><text:span text:style-name="T19">i</text:span></text:p>
          </table:table-cell>
          <table:covered-table-cell/>
          <table:covered-table-cell/>
          <table:covered-table-cell/>
          <table:table-cell table:style-name="b5.B2" table:number-rows-spanned="3" office:value-type="string">
            <text:p text:style-name="P36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36"><text:span text:style-name="T26">θ</text:span><text:span text:style-name="T16">пр</text:span><text:span text:style-name="T17">i</text:span><text:span text:style-name="T6">,</text:span> %</text:p>
          </table:table-cell>
          <table:table-cell table:style-name="b5.B2" table:number-rows-spanned="3" office:value-type="string">
            <text:p text:style-name="P38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b5.I2" table:number-rows-spanned="3" office:value-type="string">
            <text:p text:style-name="P37"><text:span text:style-name="T23">Предел основной </text:span><text:span text:style-name="T6">относи-тельной</text:span> <text:span text:style-name="T1">погреш-ности</text:span>, </text:p>
            <text:p text:style-name="P37">%</text:p>
          </table:table-cell>
        </table:table-row>
        <table:table-row table:style-name="b5.3">
          <table:covered-table-cell/>
          <table:covered-table-cell/>
          <table:table-cell table:style-name="b5.C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b5.C3" table:number-rows-spanned="2" office:value-type="string">
            <text:p text:style-name="P27">Среднее значение, <text:span text:style-name="T31">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b5.4">
          <table:covered-table-cell/>
          <table:covered-table-cell/>
          <table:table-cell table:style-name="b5.C4" office:value-type="string">
            <text:p text:style-name="P28"><text:span text:style-name="T39"></text:span><text:span text:style-name="T13">1</text:span></text:p>
          </table:table-cell>
          <table:table-cell table:style-name="b5.C4" office:value-type="string">
            <text:p text:style-name="P27"><text:span text:style-name="T40"></text:span><text:span text:style-name="T13">2</text:span></text:p>
          </table:table-cell>
          <table:table-cell table:style-name="b5.C4" office:value-type="string">
            <text:p text:style-name="P27"><text:span text:style-name="T40">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5.A5" office:value-type="string">
            <text:p text:style-name="P11">β5-90</text:p>
          </table:table-cell>
          <table:table-cell table:style-name="b5.C3" office:value-type="string">
            <text:p text:style-name="P11">β5-30</text:p>
          </table:table-cell>
          <table:table-cell table:style-name="b5.C3" office:value-type="string">
            <text:p text:style-name="P11">β5-60</text:p>
          </table:table-cell>
          <table:table-cell table:style-name="b5.C3" office:value-type="string">
            <text:p text:style-name="P11">β5-70</text:p>
          </table:table-cell>
          <table:table-cell table:style-name="b5.C3" office:value-type="string">
            <text:p text:style-name="P11">β5-80</text:p>
          </table:table-cell>
          <table:table-cell table:style-name="b5.C3" office:value-type="string">
            <text:p text:style-name="P11">β5-00</text:p>
          </table:table-cell>
          <table:table-cell table:style-name="b5.C3" office:value-type="string">
            <text:p text:style-name="P11">β5-10</text:p>
          </table:table-cell>
          <table:table-cell table:style-name="b5.C3" office:value-type="string">
            <text:p text:style-name="P11">β5-20</text:p>
          </table:table-cell>
          <table:table-cell table:style-name="b5.I5" table:number-rows-spanned="3" office:value-type="string">
            <text:p text:style-name="P13">±<text:span text:style-name="T1">20</text:span></text:p>
          </table:table-cell>
        </table:table-row>
        <table:table-row>
          <table:table-cell table:style-name="b5.A5" office:value-type="string">
            <text:p text:style-name="P11">β5-91</text:p>
          </table:table-cell>
          <table:table-cell table:style-name="b5.C3" office:value-type="string">
            <text:p text:style-name="P11">β5-31</text:p>
          </table:table-cell>
          <table:table-cell table:style-name="b5.C3" office:value-type="string">
            <text:p text:style-name="P11">β5-61</text:p>
          </table:table-cell>
          <table:table-cell table:style-name="b5.C3" office:value-type="string">
            <text:p text:style-name="P11">β5-71</text:p>
          </table:table-cell>
          <table:table-cell table:style-name="b5.C3" office:value-type="string">
            <text:p text:style-name="P11">β5-81</text:p>
          </table:table-cell>
          <table:table-cell table:style-name="b5.C3" office:value-type="string">
            <text:p text:style-name="P11">β5-01</text:p>
          </table:table-cell>
          <table:table-cell table:style-name="b5.C3" office:value-type="string">
            <text:p text:style-name="P11">β5-11</text:p>
          </table:table-cell>
          <table:table-cell table:style-name="b5.C3" office:value-type="string">
            <text:p text:style-name="P11">β5-21</text:p>
          </table:table-cell>
          <table:covered-table-cell/>
        </table:table-row>
        <table:table-row>
          <table:table-cell table:style-name="b5.A7" office:value-type="string">
            <text:p text:style-name="P11">β5-92</text:p>
          </table:table-cell>
          <table:table-cell table:style-name="b5.B7" office:value-type="string">
            <text:p text:style-name="P11">β5-32</text:p>
          </table:table-cell>
          <table:table-cell table:style-name="b5.B7" office:value-type="string">
            <text:p text:style-name="P11">β5-62</text:p>
          </table:table-cell>
          <table:table-cell table:style-name="b5.B7" office:value-type="string">
            <text:p text:style-name="P11">β5-72</text:p>
          </table:table-cell>
          <table:table-cell table:style-name="b5.B7" office:value-type="string">
            <text:p text:style-name="P11">β5-82</text:p>
          </table:table-cell>
          <table:table-cell table:style-name="b5.B7" office:value-type="string">
            <text:p text:style-name="P11">β5-02</text:p>
          </table:table-cell>
          <table:table-cell table:style-name="b5.B7" office:value-type="string">
            <text:p text:style-name="P11">β5-12</text:p>
          </table:table-cell>
          <table:table-cell table:style-name="b5.B7" office:value-type="string">
            <text:p text:style-name="P11">β5-22</text:p>
          </table:table-cell>
          <table:covered-table-cell/>
        </table:table-row>
      </table:table>
      <table:table table:name="b6" table:style-name="b6">
        <table:table-column table:style-name="b6.A"/>
        <table:table-column table:style-name="b6.B"/>
        <table:table-column table:style-name="b6.C" table:number-columns-repeated="6"/>
        <table:table-column table:style-name="b6.I"/>
        <table:table-row table:style-name="b6.1">
          <table:table-cell table:style-name="b6.A1" table:number-columns-spanned="9" office:value-type="string">
            <text:p text:style-name="P32"><text:span text:style-name="T6">Д</text:span>озиметр-радиометр МКС-AT6130<text:span text:style-name="T6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6.2">
          <table:table-cell table:style-name="b6.A2" table:number-rows-spanned="3" office:value-type="string">
            <text:p text:style-name="P34"><text:span text:style-name="T6">Плотность потока в </text:span><text:span text:style-name="T1">контроль-ной</text:span> точке <text:span text:style-name="T37"></text:span><text:span text:style-name="T13">0</text:span><text:span text:style-name="T14">i</text:span>,</text:p>
            <text:p text:style-name="P35"><text:s/>мин<text:span text:style-name="T38">-1</text:span>·см<text:span text:style-name="T38">-2</text:span></text:p>
          </table:table-cell>
          <table:table-cell table:style-name="b6.B2" table:number-rows-spanned="3" office:value-type="string">
            <text:p text:style-name="P36">Номер источ-ника</text:p>
          </table:table-cell>
          <table:table-cell table:style-name="b6.B2" table:number-columns-spanned="4" office:value-type="string">
            <text:p text:style-name="P33">Измерение плотности потока в контрольной <text:s/>точке, <text:span text:style-name="T30"></text:span><text:span text:style-name="T19">i</text:span></text:p>
          </table:table-cell>
          <table:covered-table-cell/>
          <table:covered-table-cell/>
          <table:covered-table-cell/>
          <table:table-cell table:style-name="b6.B2" table:number-rows-spanned="3" office:value-type="string">
            <text:p text:style-name="P36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36"><text:span text:style-name="T26">θ</text:span><text:span text:style-name="T16">пр</text:span><text:span text:style-name="T17">i</text:span><text:span text:style-name="T6">,</text:span> %</text:p>
          </table:table-cell>
          <table:table-cell table:style-name="b6.B2" table:number-rows-spanned="3" office:value-type="string">
            <text:p text:style-name="P38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b6.I2" table:number-rows-spanned="3" office:value-type="string">
            <text:p text:style-name="P37"><text:span text:style-name="T23">Предел основной </text:span><text:span text:style-name="T6">относи-тельной</text:span> <text:span text:style-name="T1">погреш-ности</text:span>, </text:p>
            <text:p text:style-name="P37">%</text:p>
          </table:table-cell>
        </table:table-row>
        <table:table-row table:style-name="b6.3">
          <table:covered-table-cell/>
          <table:covered-table-cell/>
          <table:table-cell table:style-name="b6.C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b6.C3" table:number-rows-spanned="2" office:value-type="string">
            <text:p text:style-name="P27">Среднее значение, <text:span text:style-name="T31">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b6.4">
          <table:covered-table-cell/>
          <table:covered-table-cell/>
          <table:table-cell table:style-name="b6.C4" office:value-type="string">
            <text:p text:style-name="P28"><text:span text:style-name="T39"></text:span><text:span text:style-name="T13">1</text:span></text:p>
          </table:table-cell>
          <table:table-cell table:style-name="b6.C4" office:value-type="string">
            <text:p text:style-name="P27"><text:span text:style-name="T40"></text:span><text:span text:style-name="T13">2</text:span></text:p>
          </table:table-cell>
          <table:table-cell table:style-name="b6.C4" office:value-type="string">
            <text:p text:style-name="P27"><text:span text:style-name="T40">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6.A5" office:value-type="string">
            <text:p text:style-name="P11">β6-90</text:p>
          </table:table-cell>
          <table:table-cell table:style-name="b6.C3" office:value-type="string">
            <text:p text:style-name="P11">β6-30</text:p>
          </table:table-cell>
          <table:table-cell table:style-name="b6.C3" office:value-type="string">
            <text:p text:style-name="P11">β6-60</text:p>
          </table:table-cell>
          <table:table-cell table:style-name="b6.C3" office:value-type="string">
            <text:p text:style-name="P11">β6-70</text:p>
          </table:table-cell>
          <table:table-cell table:style-name="b6.C3" office:value-type="string">
            <text:p text:style-name="P11">β6-80</text:p>
          </table:table-cell>
          <table:table-cell table:style-name="b6.C3" office:value-type="string">
            <text:p text:style-name="P11">β6-00</text:p>
          </table:table-cell>
          <table:table-cell table:style-name="b6.C3" office:value-type="string">
            <text:p text:style-name="P11">β6-10</text:p>
          </table:table-cell>
          <table:table-cell table:style-name="b6.C3" office:value-type="string">
            <text:p text:style-name="P11">β6-20</text:p>
          </table:table-cell>
          <table:table-cell table:style-name="b6.I5" table:number-rows-spanned="3" office:value-type="string">
            <text:p text:style-name="P13">±<text:span text:style-name="T1">20</text:span></text:p>
          </table:table-cell>
        </table:table-row>
        <table:table-row>
          <table:table-cell table:style-name="b6.A5" office:value-type="string">
            <text:p text:style-name="P11">β6-91</text:p>
          </table:table-cell>
          <table:table-cell table:style-name="b6.C3" office:value-type="string">
            <text:p text:style-name="P11">β6-31</text:p>
          </table:table-cell>
          <table:table-cell table:style-name="b6.C3" office:value-type="string">
            <text:p text:style-name="P11">β6-61</text:p>
          </table:table-cell>
          <table:table-cell table:style-name="b6.C3" office:value-type="string">
            <text:p text:style-name="P11">β6-71</text:p>
          </table:table-cell>
          <table:table-cell table:style-name="b6.C3" office:value-type="string">
            <text:p text:style-name="P11">β6-81</text:p>
          </table:table-cell>
          <table:table-cell table:style-name="b6.C3" office:value-type="string">
            <text:p text:style-name="P11">β6-01</text:p>
          </table:table-cell>
          <table:table-cell table:style-name="b6.C3" office:value-type="string">
            <text:p text:style-name="P11">β6-11</text:p>
          </table:table-cell>
          <table:table-cell table:style-name="b6.C3" office:value-type="string">
            <text:p text:style-name="P11">β6-21</text:p>
          </table:table-cell>
          <table:covered-table-cell/>
        </table:table-row>
        <table:table-row>
          <table:table-cell table:style-name="b6.A7" office:value-type="string">
            <text:p text:style-name="P11">β6-92</text:p>
          </table:table-cell>
          <table:table-cell table:style-name="b6.B7" office:value-type="string">
            <text:p text:style-name="P11">β6-32</text:p>
          </table:table-cell>
          <table:table-cell table:style-name="b6.B7" office:value-type="string">
            <text:p text:style-name="P11">β6-62</text:p>
          </table:table-cell>
          <table:table-cell table:style-name="b6.B7" office:value-type="string">
            <text:p text:style-name="P11">β6-72</text:p>
          </table:table-cell>
          <table:table-cell table:style-name="b6.B7" office:value-type="string">
            <text:p text:style-name="P11">β6-82</text:p>
          </table:table-cell>
          <table:table-cell table:style-name="b6.B7" office:value-type="string">
            <text:p text:style-name="P11">β6-02</text:p>
          </table:table-cell>
          <table:table-cell table:style-name="b6.B7" office:value-type="string">
            <text:p text:style-name="P11">β6-12</text:p>
          </table:table-cell>
          <table:table-cell table:style-name="b6.B7" office:value-type="string">
            <text:p text:style-name="P11">β6-22</text:p>
          </table:table-cell>
          <table:covered-table-cell/>
        </table:table-row>
      </table:table>
      <table:table table:name="b7" table:style-name="b7">
        <table:table-column table:style-name="b7.A"/>
        <table:table-column table:style-name="b7.B"/>
        <table:table-column table:style-name="b7.C" table:number-columns-repeated="6"/>
        <table:table-column table:style-name="b7.I"/>
        <table:table-row table:style-name="b7.1">
          <table:table-cell table:style-name="b7.A1" table:number-columns-spanned="9" office:value-type="string">
            <text:p text:style-name="P32"><text:span text:style-name="T6">Д</text:span>озиметр-радиометр МКС-AT6130<text:span text:style-name="T6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7.2">
          <table:table-cell table:style-name="b7.A2" table:number-rows-spanned="3" office:value-type="string">
            <text:p text:style-name="P34"><text:span text:style-name="T6">Плотность потока в </text:span><text:span text:style-name="T1">контроль-ной</text:span> точке <text:span text:style-name="T37"></text:span><text:span text:style-name="T13">0</text:span><text:span text:style-name="T14">i</text:span>,</text:p>
            <text:p text:style-name="P35"><text:s/>мин<text:span text:style-name="T38">-1</text:span>·см<text:span text:style-name="T38">-2</text:span></text:p>
          </table:table-cell>
          <table:table-cell table:style-name="b7.B2" table:number-rows-spanned="3" office:value-type="string">
            <text:p text:style-name="P36">Номер источ-ника</text:p>
          </table:table-cell>
          <table:table-cell table:style-name="b7.B2" table:number-columns-spanned="4" office:value-type="string">
            <text:p text:style-name="P33">Измерение плотности потока в контрольной <text:s/>точке, <text:span text:style-name="T30"></text:span><text:span text:style-name="T19">i</text:span></text:p>
          </table:table-cell>
          <table:covered-table-cell/>
          <table:covered-table-cell/>
          <table:covered-table-cell/>
          <table:table-cell table:style-name="b7.B2" table:number-rows-spanned="3" office:value-type="string">
            <text:p text:style-name="P36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36"><text:span text:style-name="T26">θ</text:span><text:span text:style-name="T16">пр</text:span><text:span text:style-name="T17">i</text:span><text:span text:style-name="T6">,</text:span> %</text:p>
          </table:table-cell>
          <table:table-cell table:style-name="b7.B2" table:number-rows-spanned="3" office:value-type="string">
            <text:p text:style-name="P38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b7.I2" table:number-rows-spanned="3" office:value-type="string">
            <text:p text:style-name="P37"><text:span text:style-name="T23">Предел основной </text:span><text:span text:style-name="T6">относи-тельной</text:span> <text:span text:style-name="T1">погреш-ности</text:span>, </text:p>
            <text:p text:style-name="P37">%</text:p>
          </table:table-cell>
        </table:table-row>
        <table:table-row table:style-name="b7.3">
          <table:covered-table-cell/>
          <table:covered-table-cell/>
          <table:table-cell table:style-name="b7.C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b7.C3" table:number-rows-spanned="2" office:value-type="string">
            <text:p text:style-name="P27">Среднее значение, <text:span text:style-name="T31">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b7.4">
          <table:covered-table-cell/>
          <table:covered-table-cell/>
          <table:table-cell table:style-name="b7.C4" office:value-type="string">
            <text:p text:style-name="P28"><text:span text:style-name="T39"></text:span><text:span text:style-name="T13">1</text:span></text:p>
          </table:table-cell>
          <table:table-cell table:style-name="b7.C4" office:value-type="string">
            <text:p text:style-name="P27"><text:span text:style-name="T40"></text:span><text:span text:style-name="T13">2</text:span></text:p>
          </table:table-cell>
          <table:table-cell table:style-name="b7.C4" office:value-type="string">
            <text:p text:style-name="P27"><text:span text:style-name="T40">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7.A5" office:value-type="string">
            <text:p text:style-name="P11">β7-90</text:p>
          </table:table-cell>
          <table:table-cell table:style-name="b7.C3" office:value-type="string">
            <text:p text:style-name="P11">β7-30</text:p>
          </table:table-cell>
          <table:table-cell table:style-name="b7.C3" office:value-type="string">
            <text:p text:style-name="P11">β7-60</text:p>
          </table:table-cell>
          <table:table-cell table:style-name="b7.C3" office:value-type="string">
            <text:p text:style-name="P11">β7-70</text:p>
          </table:table-cell>
          <table:table-cell table:style-name="b7.C3" office:value-type="string">
            <text:p text:style-name="P11">β7-80</text:p>
          </table:table-cell>
          <table:table-cell table:style-name="b7.C3" office:value-type="string">
            <text:p text:style-name="P11">β7-00</text:p>
          </table:table-cell>
          <table:table-cell table:style-name="b7.C3" office:value-type="string">
            <text:p text:style-name="P11">β7-10</text:p>
          </table:table-cell>
          <table:table-cell table:style-name="b7.C3" office:value-type="string">
            <text:p text:style-name="P11">β7-20</text:p>
          </table:table-cell>
          <table:table-cell table:style-name="b7.I5" table:number-rows-spanned="3" office:value-type="string">
            <text:p text:style-name="P13">±<text:span text:style-name="T1">20</text:span></text:p>
          </table:table-cell>
        </table:table-row>
        <table:table-row>
          <table:table-cell table:style-name="b7.A5" office:value-type="string">
            <text:p text:style-name="P11">β7-91</text:p>
          </table:table-cell>
          <table:table-cell table:style-name="b7.C3" office:value-type="string">
            <text:p text:style-name="P11">β7-31</text:p>
          </table:table-cell>
          <table:table-cell table:style-name="b7.C3" office:value-type="string">
            <text:p text:style-name="P11">β7-61</text:p>
          </table:table-cell>
          <table:table-cell table:style-name="b7.C3" office:value-type="string">
            <text:p text:style-name="P11">β7-71</text:p>
          </table:table-cell>
          <table:table-cell table:style-name="b7.C3" office:value-type="string">
            <text:p text:style-name="P11">β7-81</text:p>
          </table:table-cell>
          <table:table-cell table:style-name="b7.C3" office:value-type="string">
            <text:p text:style-name="P11">β7-01</text:p>
          </table:table-cell>
          <table:table-cell table:style-name="b7.C3" office:value-type="string">
            <text:p text:style-name="P11">β7-11</text:p>
          </table:table-cell>
          <table:table-cell table:style-name="b7.C3" office:value-type="string">
            <text:p text:style-name="P11">β7-21</text:p>
          </table:table-cell>
          <table:covered-table-cell/>
        </table:table-row>
        <table:table-row>
          <table:table-cell table:style-name="b7.A7" office:value-type="string">
            <text:p text:style-name="P11">β7-92</text:p>
          </table:table-cell>
          <table:table-cell table:style-name="b7.B7" office:value-type="string">
            <text:p text:style-name="P11">β7-32</text:p>
          </table:table-cell>
          <table:table-cell table:style-name="b7.B7" office:value-type="string">
            <text:p text:style-name="P11">β7-62</text:p>
          </table:table-cell>
          <table:table-cell table:style-name="b7.B7" office:value-type="string">
            <text:p text:style-name="P11">β7-72</text:p>
          </table:table-cell>
          <table:table-cell table:style-name="b7.B7" office:value-type="string">
            <text:p text:style-name="P11">β7-82</text:p>
          </table:table-cell>
          <table:table-cell table:style-name="b7.B7" office:value-type="string">
            <text:p text:style-name="P11">β7-02</text:p>
          </table:table-cell>
          <table:table-cell table:style-name="b7.B7" office:value-type="string">
            <text:p text:style-name="P11">β7-12</text:p>
          </table:table-cell>
          <table:table-cell table:style-name="b7.B7" office:value-type="string">
            <text:p text:style-name="P11">β7-22</text:p>
          </table:table-cell>
          <table:covered-table-cell/>
        </table:table-row>
      </table:table>
      <table:table table:name="b8" table:style-name="b8">
        <table:table-column table:style-name="b8.A"/>
        <table:table-column table:style-name="b8.B"/>
        <table:table-column table:style-name="b8.C" table:number-columns-repeated="6"/>
        <table:table-column table:style-name="b8.I"/>
        <table:table-row table:style-name="b8.1">
          <table:table-cell table:style-name="b8.A1" table:number-columns-spanned="9" office:value-type="string">
            <text:p text:style-name="P32"><text:span text:style-name="T6">Д</text:span>озиметр-радиометр МКС-AT6130<text:span text:style-name="T6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8.2">
          <table:table-cell table:style-name="b8.A2" table:number-rows-spanned="3" office:value-type="string">
            <text:p text:style-name="P34"><text:span text:style-name="T6">Плотность потока в </text:span><text:span text:style-name="T1">контроль-ной</text:span> точке <text:span text:style-name="T37"></text:span><text:span text:style-name="T13">0</text:span><text:span text:style-name="T14">i</text:span>,</text:p>
            <text:p text:style-name="P35"><text:s/>мин<text:span text:style-name="T38">-1</text:span>·см<text:span text:style-name="T38">-2</text:span></text:p>
          </table:table-cell>
          <table:table-cell table:style-name="b8.B2" table:number-rows-spanned="3" office:value-type="string">
            <text:p text:style-name="P36">Номер источ-ника</text:p>
          </table:table-cell>
          <table:table-cell table:style-name="b8.B2" table:number-columns-spanned="4" office:value-type="string">
            <text:p text:style-name="P33">Измерение плотности потока в контрольной <text:s/>точке, <text:span text:style-name="T30"></text:span><text:span text:style-name="T19">i</text:span></text:p>
          </table:table-cell>
          <table:covered-table-cell/>
          <table:covered-table-cell/>
          <table:covered-table-cell/>
          <table:table-cell table:style-name="b8.B2" table:number-rows-spanned="3" office:value-type="string">
            <text:p text:style-name="P36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36"><text:span text:style-name="T26">θ</text:span><text:span text:style-name="T16">пр</text:span><text:span text:style-name="T17">i</text:span><text:span text:style-name="T6">,</text:span> %</text:p>
          </table:table-cell>
          <table:table-cell table:style-name="b8.B2" table:number-rows-spanned="3" office:value-type="string">
            <text:p text:style-name="P38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b8.I2" table:number-rows-spanned="3" office:value-type="string">
            <text:p text:style-name="P37"><text:span text:style-name="T23">Предел основной </text:span><text:span text:style-name="T6">относи-тельной</text:span> <text:span text:style-name="T1">погреш-ности</text:span>, </text:p>
            <text:p text:style-name="P37">%</text:p>
          </table:table-cell>
        </table:table-row>
        <table:table-row table:style-name="b8.3">
          <table:covered-table-cell/>
          <table:covered-table-cell/>
          <table:table-cell table:style-name="b8.C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b8.C3" table:number-rows-spanned="2" office:value-type="string">
            <text:p text:style-name="P27">Среднее значение, <text:span text:style-name="T31">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b8.4">
          <table:covered-table-cell/>
          <table:covered-table-cell/>
          <table:table-cell table:style-name="b8.C4" office:value-type="string">
            <text:p text:style-name="P28"><text:span text:style-name="T39"></text:span><text:span text:style-name="T13">1</text:span></text:p>
          </table:table-cell>
          <table:table-cell table:style-name="b8.C4" office:value-type="string">
            <text:p text:style-name="P27"><text:span text:style-name="T40"></text:span><text:span text:style-name="T13">2</text:span></text:p>
          </table:table-cell>
          <table:table-cell table:style-name="b8.C4" office:value-type="string">
            <text:p text:style-name="P27"><text:span text:style-name="T40">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8.A5" office:value-type="string">
            <text:p text:style-name="P11">β8-90</text:p>
          </table:table-cell>
          <table:table-cell table:style-name="b8.C3" office:value-type="string">
            <text:p text:style-name="P11">β8-30</text:p>
          </table:table-cell>
          <table:table-cell table:style-name="b8.C3" office:value-type="string">
            <text:p text:style-name="P11">β8-60</text:p>
          </table:table-cell>
          <table:table-cell table:style-name="b8.C3" office:value-type="string">
            <text:p text:style-name="P11">β8-70</text:p>
          </table:table-cell>
          <table:table-cell table:style-name="b8.C3" office:value-type="string">
            <text:p text:style-name="P11">β8-80</text:p>
          </table:table-cell>
          <table:table-cell table:style-name="b8.C3" office:value-type="string">
            <text:p text:style-name="P11">β8-00</text:p>
          </table:table-cell>
          <table:table-cell table:style-name="b8.C3" office:value-type="string">
            <text:p text:style-name="P11">β8-10</text:p>
          </table:table-cell>
          <table:table-cell table:style-name="b8.C3" office:value-type="string">
            <text:p text:style-name="P11">β8-20</text:p>
          </table:table-cell>
          <table:table-cell table:style-name="b8.I5" table:number-rows-spanned="3" office:value-type="string">
            <text:p text:style-name="P13">±<text:span text:style-name="T1">20</text:span></text:p>
          </table:table-cell>
        </table:table-row>
        <table:table-row>
          <table:table-cell table:style-name="b8.A5" office:value-type="string">
            <text:p text:style-name="P11">β8-91</text:p>
          </table:table-cell>
          <table:table-cell table:style-name="b8.C3" office:value-type="string">
            <text:p text:style-name="P11">β8-31</text:p>
          </table:table-cell>
          <table:table-cell table:style-name="b8.C3" office:value-type="string">
            <text:p text:style-name="P11">β8-61</text:p>
          </table:table-cell>
          <table:table-cell table:style-name="b8.C3" office:value-type="string">
            <text:p text:style-name="P11">β8-71</text:p>
          </table:table-cell>
          <table:table-cell table:style-name="b8.C3" office:value-type="string">
            <text:p text:style-name="P11">β8-81</text:p>
          </table:table-cell>
          <table:table-cell table:style-name="b8.C3" office:value-type="string">
            <text:p text:style-name="P11">β8-01</text:p>
          </table:table-cell>
          <table:table-cell table:style-name="b8.C3" office:value-type="string">
            <text:p text:style-name="P11">β8-11</text:p>
          </table:table-cell>
          <table:table-cell table:style-name="b8.C3" office:value-type="string">
            <text:p text:style-name="P11">β8-21</text:p>
          </table:table-cell>
          <table:covered-table-cell/>
        </table:table-row>
        <table:table-row>
          <table:table-cell table:style-name="b8.A7" office:value-type="string">
            <text:p text:style-name="P11">β8-92</text:p>
          </table:table-cell>
          <table:table-cell table:style-name="b8.B7" office:value-type="string">
            <text:p text:style-name="P11">β8-32</text:p>
          </table:table-cell>
          <table:table-cell table:style-name="b8.B7" office:value-type="string">
            <text:p text:style-name="P11">β8-62</text:p>
          </table:table-cell>
          <table:table-cell table:style-name="b8.B7" office:value-type="string">
            <text:p text:style-name="P11">β8-72</text:p>
          </table:table-cell>
          <table:table-cell table:style-name="b8.B7" office:value-type="string">
            <text:p text:style-name="P11">β8-82</text:p>
          </table:table-cell>
          <table:table-cell table:style-name="b8.B7" office:value-type="string">
            <text:p text:style-name="P11">β8-02</text:p>
          </table:table-cell>
          <table:table-cell table:style-name="b8.B7" office:value-type="string">
            <text:p text:style-name="P11">β8-12</text:p>
          </table:table-cell>
          <table:table-cell table:style-name="b8.B7" office:value-type="string">
            <text:p text:style-name="P11">β8-22</text:p>
          </table:table-cell>
          <table:covered-table-cell/>
        </table:table-row>
      </table:table>
      <table:table table:name="b9" table:style-name="b9">
        <table:table-column table:style-name="b9.A"/>
        <table:table-column table:style-name="b9.B"/>
        <table:table-column table:style-name="b9.C" table:number-columns-repeated="6"/>
        <table:table-column table:style-name="b9.I"/>
        <text:soft-page-break/>
        <table:table-row table:style-name="b9.1">
          <table:table-cell table:style-name="b9.A1" table:number-columns-spanned="9" office:value-type="string">
            <text:p text:style-name="P32"><text:span text:style-name="T6">Д</text:span>озиметр-радиометр МКС-AT6130<text:span text:style-name="T6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9.2">
          <table:table-cell table:style-name="b9.A2" table:number-rows-spanned="3" office:value-type="string">
            <text:p text:style-name="P34"><text:span text:style-name="T6">Плотность потока в </text:span><text:span text:style-name="T1">контроль-ной</text:span> точке <text:span text:style-name="T37"></text:span><text:span text:style-name="T13">0</text:span><text:span text:style-name="T14">i</text:span>,</text:p>
            <text:p text:style-name="P35"><text:s/>мин<text:span text:style-name="T38">-1</text:span>·см<text:span text:style-name="T38">-2</text:span></text:p>
          </table:table-cell>
          <table:table-cell table:style-name="b9.B2" table:number-rows-spanned="3" office:value-type="string">
            <text:p text:style-name="P36">Номер источ-ника</text:p>
          </table:table-cell>
          <table:table-cell table:style-name="b9.B2" table:number-columns-spanned="4" office:value-type="string">
            <text:p text:style-name="P33">Измерение плотности потока в контрольной <text:s/>точке, <text:span text:style-name="T30"></text:span><text:span text:style-name="T19">i</text:span></text:p>
          </table:table-cell>
          <table:covered-table-cell/>
          <table:covered-table-cell/>
          <table:covered-table-cell/>
          <table:table-cell table:style-name="b9.B2" table:number-rows-spanned="3" office:value-type="string">
            <text:p text:style-name="P36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36"><text:span text:style-name="T26">θ</text:span><text:span text:style-name="T16">пр</text:span><text:span text:style-name="T17">i</text:span><text:span text:style-name="T6">,</text:span> %</text:p>
          </table:table-cell>
          <table:table-cell table:style-name="b9.B2" table:number-rows-spanned="3" office:value-type="string">
            <text:p text:style-name="P38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b9.I2" table:number-rows-spanned="3" office:value-type="string">
            <text:p text:style-name="P37"><text:span text:style-name="T23">Предел основной </text:span><text:span text:style-name="T6">относи-тельной</text:span> <text:span text:style-name="T1">погреш-ности</text:span>, </text:p>
            <text:p text:style-name="P37">%</text:p>
          </table:table-cell>
        </table:table-row>
        <table:table-row table:style-name="b9.3">
          <table:covered-table-cell/>
          <table:covered-table-cell/>
          <table:table-cell table:style-name="b9.C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b9.C3" table:number-rows-spanned="2" office:value-type="string">
            <text:p text:style-name="P27">Среднее значение, <text:span text:style-name="T31">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b9.4">
          <table:covered-table-cell/>
          <table:covered-table-cell/>
          <table:table-cell table:style-name="b9.C4" office:value-type="string">
            <text:p text:style-name="P28"><text:span text:style-name="T39"></text:span><text:span text:style-name="T13">1</text:span></text:p>
          </table:table-cell>
          <table:table-cell table:style-name="b9.C4" office:value-type="string">
            <text:p text:style-name="P27"><text:span text:style-name="T40"></text:span><text:span text:style-name="T13">2</text:span></text:p>
          </table:table-cell>
          <table:table-cell table:style-name="b9.C4" office:value-type="string">
            <text:p text:style-name="P27"><text:span text:style-name="T40">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9.A5" office:value-type="string">
            <text:p text:style-name="P11">β9-90</text:p>
          </table:table-cell>
          <table:table-cell table:style-name="b9.C3" office:value-type="string">
            <text:p text:style-name="P11">β9-30</text:p>
          </table:table-cell>
          <table:table-cell table:style-name="b9.C3" office:value-type="string">
            <text:p text:style-name="P11">β9-60</text:p>
          </table:table-cell>
          <table:table-cell table:style-name="b9.C3" office:value-type="string">
            <text:p text:style-name="P11">β9-70</text:p>
          </table:table-cell>
          <table:table-cell table:style-name="b9.C3" office:value-type="string">
            <text:p text:style-name="P11">β9-80</text:p>
          </table:table-cell>
          <table:table-cell table:style-name="b9.C3" office:value-type="string">
            <text:p text:style-name="P11">β9-00</text:p>
          </table:table-cell>
          <table:table-cell table:style-name="b9.C3" office:value-type="string">
            <text:p text:style-name="P11">β9-10</text:p>
          </table:table-cell>
          <table:table-cell table:style-name="b9.C3" office:value-type="string">
            <text:p text:style-name="P11">β9-20</text:p>
          </table:table-cell>
          <table:table-cell table:style-name="b9.I5" table:number-rows-spanned="3" office:value-type="string">
            <text:p text:style-name="P13">±<text:span text:style-name="T1">20</text:span></text:p>
          </table:table-cell>
        </table:table-row>
        <table:table-row>
          <table:table-cell table:style-name="b9.A5" office:value-type="string">
            <text:p text:style-name="P11">β9-91</text:p>
          </table:table-cell>
          <table:table-cell table:style-name="b9.C3" office:value-type="string">
            <text:p text:style-name="P11">β9-31</text:p>
          </table:table-cell>
          <table:table-cell table:style-name="b9.C3" office:value-type="string">
            <text:p text:style-name="P11">β9-61</text:p>
          </table:table-cell>
          <table:table-cell table:style-name="b9.C3" office:value-type="string">
            <text:p text:style-name="P11">β9-71</text:p>
          </table:table-cell>
          <table:table-cell table:style-name="b9.C3" office:value-type="string">
            <text:p text:style-name="P11">β9-81</text:p>
          </table:table-cell>
          <table:table-cell table:style-name="b9.C3" office:value-type="string">
            <text:p text:style-name="P11">β9-01</text:p>
          </table:table-cell>
          <table:table-cell table:style-name="b9.C3" office:value-type="string">
            <text:p text:style-name="P11">β9-11</text:p>
          </table:table-cell>
          <table:table-cell table:style-name="b9.C3" office:value-type="string">
            <text:p text:style-name="P11">β9-21</text:p>
          </table:table-cell>
          <table:covered-table-cell/>
        </table:table-row>
        <table:table-row>
          <table:table-cell table:style-name="b9.A7" office:value-type="string">
            <text:p text:style-name="P11">β9-92</text:p>
          </table:table-cell>
          <table:table-cell table:style-name="b9.B7" office:value-type="string">
            <text:p text:style-name="P11">β9-32</text:p>
          </table:table-cell>
          <table:table-cell table:style-name="b9.B7" office:value-type="string">
            <text:p text:style-name="P11">β9-62</text:p>
          </table:table-cell>
          <table:table-cell table:style-name="b9.B7" office:value-type="string">
            <text:p text:style-name="P11">β9-72</text:p>
          </table:table-cell>
          <table:table-cell table:style-name="b9.B7" office:value-type="string">
            <text:p text:style-name="P11">β9-82</text:p>
          </table:table-cell>
          <table:table-cell table:style-name="b9.B7" office:value-type="string">
            <text:p text:style-name="P11">β9-02</text:p>
          </table:table-cell>
          <table:table-cell table:style-name="b9.B7" office:value-type="string">
            <text:p text:style-name="P11">β9-12</text:p>
          </table:table-cell>
          <table:table-cell table:style-name="b9.B7" office:value-type="string">
            <text:p text:style-name="P11">β9-22</text:p>
          </table:table-cell>
          <table:covered-table-cell/>
        </table:table-row>
      </table:table>
      <table:table table:name="b10" table:style-name="b10">
        <table:table-column table:style-name="b10.A"/>
        <table:table-column table:style-name="b10.B"/>
        <table:table-column table:style-name="b10.C" table:number-columns-repeated="6"/>
        <table:table-column table:style-name="b10.I"/>
        <table:table-row table:style-name="b10.1">
          <table:table-cell table:style-name="b10.A1" table:number-columns-spanned="9" office:value-type="string">
            <text:p text:style-name="P32"><text:span text:style-name="T6">Д</text:span>озиметр-радиометр МКС-AT6130<text:span text:style-name="T6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0.2">
          <table:table-cell table:style-name="b10.A2" table:number-rows-spanned="3" office:value-type="string">
            <text:p text:style-name="P34"><text:span text:style-name="T6">Плотность потока в </text:span><text:span text:style-name="T1">контроль-ной</text:span> точке <text:span text:style-name="T37"></text:span><text:span text:style-name="T13">0</text:span><text:span text:style-name="T14">i</text:span>,</text:p>
            <text:p text:style-name="P35"><text:s/>мин<text:span text:style-name="T38">-1</text:span>·см<text:span text:style-name="T38">-2</text:span></text:p>
          </table:table-cell>
          <table:table-cell table:style-name="b10.B2" table:number-rows-spanned="3" office:value-type="string">
            <text:p text:style-name="P36">Номер источ-ника</text:p>
          </table:table-cell>
          <table:table-cell table:style-name="b10.B2" table:number-columns-spanned="4" office:value-type="string">
            <text:p text:style-name="P33">Измерение плотности потока в контрольной <text:s/>точке, <text:span text:style-name="T30"></text:span><text:span text:style-name="T19">i</text:span></text:p>
          </table:table-cell>
          <table:covered-table-cell/>
          <table:covered-table-cell/>
          <table:covered-table-cell/>
          <table:table-cell table:style-name="b10.B2" table:number-rows-spanned="3" office:value-type="string">
            <text:p text:style-name="P36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36"><text:span text:style-name="T26">θ</text:span><text:span text:style-name="T16">пр</text:span><text:span text:style-name="T17">i</text:span><text:span text:style-name="T6">,</text:span> %</text:p>
          </table:table-cell>
          <table:table-cell table:style-name="b10.B2" table:number-rows-spanned="3" office:value-type="string">
            <text:p text:style-name="P38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b10.I2" table:number-rows-spanned="3" office:value-type="string">
            <text:p text:style-name="P37"><text:span text:style-name="T23">Предел основной </text:span><text:span text:style-name="T6">относи-тельной</text:span> <text:span text:style-name="T1">погреш-ности</text:span>, </text:p>
            <text:p text:style-name="P37">%</text:p>
          </table:table-cell>
        </table:table-row>
        <table:table-row table:style-name="b10.3">
          <table:covered-table-cell/>
          <table:covered-table-cell/>
          <table:table-cell table:style-name="b10.C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b10.C3" table:number-rows-spanned="2" office:value-type="string">
            <text:p text:style-name="P27">Среднее значение, <text:span text:style-name="T31">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b10.4">
          <table:covered-table-cell/>
          <table:covered-table-cell/>
          <table:table-cell table:style-name="b10.C4" office:value-type="string">
            <text:p text:style-name="P28"><text:span text:style-name="T39"></text:span><text:span text:style-name="T13">1</text:span></text:p>
          </table:table-cell>
          <table:table-cell table:style-name="b10.C4" office:value-type="string">
            <text:p text:style-name="P27"><text:span text:style-name="T40"></text:span><text:span text:style-name="T13">2</text:span></text:p>
          </table:table-cell>
          <table:table-cell table:style-name="b10.C4" office:value-type="string">
            <text:p text:style-name="P27"><text:span text:style-name="T40">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0.A5" office:value-type="string">
            <text:p text:style-name="P11">β10-90</text:p>
          </table:table-cell>
          <table:table-cell table:style-name="b10.C3" office:value-type="string">
            <text:p text:style-name="P11">β10-30</text:p>
          </table:table-cell>
          <table:table-cell table:style-name="b10.C3" office:value-type="string">
            <text:p text:style-name="P11">β10-60</text:p>
          </table:table-cell>
          <table:table-cell table:style-name="b10.C3" office:value-type="string">
            <text:p text:style-name="P11">β10-70</text:p>
          </table:table-cell>
          <table:table-cell table:style-name="b10.C3" office:value-type="string">
            <text:p text:style-name="P11">β10-80</text:p>
          </table:table-cell>
          <table:table-cell table:style-name="b10.C3" office:value-type="string">
            <text:p text:style-name="P11">β10-00</text:p>
          </table:table-cell>
          <table:table-cell table:style-name="b10.C3" office:value-type="string">
            <text:p text:style-name="P11">β10-10</text:p>
          </table:table-cell>
          <table:table-cell table:style-name="b10.C3" office:value-type="string">
            <text:p text:style-name="P11">β10-20</text:p>
          </table:table-cell>
          <table:table-cell table:style-name="b10.I5" table:number-rows-spanned="3" office:value-type="string">
            <text:p text:style-name="P13">±<text:span text:style-name="T1">20</text:span></text:p>
          </table:table-cell>
        </table:table-row>
        <table:table-row>
          <table:table-cell table:style-name="b10.A5" office:value-type="string">
            <text:p text:style-name="P11">β10-91</text:p>
          </table:table-cell>
          <table:table-cell table:style-name="b10.C3" office:value-type="string">
            <text:p text:style-name="P11">β10-31</text:p>
          </table:table-cell>
          <table:table-cell table:style-name="b10.C3" office:value-type="string">
            <text:p text:style-name="P11">β10-61</text:p>
          </table:table-cell>
          <table:table-cell table:style-name="b10.C3" office:value-type="string">
            <text:p text:style-name="P11">β10-71</text:p>
          </table:table-cell>
          <table:table-cell table:style-name="b10.C3" office:value-type="string">
            <text:p text:style-name="P11">β10-81</text:p>
          </table:table-cell>
          <table:table-cell table:style-name="b10.C3" office:value-type="string">
            <text:p text:style-name="P11">β10-01</text:p>
          </table:table-cell>
          <table:table-cell table:style-name="b10.C3" office:value-type="string">
            <text:p text:style-name="P11">β10-11</text:p>
          </table:table-cell>
          <table:table-cell table:style-name="b10.C3" office:value-type="string">
            <text:p text:style-name="P11">β10-21</text:p>
          </table:table-cell>
          <table:covered-table-cell/>
        </table:table-row>
        <table:table-row>
          <table:table-cell table:style-name="b10.A7" office:value-type="string">
            <text:p text:style-name="P11">β10-92</text:p>
          </table:table-cell>
          <table:table-cell table:style-name="b10.B7" office:value-type="string">
            <text:p text:style-name="P11">β10-32</text:p>
          </table:table-cell>
          <table:table-cell table:style-name="b10.B7" office:value-type="string">
            <text:p text:style-name="P11">β10-62</text:p>
          </table:table-cell>
          <table:table-cell table:style-name="b10.B7" office:value-type="string">
            <text:p text:style-name="P11">β10-72</text:p>
          </table:table-cell>
          <table:table-cell table:style-name="b10.B7" office:value-type="string">
            <text:p text:style-name="P11">β10-82</text:p>
          </table:table-cell>
          <table:table-cell table:style-name="b10.B7" office:value-type="string">
            <text:p text:style-name="P11">β10-02</text:p>
          </table:table-cell>
          <table:table-cell table:style-name="b10.B7" office:value-type="string">
            <text:p text:style-name="P11">β10-12</text:p>
          </table:table-cell>
          <table:table-cell table:style-name="b10.B7" office:value-type="string">
            <text:p text:style-name="P11">β10-22</text:p>
          </table:table-cell>
          <table:covered-table-cell/>
        </table:table-row>
      </table:table>
      <text:p text:style-name="P3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8">Выводы:<text:tab/></text:p>
          </table:table-cell>
        </table:table-row>
        <table:table-row>
          <table:table-cell table:style-name="Таблица13.A1" office:value-type="string">
            <text:p text:style-name="P8"><text:tab/></text:p>
          </table:table-cell>
        </table:table-row>
        <table:table-row>
          <table:table-cell table:style-name="Таблица13.A1" office:value-type="string">
            <text:p text:style-name="P8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8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9">Поверитель<text:tab/></text:p>
          </table:table-cell>
        </table:table-row>
        <table:table-row>
          <table:table-cell table:style-name="Таблица13.A6" office:value-type="string">
            <text:p text:style-name="P9">Дата<text:tab/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 style:text-underline-style="solid" style:text-underline-width="auto" style:text-underline-color="font-color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52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</text:span><text:span text:style-name="MT2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24T15:51:20.15</dc:date>
    <meta:editing-duration>P3DT4H7M9S</meta:editing-duration>
    <meta:editing-cycles>326</meta:editing-cycles>
    <meta:generator>OpenOffice/4.1.6$Win32 OpenOffice.org_project/416m1$Build-9790</meta:generator>
    <meta:document-statistic meta:table-count="21" meta:image-count="0" meta:object-count="0" meta:page-count="7" meta:paragraph-count="1107" meta:word-count="1985" meta:character-count="12803"/>
  </office:meta>
</office:document-meta>
</file>